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DA84F49.gif"/>
  <manifest:file-entry manifest:media-type="image/png" manifest:full-path="Pictures/100000000000005000000010E1A9A15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, Lucidasans, 'Lucida Sans', 'Arial Unicode MS'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FreeSerif6" svg:font-family="FreeSerif" style:font-adornments="Normál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áblázat13" style:family="table">
      <style:table-properties style:width="18.593cm" fo:margin-left="-1.122cm" fo:margin-right="-0.75cm" table:align="margins" style:may-break-between-rows="true"/>
    </style:style>
    <style:style style:name="Táblázat13.A" style:family="table-column">
      <style:table-column-properties style:column-width="0.409cm" style:rel-column-width="1442*"/>
    </style:style>
    <style:style style:name="Táblázat13.B" style:family="table-column">
      <style:table-column-properties style:column-width="2.598cm" style:rel-column-width="9157*"/>
    </style:style>
    <style:style style:name="Táblázat13.C" style:family="table-column">
      <style:table-column-properties style:column-width="1.251cm" style:rel-column-width="4407*"/>
    </style:style>
    <style:style style:name="Táblázat13.D" style:family="table-column">
      <style:table-column-properties style:column-width="6.228cm" style:rel-column-width="21952*"/>
    </style:style>
    <style:style style:name="Táblázat13.E" style:family="table-column">
      <style:table-column-properties style:column-width="8.107cm" style:rel-column-width="28577*"/>
    </style:style>
    <style:style style:name="Táblázat13.1" style:family="table-row">
      <style:table-row-properties style:keep-together="false" fo:keep-together="always"/>
    </style:style>
    <style:style style:name="Táblázat13.A1" style:family="table-cell">
      <style:table-cell-properties style:vertical-align="middle" fo:background-color="#b3b3b3" fo:padding="0.097cm" fo:border="0.002cm solid #000000">
        <style:background-image/>
      </style:table-cell-properties>
    </style:style>
    <style:style style:name="Táblázat13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áblázat13.E2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3.A3" style:family="table-cell">
      <style:table-cell-properties style:vertical-align="middle" fo:background-color="#ff950e" fo:padding="0.097cm" fo:border-left="0.002cm solid #000000" fo:border-right="none" fo:border-top="none" fo:border-bottom="0.002cm solid #000000">
        <style:background-image/>
      </style:table-cell-properties>
    </style:style>
    <style:style style:name="Táblázat13.B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13.E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3.A8" style:family="table-cell">
      <style:table-cell-properties style:vertical-align="middle" fo:background-color="#b3b3b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4" style:family="table">
      <style:table-properties style:width="16.722cm" table:align="margins" style:may-break-between-rows="true"/>
    </style:style>
    <style:style style:name="Táblázat4.A" style:family="table-column">
      <style:table-column-properties style:column-width="0.679cm" style:rel-column-width="2659*"/>
    </style:style>
    <style:style style:name="Táblázat4.B" style:family="table-column">
      <style:table-column-properties style:column-width="2.942cm" style:rel-column-width="11534*"/>
    </style:style>
    <style:style style:name="Táblázat4.C" style:family="table-column">
      <style:table-column-properties style:column-width="1.658cm" style:rel-column-width="6495*"/>
    </style:style>
    <style:style style:name="Táblázat4.D" style:family="table-column">
      <style:table-column-properties style:column-width="3.574cm" style:rel-column-width="14003*"/>
    </style:style>
    <style:style style:name="Táblázat4.E" style:family="table-column">
      <style:table-column-properties style:column-width="7.87cm" style:rel-column-width="30844*"/>
    </style:style>
    <style:style style:name="Táblázat4.1" style:family="table-row">
      <style:table-row-properties style:keep-together="false" fo:keep-together="always"/>
    </style:style>
    <style:style style:name="Táblázat4.A1" style:family="table-cell">
      <style:table-cell-properties style:vertical-align="middle" fo:background-color="#ff66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4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4.E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áblázat7" style:family="table">
      <style:table-properties style:width="16.981cm" table:align="right" style:may-break-between-rows="false"/>
    </style:style>
    <style:style style:name="Táblázat7.A" style:family="table-column">
      <style:table-column-properties style:column-width="0.674cm"/>
    </style:style>
    <style:style style:name="Táblázat7.B" style:family="table-column">
      <style:table-column-properties style:column-width="3.657cm"/>
    </style:style>
    <style:style style:name="Táblázat7.C" style:family="table-column">
      <style:table-column-properties style:column-width="2.164cm"/>
    </style:style>
    <style:style style:name="Táblázat7.D" style:family="table-column">
      <style:table-column-properties style:column-width="3.799cm"/>
    </style:style>
    <style:style style:name="Táblázat7.E" style:family="table-column">
      <style:table-column-properties style:column-width="6.687cm"/>
    </style:style>
    <style:style style:name="Táblázat7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7.E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ázat7.A2" style:family="table-cell">
      <style:table-cell-properties style:vertical-align="middle" fo:background-color="#3deb3d" fo:padding="0.097cm" fo:border-left="0.002cm solid #000000" fo:border-right="none" fo:border-top="none" fo:border-bottom="0.002cm solid #000000">
        <style:background-image/>
      </style:table-cell-properties>
    </style:style>
    <style:style style:name="Táblázat7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7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2" style:family="table">
      <style:table-properties style:width="16.722cm" table:align="margins" style:may-break-between-rows="true"/>
    </style:style>
    <style:style style:name="Táblázat12.A" style:family="table-column">
      <style:table-column-properties style:column-width="0.679cm" style:rel-column-width="2659*"/>
    </style:style>
    <style:style style:name="Táblázat12.B" style:family="table-column">
      <style:table-column-properties style:column-width="3.18cm" style:rel-column-width="12466*"/>
    </style:style>
    <style:style style:name="Táblázat12.C" style:family="table-column">
      <style:table-column-properties style:column-width="1.561cm" style:rel-column-width="6120*"/>
    </style:style>
    <style:style style:name="Táblázat12.D" style:family="table-column">
      <style:table-column-properties style:column-width="3.641cm" style:rel-column-width="14268*"/>
    </style:style>
    <style:style style:name="Táblázat12.E" style:family="table-column">
      <style:table-column-properties style:column-width="7.661cm" style:rel-column-width="30022*"/>
    </style:style>
    <style:style style:name="Táblázat12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2.E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ázat12.A2" style:family="table-cell">
      <style:table-cell-properties style:vertical-align="middle" fo:background-color="#ff6633" fo:padding="0.097cm" fo:border-left="0.002cm solid #000000" fo:border-right="none" fo:border-top="none" fo:border-bottom="0.002cm solid #000000">
        <style:background-image/>
      </style:table-cell-properties>
    </style:style>
    <style:style style:name="Táblázat12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12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3" style:family="table" style:master-page-name="">
      <style:table-properties style:width="19.865cm" fo:margin-left="-1.727cm" fo:margin-right="-1.416cm" style:page-number="0" fo:break-before="auto" fo:break-after="auto" table:align="margins" style:may-break-between-rows="true"/>
    </style:style>
    <style:style style:name="Táblázat3.A" style:family="table-column">
      <style:table-column-properties style:column-width="0.631cm" style:rel-column-width="2083*"/>
    </style:style>
    <style:style style:name="Táblázat3.B" style:family="table-column">
      <style:table-column-properties style:column-width="3.297cm" style:rel-column-width="10875*"/>
    </style:style>
    <style:style style:name="Táblázat3.C" style:family="table-column">
      <style:table-column-properties style:column-width="1.466cm" style:rel-column-width="4835*"/>
    </style:style>
    <style:style style:name="Táblázat3.D" style:family="table-column">
      <style:table-column-properties style:column-width="3.969cm" style:rel-column-width="13093*"/>
    </style:style>
    <style:style style:name="Táblázat3.E" style:family="table-column">
      <style:table-column-properties style:column-width="10.502cm" style:rel-column-width="34649*"/>
    </style:style>
    <style:style style:name="Táblázat3.1" style:family="table-row">
      <style:table-row-properties style:keep-together="false" fo:keep-together="always"/>
    </style:style>
    <style:style style:name="Táblázat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3.E1" style:family="table-cell">
      <style:table-cell-properties fo:background-color="#e6e6e6" fo:padding="0.097cm" fo:border="0.002cm solid #000000">
        <style:background-image/>
      </style:table-cell-properties>
    </style:style>
    <style:style style:name="Táblázat3.A2" style:family="table-cell">
      <style:table-cell-properties style:vertical-align="middle" fo:background-color="#23ff23" fo:padding="0.097cm" fo:border-left="0.002cm solid #000000" fo:border-right="none" fo:border-top="none" fo:border-bottom="0.002cm solid #000000">
        <style:background-image/>
      </style:table-cell-properties>
    </style:style>
    <style:style style:name="Táblázat3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3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3.A9" style:family="table-cell">
      <style:table-cell-properties style:vertical-align="middle"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áblázat3.A12" style:family="table-cell">
      <style:table-cell-properties style:vertical-align="middle"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Táblázat3.A16" style:family="table-cell">
      <style:table-cell-properties style:vertical-align="middle"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Táblázat3.A18" style:family="table-cell">
      <style:table-cell-properties style:vertical-align="middle" fo:background-color="#ff6633" fo:padding="0.097cm" fo:border-left="0.002cm solid #000000" fo:border-right="none" fo:border-top="none" fo:border-bottom="0.002cm solid #000000">
        <style:background-image/>
      </style:table-cell-properties>
    </style:style>
    <style:style style:name="Táblázat14" style:family="table">
      <style:table-properties style:width="10.306cm" table:align="margins" style:may-break-between-rows="false"/>
    </style:style>
    <style:style style:name="Táblázat14.A" style:family="table-column">
      <style:table-column-properties style:column-width="2.021cm" style:rel-column-width="12850*"/>
    </style:style>
    <style:style style:name="Táblázat14.B" style:family="table-column">
      <style:table-column-properties style:column-width="1.281cm" style:rel-column-width="8144*"/>
    </style:style>
    <style:style style:name="Táblázat14.C" style:family="table-column">
      <style:table-column-properties style:column-width="1.277cm" style:rel-column-width="8121*"/>
    </style:style>
    <style:style style:name="Táblázat14.D" style:family="table-column">
      <style:table-column-properties style:column-width="1.914cm" style:rel-column-width="12165*"/>
    </style:style>
    <style:style style:name="Táblázat14.E" style:family="table-column">
      <style:table-column-properties style:column-width="1.912cm" style:rel-column-width="12154*"/>
    </style:style>
    <style:style style:name="Táblázat14.F" style:family="table-column">
      <style:table-column-properties style:column-width="1.903cm" style:rel-column-width="12101*"/>
    </style:style>
    <style:style style:name="Táblázat14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4.F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áblázat1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ázat14.C2" style:family="table-cell">
      <style:table-cell-properties style:vertical-align="middle"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áblázat14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áblázat11" style:family="table">
      <style:table-properties style:width="9.79cm" style:rel-width="95%" fo:margin-left="0.153cm" table:align="left" style:may-break-between-rows="false"/>
    </style:style>
    <style:style style:name="Táblázat11.A" style:family="table-column">
      <style:table-column-properties style:column-width="2.154cm" style:rel-column-width="909*"/>
    </style:style>
    <style:style style:name="Táblázat11.B" style:family="table-column">
      <style:table-column-properties style:column-width="3.822cm" style:rel-column-width="1614*"/>
    </style:style>
    <style:style style:name="Táblázat11.C" style:family="table-column">
      <style:table-column-properties style:column-width="3.814cm" style:rel-column-width="1610*"/>
    </style:style>
    <style:style style:name="Táblázat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1.B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1.C1" style:family="table-cell">
      <style:table-cell-properties fo:background-color="#e6e6e6" fo:padding="0.097cm" fo:border="0.002cm solid #000000">
        <style:background-image/>
      </style:table-cell-properties>
    </style:style>
    <style:style style:name="Táblázat1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áblázat11.B2" style:family="table-cell">
      <style:table-cell-properties fo:padding="0.097cm" fo:border-left="0.002cm solid #000000" fo:border-right="none" fo:border-top="none" fo:border-bottom="0.002cm solid #000000"/>
    </style:style>
    <style:style style:name="Táblázat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5" style:family="table">
      <style:table-properties style:width="16.669cm" fo:margin-left="0.032cm" fo:margin-right="0.021cm" table:align="margins" style:may-break-between-rows="false"/>
    </style:style>
    <style:style style:name="Táblázat5.A" style:family="table-column">
      <style:table-column-properties style:column-width="0.649cm" style:rel-column-width="2552*"/>
    </style:style>
    <style:style style:name="Táblázat5.B" style:family="table-column">
      <style:table-column-properties style:column-width="2.935cm" style:rel-column-width="11539*"/>
    </style:style>
    <style:style style:name="Táblázat5.C" style:family="table-column">
      <style:table-column-properties style:column-width="1.683cm" style:rel-column-width="6615*"/>
    </style:style>
    <style:style style:name="Táblázat5.D" style:family="table-column">
      <style:table-column-properties style:column-width="3.561cm" style:rel-column-width="14001*"/>
    </style:style>
    <style:style style:name="Táblázat5.E" style:family="table-column">
      <style:table-column-properties style:column-width="7.84cm" style:rel-column-width="30828*"/>
    </style:style>
    <style:style style:name="Táblázat5.A1" style:family="table-cell">
      <style:table-cell-properties style:vertical-align="middle" fo:background-color="#ff9966" fo:padding="0.097cm" fo:border="0.002cm solid #000000">
        <style:background-image/>
      </style:table-cell-properties>
    </style:style>
    <style:style style:name="Táblázat5.A2" style:family="table-cell">
      <style:table-cell-properties style:vertical-align="middle" fo:background-color="#ff66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5.B2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5.E2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áblázat5.A3" style:family="table-cell">
      <style:table-cell-properties style:vertical-align="middle" fo:background-color="#ff6633" fo:padding="0.097cm" fo:border-left="0.002cm solid #000000" fo:border-right="none" fo:border-top="none" fo:border-bottom="0.002cm solid #000000">
        <style:background-image/>
      </style:table-cell-properties>
    </style:style>
    <style:style style:name="Táblázat5.B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5.E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5.A4" style:family="table-cell">
      <style:table-cell-properties style:vertical-align="middle"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áblázat8" style:family="table">
      <style:table-properties style:width="16.722cm" table:align="margins" style:may-break-between-rows="true"/>
    </style:style>
    <style:style style:name="Táblázat8.A" style:family="table-column">
      <style:table-column-properties style:column-width="0.679cm" style:rel-column-width="2659*"/>
    </style:style>
    <style:style style:name="Táblázat8.B" style:family="table-column">
      <style:table-column-properties style:column-width="3.253cm" style:rel-column-width="12746*"/>
    </style:style>
    <style:style style:name="Táblázat8.C" style:family="table-column">
      <style:table-column-properties style:column-width="1.561cm" style:rel-column-width="6121*"/>
    </style:style>
    <style:style style:name="Táblázat8.D" style:family="table-column">
      <style:table-column-properties style:column-width="3.597cm" style:rel-column-width="14093*"/>
    </style:style>
    <style:style style:name="Táblázat8.E" style:family="table-column">
      <style:table-column-properties style:column-width="7.634cm" style:rel-column-width="29916*"/>
    </style:style>
    <style:style style:name="Táblázat8.1" style:family="table-row">
      <style:table-row-properties style:keep-together="false" fo:keep-together="always"/>
    </style:style>
    <style:style style:name="Táblázat8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8.E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ázat8.A2" style:family="table-cell">
      <style:table-cell-properties style:vertical-align="middle"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Táblázat8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8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9" style:family="table">
      <style:table-properties style:width="16.722cm" table:align="margins" style:may-break-between-rows="true"/>
    </style:style>
    <style:style style:name="Táblázat9.A" style:family="table-column">
      <style:table-column-properties style:column-width="0.679cm" style:rel-column-width="2659*"/>
    </style:style>
    <style:style style:name="Táblázat9.B" style:family="table-column">
      <style:table-column-properties style:column-width="3.253cm" style:rel-column-width="12746*"/>
    </style:style>
    <style:style style:name="Táblázat9.C" style:family="table-column">
      <style:table-column-properties style:column-width="1.561cm" style:rel-column-width="6121*"/>
    </style:style>
    <style:style style:name="Táblázat9.D" style:family="table-column">
      <style:table-column-properties style:column-width="3.597cm" style:rel-column-width="14093*"/>
    </style:style>
    <style:style style:name="Táblázat9.E" style:family="table-column">
      <style:table-column-properties style:column-width="7.634cm" style:rel-column-width="29916*"/>
    </style:style>
    <style:style style:name="Táblázat9.1" style:family="table-row">
      <style:table-row-properties style:keep-together="false" fo:keep-together="always"/>
    </style:style>
    <style:style style:name="Táblázat9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9.E1" style:family="table-cell">
      <style:table-cell-properties fo:background-color="#e6e6e6" fo:padding="0.097cm" fo:border="0.002cm solid #000000">
        <style:background-image/>
      </style:table-cell-properties>
    </style:style>
    <style:style style:name="Táblázat9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9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9.A10" style:family="table-cell">
      <style:table-cell-properties style:vertical-align="middle"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Táblázat10" style:family="table">
      <style:table-properties style:width="7.479cm" table:align="left" style:may-break-between-rows="false"/>
    </style:style>
    <style:style style:name="Táblázat10.A" style:family="table-column">
      <style:table-column-properties style:column-width="2.741cm"/>
    </style:style>
    <style:style style:name="Táblázat10.B" style:family="table-column">
      <style:table-column-properties style:column-width="2.367cm"/>
    </style:style>
    <style:style style:name="Táblázat10.C" style:family="table-column">
      <style:table-column-properties style:column-width="2.371cm"/>
    </style:style>
    <style:style style:name="Táblázat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0.C1" style:family="table-cell">
      <style:table-cell-properties fo:padding="0.097cm" fo:border="0.002cm solid #000000"/>
    </style:style>
    <style:style style:name="Táblázat10.A2" style:family="table-cell">
      <style:table-cell-properties fo:padding="0.097cm" fo:border-left="0.002cm solid #000000" fo:border-right="none" fo:border-top="none" fo:border-bottom="0.002cm solid #000000"/>
    </style:style>
    <style:style style:name="Táblázat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Általános_5f_fortélyok" style:display-name="Általános_fortélyok" style:family="table">
      <style:table-properties style:width="16.981cm" table:align="right" style:may-break-between-rows="false"/>
    </style:style>
    <style:style style:name="Általános_5f_fortélyok.A" style:display-name="Általános_fortélyok.A" style:family="table-column">
      <style:table-column-properties style:column-width="0.674cm"/>
    </style:style>
    <style:style style:name="Általános_5f_fortélyok.B" style:display-name="Általános_fortélyok.B" style:family="table-column">
      <style:table-column-properties style:column-width="3.657cm"/>
    </style:style>
    <style:style style:name="Általános_5f_fortélyok.C" style:display-name="Általános_fortélyok.C" style:family="table-column">
      <style:table-column-properties style:column-width="2.164cm"/>
    </style:style>
    <style:style style:name="Általános_5f_fortélyok.D" style:display-name="Általános_fortélyok.D" style:family="table-column">
      <style:table-column-properties style:column-width="3.799cm"/>
    </style:style>
    <style:style style:name="Általános_5f_fortélyok.E" style:display-name="Általános_fortélyok.E" style:family="table-column">
      <style:table-column-properties style:column-width="6.687cm"/>
    </style:style>
    <style:style style:name="Általános_5f_fortélyok.A1" style:display-name="Általános_fortélyok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Általános_5f_fortélyok.E1" style:display-name="Általános_fortélyok.E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Általános_5f_fortélyok.A2" style:display-name="Általános_fortélyok.A2" style:family="table-cell">
      <style:table-cell-properties style:vertical-align="middle" fo:background-color="#3deb3d" fo:padding="0.097cm" fo:border-left="0.002cm solid #000000" fo:border-right="none" fo:border-top="none" fo:border-bottom="0.002cm solid #000000">
        <style:background-image/>
      </style:table-cell-properties>
    </style:style>
    <style:style style:name="Általános_5f_fortélyok.B2" style:display-name="Általános_fortélyok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Általános_5f_fortélyok.E2" style:display-name="Általános_fortélyok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Általános_5f_fortélyok.E5" style:display-name="Általános_fortélyok.E5" style:family="table-cell">
      <style:table-cell-properties style:vertical-align="middle" fo:background-color="#ff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Általános_5f_fortélyok.A8" style:display-name="Általános_fortélyok.A8" style:family="table-cell">
      <style:table-cell-properties style:vertical-align="middle" fo:background-color="#ff6633" fo:padding="0.097cm" fo:border-left="0.002cm solid #000000" fo:border-right="none" fo:border-top="none" fo:border-bottom="0.002cm solid #000000">
        <style:background-image/>
      </style:table-cell-properties>
    </style:style>
    <style:style style:name="Táblázat23" style:family="table">
      <style:table-properties style:width="16.722cm" table:align="margins" style:may-break-between-rows="true"/>
    </style:style>
    <style:style style:name="Táblázat23.A" style:family="table-column">
      <style:table-column-properties style:column-width="0.679cm" style:rel-column-width="2659*"/>
    </style:style>
    <style:style style:name="Táblázat23.B" style:family="table-column">
      <style:table-column-properties style:column-width="3.18cm" style:rel-column-width="12466*"/>
    </style:style>
    <style:style style:name="Táblázat23.C" style:family="table-column">
      <style:table-column-properties style:column-width="1.561cm" style:rel-column-width="6120*"/>
    </style:style>
    <style:style style:name="Táblázat23.D" style:family="table-column">
      <style:table-column-properties style:column-width="3.641cm" style:rel-column-width="14268*"/>
    </style:style>
    <style:style style:name="Táblázat23.E" style:family="table-column">
      <style:table-column-properties style:column-width="7.661cm" style:rel-column-width="30022*"/>
    </style:style>
    <style:style style:name="Táblázat23.1" style:family="table-row">
      <style:table-row-properties style:keep-together="false" fo:keep-together="always"/>
    </style:style>
    <style:style style:name="Táblázat2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23.E1" style:family="table-cell">
      <style:table-cell-properties fo:background-color="#e6e6e6" fo:padding="0.097cm" fo:border="0.002cm solid #000000">
        <style:background-image/>
      </style:table-cell-properties>
    </style:style>
    <style:style style:name="Táblázat23.A2" style:family="table-cell">
      <style:table-cell-properties style:vertical-align="middle" fo:background-color="#ff6633" fo:padding="0.097cm" fo:border-left="0.002cm solid #000000" fo:border-right="none" fo:border-top="none" fo:border-bottom="0.002cm solid #000000">
        <style:background-image/>
      </style:table-cell-properties>
    </style:style>
    <style:style style:name="Táblázat23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23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23.A3" style:family="table-cell">
      <style:table-cell-properties style:vertical-align="middle" fo:background-color="#3deb3d" fo:padding="0.097cm" fo:border-left="0.002cm solid #000000" fo:border-right="none" fo:border-top="none" fo:border-bottom="0.002cm solid #000000">
        <style:background-image/>
      </style:table-cell-properties>
    </style:style>
    <style:style style:name="Táblázat23.A5" style:family="table-cell">
      <style:table-cell-properties style:vertical-align="middle"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Táblázat23.A6" style:family="table-cell">
      <style:table-cell-properties style:vertical-align="middle"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Szociális_5f_fortélyok" style:display-name="Szociális_fortélyok" style:family="table">
      <style:table-properties style:width="16.722cm" table:align="margins" style:may-break-between-rows="false"/>
    </style:style>
    <style:style style:name="Szociális_5f_fortélyok.A" style:display-name="Szociális_fortélyok.A" style:family="table-column">
      <style:table-column-properties style:column-width="0.452cm" style:rel-column-width="1768*"/>
    </style:style>
    <style:style style:name="Szociális_5f_fortélyok.B" style:display-name="Szociális_fortélyok.B" style:family="table-column">
      <style:table-column-properties style:column-width="3.806cm" style:rel-column-width="14921*"/>
    </style:style>
    <style:style style:name="Szociális_5f_fortélyok.C" style:display-name="Szociális_fortélyok.C" style:family="table-column">
      <style:table-column-properties style:column-width="2.247cm" style:rel-column-width="8807*"/>
    </style:style>
    <style:style style:name="Szociális_5f_fortélyok.D" style:display-name="Szociális_fortélyok.D" style:family="table-column">
      <style:table-column-properties style:column-width="3.127cm" style:rel-column-width="12255*"/>
    </style:style>
    <style:style style:name="Szociális_5f_fortélyok.E" style:display-name="Szociális_fortélyok.E" style:family="table-column">
      <style:table-column-properties style:column-width="7.089cm" style:rel-column-width="27784*"/>
    </style:style>
    <style:style style:name="Szociális_5f_fortélyok.A1" style:display-name="Szociális_fortélyok.A1" style:family="table-cell">
      <style:table-cell-properties style:vertical-align="middle" fo:background-color="#cccccc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Szociális_5f_fortélyok.E1" style:display-name="Szociális_fortélyok.E1" style:family="table-cell">
      <style:table-cell-properties style:vertical-align="middle" fo:background-color="#cccccc" fo:padding="0.101cm" fo:border="0.002cm solid #000000">
        <style:background-image/>
      </style:table-cell-properties>
    </style:style>
    <style:style style:name="Szociális_5f_fortélyok.A2" style:display-name="Szociális_fortélyok.A2" style:family="table-cell">
      <style:table-cell-properties style:vertical-align="middle" fo:background-color="#3deb3d" fo:padding-left="0.349cm" fo:padding-right="0.101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Szociális_5f_fortélyok.B2" style:display-name="Szociális_fortélyok.B2" style:family="table-cell">
      <style:table-cell-properties style:vertical-align="middle" fo:background-color="transparent" fo:padding-left="0.349cm" fo:padding-right="0.101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Szociális_5f_fortélyok.E2" style:display-name="Szociális_fortélyok.E2" style:family="table-cell">
      <style:table-cell-properties style:vertical-align="middle" fo:background-color="transparent" fo:padding-left="0.349cm" fo:padding-right="0.101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ábla3" style:family="table">
      <style:table-properties style:width="16.722cm" table:align="margins" style:may-break-between-rows="false"/>
    </style:style>
    <style:style style:name="Tábla3.A" style:family="table-column">
      <style:table-column-properties style:column-width="0.679cm" style:rel-column-width="2659*"/>
    </style:style>
    <style:style style:name="Tábla3.B" style:family="table-column">
      <style:table-column-properties style:column-width="3.253cm" style:rel-column-width="12746*"/>
    </style:style>
    <style:style style:name="Tábla3.C" style:family="table-column">
      <style:table-column-properties style:column-width="1.87cm" style:rel-column-width="7325*"/>
    </style:style>
    <style:style style:name="Tábla3.D" style:family="table-column">
      <style:table-column-properties style:column-width="3.688cm" style:rel-column-width="14453*"/>
    </style:style>
    <style:style style:name="Tábla3.E" style:family="table-column">
      <style:table-column-properties style:column-width="7.234cm" style:rel-column-width="28352*"/>
    </style:style>
    <style:style style:name="Tábla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a3.E1" style:family="table-cell">
      <style:table-cell-properties fo:background-color="#e6e6e6" fo:padding="0.097cm" fo:border="0.002cm solid #000000">
        <style:background-image/>
      </style:table-cell-properties>
    </style:style>
    <style:style style:name="Tábla3.A2" style:family="table-cell">
      <style:table-cell-properties style:vertical-align="middle" fo:background-color="#3deb3d" fo:padding="0.097cm" fo:border-left="0.002cm solid #000000" fo:border-right="none" fo:border-top="none" fo:border-bottom="0.002cm solid #000000">
        <style:background-image/>
      </style:table-cell-properties>
    </style:style>
    <style:style style:name="Tábla3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a3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a2" style:family="table">
      <style:table-properties style:width="16.722cm" table:align="margins" style:may-break-between-rows="false"/>
    </style:style>
    <style:style style:name="Tábla2.A" style:family="table-column">
      <style:table-column-properties style:column-width="0.679cm" style:rel-column-width="2659*"/>
    </style:style>
    <style:style style:name="Tábla2.B" style:family="table-column">
      <style:table-column-properties style:column-width="3.253cm" style:rel-column-width="12746*"/>
    </style:style>
    <style:style style:name="Tábla2.C" style:family="table-column">
      <style:table-column-properties style:column-width="1.87cm" style:rel-column-width="7325*"/>
    </style:style>
    <style:style style:name="Tábla2.D" style:family="table-column">
      <style:table-column-properties style:column-width="3.688cm" style:rel-column-width="14453*"/>
    </style:style>
    <style:style style:name="Tábla2.E" style:family="table-column">
      <style:table-column-properties style:column-width="7.234cm" style:rel-column-width="28352*"/>
    </style:style>
    <style:style style:name="Tábla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a2.E1" style:family="table-cell">
      <style:table-cell-properties fo:background-color="#e6e6e6" fo:padding="0.097cm" fo:border="0.002cm solid #000000">
        <style:background-image/>
      </style:table-cell-properties>
    </style:style>
    <style:style style:name="Tábla2.A2" style:family="table-cell">
      <style:table-cell-properties style:vertical-align="middle" fo:background-color="#3deb3d" fo:padding="0.097cm" fo:border-left="0.002cm solid #000000" fo:border-right="none" fo:border-top="none" fo:border-bottom="0.002cm solid #000000">
        <style:background-image/>
      </style:table-cell-properties>
    </style:style>
    <style:style style:name="Tábla2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a2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a2.A4" style:family="table-cell">
      <style:table-cell-properties style:vertical-align="middle"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Tábla4" style:family="table">
      <style:table-properties style:width="16.722cm" table:align="margins" style:may-break-between-rows="false"/>
    </style:style>
    <style:style style:name="Tábla4.A" style:family="table-column">
      <style:table-column-properties style:column-width="0.679cm" style:rel-column-width="2659*"/>
    </style:style>
    <style:style style:name="Tábla4.B" style:family="table-column">
      <style:table-column-properties style:column-width="3.253cm" style:rel-column-width="12746*"/>
    </style:style>
    <style:style style:name="Tábla4.C" style:family="table-column">
      <style:table-column-properties style:column-width="1.87cm" style:rel-column-width="7325*"/>
    </style:style>
    <style:style style:name="Tábla4.D" style:family="table-column">
      <style:table-column-properties style:column-width="3.688cm" style:rel-column-width="14453*"/>
    </style:style>
    <style:style style:name="Tábla4.E" style:family="table-column">
      <style:table-column-properties style:column-width="7.234cm" style:rel-column-width="28352*"/>
    </style:style>
    <style:style style:name="Tábla4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a4.E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ábla4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a4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8" style:family="table">
      <style:table-properties style:width="16.722cm" table:align="margins" style:may-break-between-rows="false"/>
    </style:style>
    <style:style style:name="Táblázat18.A" style:family="table-column">
      <style:table-column-properties style:column-width="0.679cm" style:rel-column-width="2659*"/>
    </style:style>
    <style:style style:name="Táblázat18.B" style:family="table-column">
      <style:table-column-properties style:column-width="3.253cm" style:rel-column-width="12746*"/>
    </style:style>
    <style:style style:name="Táblázat18.C" style:family="table-column">
      <style:table-column-properties style:column-width="1.87cm" style:rel-column-width="7325*"/>
    </style:style>
    <style:style style:name="Táblázat18.D" style:family="table-column">
      <style:table-column-properties style:column-width="3.688cm" style:rel-column-width="14453*"/>
    </style:style>
    <style:style style:name="Táblázat18.E" style:family="table-column">
      <style:table-column-properties style:column-width="7.234cm" style:rel-column-width="28352*"/>
    </style:style>
    <style:style style:name="Táblázat18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8.E1" style:family="table-cell">
      <style:table-cell-properties fo:background-color="#e6e6e6" fo:padding="0.097cm" fo:border="0.002cm solid #000000">
        <style:background-image/>
      </style:table-cell-properties>
    </style:style>
    <style:style style:name="Táblázat18.A2" style:family="table-cell">
      <style:table-cell-properties style:vertical-align="middle"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Táblázat18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18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9" style:family="table">
      <style:table-properties style:width="16.722cm" table:align="margins" style:may-break-between-rows="true"/>
    </style:style>
    <style:style style:name="Táblázat19.A" style:family="table-column">
      <style:table-column-properties style:column-width="0.679cm" style:rel-column-width="2659*"/>
    </style:style>
    <style:style style:name="Táblázat19.B" style:family="table-column">
      <style:table-column-properties style:column-width="3.253cm" style:rel-column-width="12746*"/>
    </style:style>
    <style:style style:name="Táblázat19.C" style:family="table-column">
      <style:table-column-properties style:column-width="1.87cm" style:rel-column-width="7325*"/>
    </style:style>
    <style:style style:name="Táblázat19.D" style:family="table-column">
      <style:table-column-properties style:column-width="3.688cm" style:rel-column-width="14453*"/>
    </style:style>
    <style:style style:name="Táblázat19.E" style:family="table-column">
      <style:table-column-properties style:column-width="7.234cm" style:rel-column-width="28352*"/>
    </style:style>
    <style:style style:name="Táblázat19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9.E1" style:family="table-cell">
      <style:table-cell-properties fo:background-color="#e6e6e6" fo:padding="0.097cm" fo:border="0.002cm solid #000000">
        <style:background-image/>
      </style:table-cell-properties>
    </style:style>
    <style:style style:name="Táblázat19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19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Nimbus Roman No9 L" style:font-name-asian="Sans Serif" style:font-name-complex="Tahoma"/>
    </style:style>
    <style:style style:name="P5" style:family="paragraph" style:parent-style-name="Text_20_body">
      <style:paragraph-properties fo:background-color="transparent">
        <style:background-image/>
      </style:paragraph-properties>
    </style:style>
    <style:style style:name="P6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style:text-line-through-style="none" fo:font-size="10pt" fo:font-style="normal" fo:background-color="transparent" style:font-size-asian="10pt" style:font-style-asian="normal" style:font-size-complex="10pt" style:font-style-complex="normal"/>
    </style:style>
    <style:style style:name="P7" style:family="paragraph" style:parent-style-name="_5b_RPG_5d__20_OK">
      <style:paragraph-properties fo:background-color="transparent">
        <style:background-image/>
      </style:paragraph-properties>
    </style:style>
    <style:style style:name="P8" style:family="paragraph" style:parent-style-name="_5b_RPG_5d__20_OK">
      <style:paragraph-properties fo:background-color="transparent">
        <style:background-image/>
      </style:paragraph-properties>
      <style:text-properties style:text-line-through-style="none"/>
    </style:style>
    <style:style style:name="P9" style:family="paragraph" style:parent-style-name="_5b_RPG_5d__20_OK">
      <style:paragraph-properties fo:background-color="transparent">
        <style:background-image/>
      </style:paragraph-properties>
      <style:text-properties style:text-line-through-style="none" fo:background-color="transparent"/>
    </style:style>
    <style:style style:name="P10" style:family="paragraph" style:parent-style-name="_5b_RPG_5d__20_OK">
      <style:paragraph-properties fo:text-align="start" style:justify-single-word="false" fo:background-color="transparent">
        <style:background-image/>
      </style:paragraph-properties>
    </style:style>
    <style:style style:name="P11" style:family="paragraph" style:parent-style-name="_5b_RPG_5d__20_Táblázattartalom_20_1">
      <style:paragraph-properties fo:background-color="transparent">
        <style:background-image/>
      </style:paragraph-properties>
      <style:text-properties style:text-line-through-style="none"/>
    </style:style>
    <style:style style:name="P12" style:family="paragraph" style:parent-style-name="Standard">
      <style:paragraph-properties fo:background-color="transparent">
        <style:background-image/>
      </style:paragraph-properties>
    </style:style>
    <style:style style:name="P13" style:family="paragraph" style:parent-style-name="_5b_RPG_5d__20_Nem_5f_kell">
      <style:paragraph-properties fo:text-align="start" style:justify-single-word="false" fo:background-color="transparent">
        <style:background-image/>
      </style:paragraph-properties>
      <style:text-properties style:use-window-font-color="true" fo:background-color="transparent"/>
    </style:style>
    <style:style style:name="P14" style:family="paragraph" style:parent-style-name="Text_20_body">
      <style:paragraph-properties fo:break-before="page" fo:background-color="#ff0000">
        <style:background-image/>
      </style:paragraph-properties>
    </style:style>
    <style:style style:name="P15" style:family="paragraph" style:parent-style-name="Text_20_body">
      <style:paragraph-properties fo:break-before="page"/>
    </style:style>
    <style:style style:name="P16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17" style:family="paragraph" style:parent-style-name="Text_20_body">
      <style:paragraph-properties fo:text-align="center" style:justify-single-word="false"/>
      <style:text-properties fo:font-size="9pt" fo:font-style="normal" style:font-size-asian="9pt" style:font-style-asian="normal" style:font-size-complex="9pt" style:font-style-complex="normal"/>
    </style:style>
    <style:style style:name="P18" style:family="paragraph" style:parent-style-name="Text_20_body">
      <style:text-properties fo:color="#ffffff"/>
    </style:style>
    <style:style style:name="P19" style:family="paragraph" style:parent-style-name="Text_20_body">
      <style:paragraph-properties fo:background-color="#ff0000">
        <style:background-image/>
      </style:paragraph-properties>
    </style:style>
    <style:style style:name="P20" style:family="paragraph" style:parent-style-name="_5b_RPG_5d__20_Táblázattartalom_20_1">
      <style:text-properties style:text-line-through-style="solid" style:text-line-through-width="bold" fo:background-color="transparent"/>
    </style:style>
    <style:style style:name="P21" style:family="paragraph" style:parent-style-name="_5b_RPG_5d__20_Táblázattartalom_20_1">
      <style:paragraph-properties fo:text-align="center" style:justify-single-word="false"/>
      <style:text-properties style:text-line-through-style="solid" style:text-line-through-width="bold" fo:background-color="transparent"/>
    </style:style>
    <style:style style:name="P22" style:family="paragraph" style:parent-style-name="_5b_RPG_5d__20_Táblázattartalom_20_1">
      <style:text-properties style:text-line-through-style="solid" style:text-line-through-width="bold" fo:background-color="#ffcc99"/>
    </style:style>
    <style:style style:name="P23" style:family="paragraph" style:parent-style-name="_5b_RPG_5d__20_Táblázattartalom_20_1">
      <style:text-properties style:text-line-through-style="solid" style:text-line-through-width="bold" fo:background-color="#ff0000"/>
    </style:style>
    <style:style style:name="P24" style:family="paragraph" style:parent-style-name="_5b_RPG_5d__20_Táblázattartalom_20_1">
      <style:text-properties style:text-line-through-style="none"/>
    </style:style>
    <style:style style:name="P25" style:family="paragraph" style:parent-style-name="_5b_RPG_5d__20_Táblázattartalom_20_1">
      <style:text-properties style:text-line-through-style="none" fo:background-color="#ff0000"/>
    </style:style>
    <style:style style:name="P26" style:family="paragraph" style:parent-style-name="_5b_RPG_5d__20_Táblázattartalom_20_1">
      <style:paragraph-properties fo:text-align="center" style:justify-single-word="false"/>
      <style:text-properties style:text-line-through-style="none"/>
    </style:style>
    <style:style style:name="P27" style:family="paragraph" style:parent-style-name="_5b_RPG_5d__20_Táblázattartalom_20_1">
      <style:text-properties style:text-line-through-style="none" fo:background-color="transparent"/>
    </style:style>
    <style:style style:name="P28" style:family="paragraph" style:parent-style-name="_5b_RPG_5d__20_Táblázattartalom_20_1">
      <style:paragraph-properties fo:text-align="start" style:justify-single-word="false"/>
      <style:text-properties style:text-line-through-style="none" fo:background-color="transparent"/>
    </style:style>
    <style:style style:name="P29" style:family="paragraph" style:parent-style-name="_5b_RPG_5d__20_Táblázattartalom_20_1">
      <style:paragraph-properties fo:text-align="center" style:justify-single-word="false"/>
      <style:text-properties style:text-line-through-style="none" fo:background-color="transparent"/>
    </style:style>
    <style:style style:name="P30" style:family="paragraph" style:parent-style-name="_5b_RPG_5d__20_Táblázattartalom_20_1">
      <style:text-properties style:text-line-through-style="none" fo:font-weight="normal" fo:background-color="transparent" style:font-weight-asian="normal" style:font-weight-complex="normal"/>
    </style:style>
    <style:style style:name="P31" style:family="paragraph" style:parent-style-name="_5b_RPG_5d__20_Táblázattartalom_20_1">
      <style:paragraph-properties fo:text-align="center" style:justify-single-word="false"/>
      <style:text-properties style:text-line-through-style="none" fo:font-weight="normal" fo:background-color="transparent" style:font-weight-asian="normal" style:font-weight-complex="normal"/>
    </style:style>
    <style:style style:name="P32" style:family="paragraph" style:parent-style-name="_5b_RPG_5d__20_Táblázattartalom_20_1">
      <style:text-properties style:text-line-through-style="none" fo:font-weight="normal" fo:background-color="#ff0000" style:font-weight-asian="normal" style:font-weight-complex="normal"/>
    </style:style>
    <style:style style:name="P33" style:family="paragraph" style:parent-style-name="_5b_RPG_5d__20_Táblázattartalom_20_1">
      <style:text-properties style:text-line-through-style="none" fo:font-weight="bold" fo:background-color="#ff0000" style:font-weight-asian="bold" style:font-weight-complex="bold"/>
    </style:style>
    <style:style style:name="P34" style:family="paragraph" style:parent-style-name="_5b_RPG_5d__20_Táblázattartalom_20_1">
      <style:text-properties style:text-line-through-style="none" fo:font-weight="bold" fo:background-color="transparent" style:font-weight-asian="bold" style:font-weight-complex="bold"/>
    </style:style>
    <style:style style:name="P35" style:family="paragraph" style:parent-style-name="_5b_RPG_5d__20_Táblázattartalom_20_1">
      <style:paragraph-properties fo:text-align="center" style:justify-single-word="false"/>
      <style:text-properties style:text-line-through-style="none" fo:font-weight="bold" fo:background-color="transparent" style:font-weight-asian="bold" style:font-weight-complex="bold"/>
    </style:style>
    <style:style style:name="P36" style:family="paragraph" style:parent-style-name="_5b_RPG_5d__20_Táblázattartalom_20_1">
      <style:text-properties style:text-line-through-style="none" fo:font-weight="bold" fo:background-color="#ffcc99" style:font-weight-asian="bold" style:font-weight-complex="bold"/>
    </style:style>
    <style:style style:name="P37" style:family="paragraph" style:parent-style-name="_5b_RPG_5d__20_Táblázattartalom_20_1">
      <style:paragraph-properties fo:text-align="center" style:justify-single-word="false"/>
      <style:text-properties style:text-line-through-style="none" fo:font-size="10pt" style:font-size-asian="10pt" style:font-size-complex="10pt"/>
    </style:style>
    <style:style style:name="P38" style:family="paragraph" style:parent-style-name="_5b_RPG_5d__20_Táblázattartalom_20_1">
      <style:text-properties style:text-line-through-style="none" fo:font-size="8pt" style:font-size-asian="8pt" style:font-size-complex="8pt"/>
    </style:style>
    <style:style style:name="P39" style:family="paragraph" style:parent-style-name="_5b_RPG_5d__20_Táblázattartalom_20_1">
      <style:text-properties style:text-line-through-style="none" fo:font-size="8pt" fo:font-style="italic" fo:font-weight="normal" fo:background-color="#ff0000" style:font-size-asian="8pt" style:font-style-asian="italic" style:font-weight-asian="normal" style:font-size-complex="8pt" style:font-style-complex="italic" style:font-weight-complex="normal"/>
    </style:style>
    <style:style style:name="P40" style:family="paragraph" style:parent-style-name="_5b_RPG_5d__20_Táblázattartalom_20_1">
      <style:paragraph-properties fo:text-align="start" style:justify-single-word="false"/>
      <style:text-properties style:text-line-through-style="none"/>
    </style:style>
    <style:style style:name="P41" style:family="paragraph" style:parent-style-name="_5b_RPG_5d__20_Táblázattartalom_20_1">
      <style:text-properties style:text-line-through-style="none" fo:background-color="#ff6633"/>
    </style:style>
    <style:style style:name="P42" style:family="paragraph" style:parent-style-name="_5b_RPG_5d__20_Táblázattartalom_20_1">
      <style:text-properties style:text-line-through-style="none" fo:background-color="#23ff23"/>
    </style:style>
    <style:style style:name="P43" style:family="paragraph" style:parent-style-name="_5b_RPG_5d__20_Táblázattartalom_20_1">
      <style:text-properties style:text-line-through-style="none" fo:background-color="#ff9966"/>
    </style:style>
    <style:style style:name="P44" style:family="paragraph" style:parent-style-name="_5b_RPG_5d__20_Táblázattartalom_20_1">
      <style:text-properties style:text-line-through-style="none" fo:background-color="#ffcc99"/>
    </style:style>
    <style:style style:name="P45" style:family="paragraph" style:parent-style-name="_5b_RPG_5d__20_Táblázattartalom_20_1">
      <style:text-properties fo:background-color="transparent"/>
    </style:style>
    <style:style style:name="P46" style:family="paragraph" style:parent-style-name="_5b_RPG_5d__20_Táblázattartalom_20_1">
      <style:paragraph-properties fo:text-align="start" style:justify-single-word="false"/>
      <style:text-properties fo:background-color="transparent"/>
    </style:style>
    <style:style style:name="P47" style:family="paragraph" style:parent-style-name="_5b_RPG_5d__20_Táblázattartalom_20_1">
      <style:paragraph-properties fo:text-align="center" style:justify-single-word="false"/>
    </style:style>
    <style:style style:name="P48" style:family="paragraph" style:parent-style-name="_5b_RPG_5d__20_Táblázattartalom_20_1">
      <style:text-properties fo:background-color="#ff0000"/>
    </style:style>
    <style:style style:name="P49" style:family="paragraph" style:parent-style-name="_5b_RPG_5d__20_Táblázattartalom_20_1">
      <style:paragraph-properties fo:text-align="start" style:justify-single-word="false"/>
      <style:text-properties fo:background-color="#ff0000"/>
    </style:style>
    <style:style style:name="P50" style:family="paragraph" style:parent-style-name="_5b_RPG_5d__20_Táblázattartalom_20_1">
      <style:paragraph-properties fo:text-align="center" style:justify-single-word="false"/>
      <style:text-properties fo:font-size="10pt" style:font-size-asian="10pt" style:font-size-complex="10pt"/>
    </style:style>
    <style:style style:name="P51" style:family="paragraph" style:parent-style-name="_5b_RPG_5d__20_Táblázattartalom_20_1">
      <style:paragraph-properties fo:text-align="center" style:justify-single-word="false" fo:keep-together="auto"/>
      <style:text-properties fo:font-size="10pt" style:font-size-asian="10pt" style:font-size-complex="10pt"/>
    </style:style>
    <style:style style:name="P52" style:family="paragraph" style:parent-style-name="_5b_RPG_5d__20_Táblázattartalom_20_1">
      <style:paragraph-properties fo:text-align="center" style:justify-single-word="false"/>
      <style:text-properties fo:font-size="10pt" fo:font-weight="bold" fo:background-color="#ff9966" style:font-size-asian="10pt" style:font-weight-asian="bold" style:font-size-complex="10pt" style:font-weight-complex="bold"/>
    </style:style>
    <style:style style:name="P53" style:family="paragraph" style:parent-style-name="_5b_RPG_5d__20_Táblázattartalom_20_1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4" style:family="paragraph" style:parent-style-name="_5b_RPG_5d__20_Táblázattartalom_20_1">
      <style:text-properties fo:font-size="10pt" fo:background-color="#ff9966" style:font-size-asian="10pt" style:font-size-complex="10pt"/>
    </style:style>
    <style:style style:name="P55" style:family="paragraph" style:parent-style-name="_5b_RPG_5d__20_Táblázattartalom_20_1">
      <style:paragraph-properties fo:text-align="center" style:justify-single-word="false"/>
      <style:text-properties fo:font-size="10pt" fo:background-color="transparent" style:font-size-asian="10pt" style:font-size-complex="10pt"/>
    </style:style>
    <style:style style:name="P56" style:family="paragraph" style:parent-style-name="_5b_RPG_5d__20_Táblázattartalom_20_1">
      <style:text-properties style:use-window-font-color="true" style:text-line-through-style="solid" style:text-line-through-width="bold" fo:background-color="transparent"/>
    </style:style>
    <style:style style:name="P57" style:family="paragraph" style:parent-style-name="_5b_RPG_5d__20_Táblázattartalom_20_1">
      <style:text-properties style:use-window-font-color="true" style:text-line-through-style="none" fo:background-color="transparent"/>
    </style:style>
    <style:style style:name="P58" style:family="paragraph" style:parent-style-name="_5b_RPG_5d__20_Táblázattartalom_20_1">
      <style:text-properties style:use-window-font-color="true" style:text-line-through-style="none" fo:font-size="7pt" fo:background-color="transparent" style:font-size-asian="7pt" style:font-size-complex="7pt"/>
    </style:style>
    <style:style style:name="P59" style:family="paragraph" style:parent-style-name="_5b_RPG_5d__20_Táblázattartalom_20_1">
      <style:paragraph-properties fo:text-align="start" style:justify-single-word="false"/>
    </style:style>
    <style:style style:name="P60" style:family="paragraph" style:parent-style-name="_5b_RPG_5d__20_Táblázattartalom_20_1">
      <style:paragraph-properties fo:text-align="center" style:justify-single-word="false"/>
      <style:text-properties fo:font-size="8pt" fo:background-color="#ff0000" style:font-size-asian="8pt" style:font-size-complex="8pt"/>
    </style:style>
    <style:style style:name="P61" style:family="paragraph" style:parent-style-name="_5b_RPG_5d__20_Táblázattartalom_20_1">
      <style:text-properties fo:font-size="8pt" fo:font-weight="bold" fo:background-color="transparent" style:font-size-asian="8pt" style:font-weight-asian="bold" style:font-size-complex="8pt" style:font-weight-complex="bold"/>
    </style:style>
    <style:style style:name="P62" style:family="paragraph" style:parent-style-name="_5b_RPG_5d__20_Táblázattartalom_20_1">
      <style:text-properties fo:font-size="8pt" fo:background-color="transparent" style:font-size-asian="8pt" style:font-size-complex="8pt"/>
    </style:style>
    <style:style style:name="P63" style:family="paragraph" style:parent-style-name="_5b_RPG_5d__20_Táblázattartalom_20_1">
      <style:text-properties fo:color="#ff0000" style:text-line-through-style="none" fo:font-weight="bold" fo:background-color="transparent"/>
    </style:style>
    <style:style style:name="P64" style:family="paragraph" style:parent-style-name="_5b_RPG_5d__20_Táblázattartalom_20_1">
      <style:text-properties fo:color="#b84747" fo:font-size="7pt" fo:font-weight="bold" style:font-size-asian="7pt" style:font-weight-asian="bold" style:font-size-complex="7pt" style:font-weight-complex="bold"/>
    </style:style>
    <style:style style:name="P65" style:family="paragraph" style:parent-style-name="_5b_RPG_5d__20_Táblázattartalom_20_1">
      <style:text-properties fo:background-color="#ff9966"/>
    </style:style>
    <style:style style:name="P66" style:family="paragraph" style:parent-style-name="_5b_RPG_5d__20_Táblázat_20_-_20_Fortély_20_hatás">
      <style:text-properties fo:background-color="#ff0000"/>
    </style:style>
    <style:style style:name="P67" style:family="paragraph" style:parent-style-name="_5b_RPG_5d__20_Táblázat_20_-_20_Fortély_20_hatás">
      <style:text-properties fo:background-color="transparent"/>
    </style:style>
    <style:style style:name="P68" style:family="paragraph" style:parent-style-name="_5b_RPG_5d__20_Táblázat_20_-_20_Fortély_20_hatás">
      <style:paragraph-properties>
        <style:tab-stops>
          <style:tab-stop style:position="0.938cm"/>
        </style:tab-stops>
      </style:paragraph-properties>
      <style:text-properties fo:background-color="transparent"/>
    </style:style>
    <style:style style:name="P69" style:family="paragraph" style:parent-style-name="_5b_RPG_5d__20_Táblázat_20_-_20_Fortély_20_hatás">
      <style:paragraph-properties fo:text-align="center" style:justify-single-word="false"/>
      <style:text-properties fo:background-color="transparent"/>
    </style:style>
    <style:style style:name="P70" style:family="paragraph" style:parent-style-name="_5b_RPG_5d__20_Táblázat_20_-_20_Fortély_20_hatás">
      <style:text-properties fo:font-style="italic" style:font-style-asian="italic" style:font-style-complex="italic"/>
    </style:style>
    <style:style style:name="P71" style:family="paragraph" style:parent-style-name="_5b_RPG_5d__20_Táblázat_20_-_20_Fortély_20_hatás">
      <style:text-properties fo:font-style="italic" fo:font-weight="normal" style:font-style-asian="italic" style:font-weight-asian="normal" style:font-style-complex="italic" style:font-weight-complex="normal"/>
    </style:style>
    <style:style style:name="P72" style:family="paragraph" style:parent-style-name="_5b_RPG_5d__20_Táblázat_20_-_20_Fortély_20_hatás">
      <style:text-properties fo:background-color="#ff9966"/>
    </style:style>
    <style:style style:name="P73" style:family="paragraph" style:parent-style-name="_5b_RPG_5d__20_Táblázat_20_-_20_Fortély_20_hatás">
      <style:text-properties style:use-window-font-color="true" fo:font-style="italic" style:font-style-asian="italic" style:font-style-complex="italic"/>
    </style:style>
    <style:style style:name="P74" style:family="paragraph" style:parent-style-name="_5b_RPG_5d__20_Táblázat_20_-_20_Fortély_20_hatás">
      <style:text-properties style:use-window-font-color="true" fo:font-style="normal" style:font-style-asian="normal" style:font-style-complex="normal"/>
    </style:style>
    <style:style style:name="P75" style:family="paragraph" style:parent-style-name="_5b_RPG_5d__20_Táblázat_20_-_20_Fortély_20_hatás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P76" style:family="paragraph" style:parent-style-name="_5b_RPG_5d__20_Táblázat_20_-_20_Fortély_20_hatás">
      <style:text-properties style:text-line-through-style="none" fo:background-color="transparent"/>
    </style:style>
    <style:style style:name="P77" style:family="paragraph" style:parent-style-name="_5b_RPG_5d__20_Táblázat_20_-_20_Fortély_20_hatás">
      <style:paragraph-properties fo:text-align="start" style:justify-single-word="false"/>
      <style:text-properties style:text-line-through-style="none" fo:background-color="transparent"/>
    </style:style>
    <style:style style:name="P78" style:family="paragraph" style:parent-style-name="_5b_RPG_5d__20_Táblázat_20_-_20_Fortély_20_hatás">
      <style:paragraph-properties fo:text-align="center" style:justify-single-word="false"/>
      <style:text-properties style:text-line-through-style="none" fo:background-color="transparent"/>
    </style:style>
    <style:style style:name="P79" style:family="paragraph" style:parent-style-name="_5b_RPG_5d__20_Táblázat_20_-_20_Fortély_20_hatás">
      <style:text-properties style:text-line-through-style="none" fo:font-weight="normal" fo:background-color="transparent" style:font-weight-asian="normal" style:font-weight-complex="normal"/>
    </style:style>
    <style:style style:name="P80" style:family="paragraph" style:parent-style-name="_5b_RPG_5d__20_Táblázat_20_-_20_Fortély_20_hatás">
      <style:text-properties fo:font-style="normal" fo:background-color="transparent" style:font-style-asian="normal" style:font-style-complex="normal"/>
    </style:style>
    <style:style style:name="P81" style:family="paragraph" style:parent-style-name="_5b_RPG_5d__20_Táblázat_20_-_20_Fortély_20_hatás">
      <style:paragraph-properties fo:text-align="start" style:justify-single-word="false"/>
      <style:text-properties fo:font-style="normal" fo:background-color="transparent" style:font-style-asian="normal" style:font-style-complex="normal"/>
    </style:style>
    <style:style style:name="P82" style:family="paragraph" style:parent-style-name="_5b_RPG_5d__20_Táblázat_20_-_20_Fortély_20_hatás">
      <style:text-properties fo:font-style="normal" style:font-style-asian="normal" style:font-style-complex="normal"/>
    </style:style>
    <style:style style:name="P83" style:family="paragraph" style:parent-style-name="_5b_RPG_5d__20_Táblázat_20_-_20_Fortély_20_hatás">
      <style:text-properties fo:font-style="normal" fo:font-weight="normal" style:font-style-asian="normal" style:font-weight-asian="normal" style:font-style-complex="normal" style:font-weight-complex="normal"/>
    </style:style>
    <style:style style:name="P84" style:family="paragraph" style:parent-style-name="_5b_RPG_5d__20_Táblázat_20_-_20_Fortély_20_hatás">
      <style:text-properties fo:font-style="normal" fo:background-color="#ff0000" style:font-style-asian="normal" style:font-style-complex="normal"/>
    </style:style>
    <style:style style:name="P85" style:family="paragraph" style:parent-style-name="_5b_RPG_5d__20_Táblázat_20_-_20_Fortély_20_hatás">
      <style:text-properties fo:font-style="normal" fo:background-color="#ff6633" style:font-style-asian="normal" style:font-style-complex="normal"/>
    </style:style>
    <style:style style:name="P86" style:family="paragraph" style:parent-style-name="_5b_RPG_5d__20_Táblázat_20_-_20_Fortély_20_hatás">
      <style:text-properties fo:font-weight="normal" fo:background-color="transparent" style:font-weight-asian="normal" style:font-weight-complex="normal"/>
    </style:style>
    <style:style style:name="P87" style:family="paragraph" style:parent-style-name="_5b_RPG_5d__20_Táblázat_20_-_20_Fortély_20_hatás">
      <style:text-properties fo:font-weight="normal" fo:background-color="#ff6633" style:font-weight-asian="normal" style:font-weight-complex="normal"/>
    </style:style>
    <style:style style:name="P88" style:family="paragraph" style:parent-style-name="_5b_RPG_5d__20_Táblázat_20_-_20_Fortély_20_hatás">
      <style:text-properties fo:font-size="10pt" fo:background-color="transparent" style:font-size-asian="10pt" style:font-size-complex="10pt"/>
    </style:style>
    <style:style style:name="P89" style:family="paragraph" style:parent-style-name="_5b_RPG_5d__20_Táblázat_20_-_20_Fortély_20_hatás">
      <style:text-properties fo:font-weight="bold" fo:background-color="#ff6633" style:font-weight-asian="bold" style:font-weight-complex="bold"/>
    </style:style>
    <style:style style:name="P90" style:family="paragraph" style:parent-style-name="_5b_RPG_5d__20_Táblázat_20_-_20_Fortély_20_hatás">
      <style:text-properties fo:font-weight="bold" fo:background-color="transparent" style:font-weight-asian="bold" style:font-weight-complex="bold"/>
    </style:style>
    <style:style style:name="P91" style:family="paragraph" style:parent-style-name="_5b_RPG_5d__20_Táblázat_20_-_20_Fortély_20_hatás">
      <style:paragraph-properties>
        <style:tab-stops>
          <style:tab-stop style:position="0.961cm"/>
        </style:tab-stops>
      </style:paragraph-properties>
      <style:text-properties fo:font-weight="bold" style:font-weight-asian="bold" style:font-weight-complex="bold"/>
    </style:style>
    <style:style style:name="P92" style:family="paragraph" style:parent-style-name="_5b_RPG_5d__20_Táblázat_20_-_20_Fortély_20_hatás">
      <style:paragraph-properties>
        <style:tab-stops>
          <style:tab-stop style:position="0.961cm"/>
        </style:tab-stops>
      </style:paragraph-properties>
    </style:style>
    <style:style style:name="P93" style:family="paragraph" style:parent-style-name="_5b_RPG_5d__20_Táblázat_20_-_20_Fortély_20_hatás">
      <style:text-properties fo:font-size="9pt" style:font-size-asian="9pt" style:font-size-complex="9pt"/>
    </style:style>
    <style:style style:name="P94" style:family="paragraph" style:parent-style-name="_5b_RPG_5d__20_Táblázat_20_-_20_Fortély_20_hatás">
      <style:paragraph-properties fo:text-align="center" style:justify-single-word="false"/>
      <style:text-properties fo:font-size="9pt" style:font-size-asian="9pt" style:font-size-complex="9pt"/>
    </style:style>
    <style:style style:name="P95" style:family="paragraph" style:parent-style-name="_5b_RPG_5d__20_Táblázat_20_-_20_Fortély_20_hatás">
      <style:paragraph-properties fo:text-align="start" style:justify-single-word="false"/>
      <style:text-properties fo:font-size="9pt" style:font-size-asian="9pt" style:font-size-complex="9pt"/>
    </style:style>
    <style:style style:name="P96" style:family="paragraph" style:parent-style-name="_5b_RPG_5d__20_Táblázat_20_-_20_Fortély_20_hatás">
      <style:text-properties fo:background-color="#ffcc99"/>
    </style:style>
    <style:style style:name="P97" style:family="paragraph" style:parent-style-name="_5b_RPG_5d__20_Táblázat_20_-_20_Fortély_20_hatás">
      <style:text-properties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P98" style:family="paragraph" style:parent-style-name="_5b_RPG_5d__20_Táblázattartalom_20_1">
      <style:paragraph-properties fo:background-color="#ff6633">
        <style:background-image/>
      </style:paragraph-properties>
      <style:text-properties fo:background-color="transparent"/>
    </style:style>
    <style:style style:name="P99" style:family="paragraph" style:parent-style-name="Table_20_Contents">
      <style:paragraph-properties fo:text-align="center" style:justify-single-word="false"/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style:font-name="Arial" fo:font-size="8pt" fo:font-style="normal" style:font-size-asian="8pt" style:font-style-asian="normal" style:font-size-complex="8pt" style:font-style-complex="normal"/>
    </style:style>
    <style:style style:name="P101" style:family="paragraph" style:parent-style-name="Text_20_body">
      <style:paragraph-properties fo:margin-left="0cm" fo:margin-right="0cm" fo:margin-top="0cm" fo:margin-bottom="0cm" fo:text-indent="0cm" style:auto-text-indent="false" fo:background-color="transparent">
        <style:background-image/>
      </style:paragraph-properties>
    </style:style>
    <style:style style:name="P102" style:family="paragraph" style:parent-style-name="_5b_RPG_5d__20_Táblázat_20_-_20_Fortély_20_hatás">
      <style:paragraph-properties fo:margin-left="0cm" fo:margin-right="0cm" fo:margin-top="0cm" fo:margin-bottom="0cm" fo:text-indent="0cm" style:auto-text-indent="false" fo:background-color="transparent">
        <style:background-image/>
      </style:paragraph-properties>
    </style:style>
    <style:style style:name="P103" style:family="paragraph" style:parent-style-name="_5b_RPG_5d__20_Táblázat_20_-_20_Fortély_20_hatás">
      <style:paragraph-properties fo:margin-left="0cm" fo:margin-right="0cm" fo:margin-top="0cm" fo:margin-bottom="0cm" fo:text-indent="0cm" style:auto-text-indent="false" fo:background-color="transparent">
        <style:background-image/>
      </style:paragraph-properties>
      <style:text-properties fo:font-size="9pt" style:font-size-asian="9pt" style:font-size-complex="9pt"/>
    </style:style>
    <style:style style:name="P104" style:family="paragraph" style:parent-style-name="Standard">
      <style:paragraph-properties fo:margin-left="0cm" fo:margin-right="0cm" fo:margin-top="0cm" fo:margin-bottom="0cm" fo:text-indent="0cm" style:auto-text-indent="false" fo:background-color="transparent">
        <style:background-image/>
      </style:paragraph-properties>
    </style:style>
    <style:style style:name="P105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font-size="8pt" style:font-size-asian="8pt" style:font-size-complex="8pt"/>
    </style:style>
    <style:style style:name="P106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font-size="8pt" style:font-size-asian="8pt" style:font-size-complex="8pt"/>
    </style:style>
    <style:style style:name="P107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color="#ffffff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08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color="#ffffff"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09" style:family="paragraph" style:parent-style-name="Text_20_body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10" style:family="paragraph" style:parent-style-name="Text_20_body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Arial" fo:font-size="8pt" fo:font-style="normal" style:font-size-asian="8pt" style:font-style-asian="normal" style:font-size-complex="8pt" style:font-style-complex="normal"/>
    </style:style>
    <style:style style:name="P111" style:family="paragraph" style:parent-style-name="_5b_RPG_5d__20_Táblázattartalom_20_1">
      <style:paragraph-properties fo:margin-left="0cm" fo:margin-right="0cm" fo:text-align="justify" style:justify-single-word="false" fo:text-indent="0cm" style:auto-text-indent="false"/>
      <style:text-properties fo:background-color="transparent"/>
    </style:style>
    <style:style style:name="P112" style:family="paragraph" style:parent-style-name="Text_20_body">
      <style:paragraph-properties fo:margin-left="0cm" fo:margin-right="0cm" fo:text-indent="0cm" style:auto-text-indent="false"/>
    </style:style>
    <style:style style:name="P11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ffffff"/>
    </style:style>
    <style:style style:name="P114" style:family="paragraph" style:parent-style-name="Text_20_body">
      <style:paragraph-properties fo:margin-left="0cm" fo:margin-right="0cm" fo:text-indent="0cm" style:auto-text-indent="false"/>
      <style:text-properties style:use-window-font-color="true" fo:background-color="transparent"/>
    </style:style>
    <style:style style:name="P115" style:family="paragraph" style:parent-style-name="_5b_RPG_5d__20_Nem_5f_kell">
      <style:text-properties style:use-window-font-color="true"/>
    </style:style>
    <style:style style:name="P116" style:family="paragraph" style:parent-style-name="_5b_RPG_5d__20_Nem_5f_kell">
      <style:text-properties style:use-window-font-color="true" fo:font-size="10pt" fo:background-color="#ff0000" style:font-size-asian="10pt" style:font-size-complex="10pt"/>
    </style:style>
    <style:style style:name="P117" style:family="paragraph" style:parent-style-name="_5b_RPG_5d__20_Nem_5f_kell">
      <style:text-properties style:use-window-font-color="true" fo:font-size="10pt" fo:background-color="transparent" style:font-size-asian="10pt" style:font-size-complex="10pt"/>
    </style:style>
    <style:style style:name="P118" style:family="paragraph" style:parent-style-name="_5b_RPG_5d__20_Nem_5f_kell">
      <style:text-properties style:use-window-font-color="true" fo:font-size="10pt" fo:font-style="italic" fo:background-color="transparent" style:font-size-asian="10pt" style:font-style-asian="italic" style:font-size-complex="10pt" style:font-style-complex="italic"/>
    </style:style>
    <style:style style:name="P119" style:family="paragraph" style:parent-style-name="_5b_RPG_5d__20_Nem_5f_kell">
      <style:paragraph-properties fo:text-align="start" style:justify-single-word="false"/>
      <style:text-properties style:use-window-font-color="true" fo:background-color="#ff0000"/>
    </style:style>
    <style:style style:name="P120" style:family="paragraph" style:parent-style-name="_5b_RPG_5d__20_Nem_5f_kell">
      <style:text-properties style:use-window-font-color="true" fo:background-color="transparent"/>
    </style:style>
    <style:style style:name="P121" style:family="paragraph" style:parent-style-name="_5b_RPG_5d__20_Nem_5f_kell">
      <style:paragraph-properties fo:text-align="start" style:justify-single-word="false"/>
      <style:text-properties style:use-window-font-color="true" fo:background-color="transparent"/>
    </style:style>
    <style:style style:name="P122" style:family="paragraph" style:parent-style-name="_5b_RPG_5d__20_Nem_5f_kell">
      <style:text-properties style:use-window-font-color="true" fo:font-weight="bold" fo:background-color="transparent" style:font-weight-asian="bold" style:font-weight-complex="bold"/>
    </style:style>
    <style:style style:name="P123" style:family="paragraph" style:parent-style-name="_5b_RPG_5d__20_Nem_5f_kell">
      <style:paragraph-properties fo:text-align="start" style:justify-single-word="false"/>
      <style:text-properties style:use-window-font-color="true" fo:font-weight="bold" fo:background-color="transparent" style:font-weight-asian="bold" style:font-weight-complex="bold"/>
    </style:style>
    <style:style style:name="P124" style:family="paragraph" style:parent-style-name="_5b_RPG_5d__20_Nem_5f_kell">
      <style:text-properties style:text-line-through-style="none"/>
    </style:style>
    <style:style style:name="P125" style:family="paragraph" style:parent-style-name="_5b_RPG_5d__20_Táblázatfejléc">
      <style:paragraph-properties fo:text-align="start" style:justify-single-word="false"/>
    </style:style>
    <style:style style:name="P126" style:family="paragraph" style:parent-style-name="Text_20_body" style:master-page-name="">
      <style:paragraph-properties fo:keep-together="auto" fo:widows="0" style:page-number="auto" fo:background-color="#ff0000" style:shadow="none">
        <style:background-image/>
      </style:paragraph-properties>
    </style:style>
    <style:style style:name="P127" style:family="paragraph" style:parent-style-name="Text_20_body">
      <style:paragraph-properties fo:margin-top="0cm" fo:margin-bottom="0cm" fo:text-align="center" style:justify-single-word="false"/>
      <style:text-properties fo:font-size="9pt" style:font-size-asian="9pt" style:font-size-complex="9pt"/>
    </style:style>
    <style:style style:name="P128" style:family="paragraph" style:parent-style-name="Text_20_body">
      <style:paragraph-properties fo:margin-top="0cm" fo:margin-bottom="0cm" fo:text-align="center" style:justify-single-word="false"/>
      <style:text-properties fo:font-size="8pt" style:font-size-asian="8pt" style:font-size-complex="8pt"/>
    </style:style>
    <style:style style:name="P129" style:family="paragraph" style:parent-style-name="Text_20_body">
      <style:paragraph-properties fo:margin-top="0cm" fo:margin-bottom="0cm" fo:text-align="center" style:justify-single-word="false"/>
      <style:text-properties style:font-name="Arial" fo:font-size="8pt" fo:font-style="normal" style:font-size-asian="8pt" style:font-style-asian="normal" style:font-size-complex="8pt" style:font-style-complex="normal"/>
    </style:style>
    <style:style style:name="P130" style:family="paragraph" style:parent-style-name="Contents_20_2">
      <style:paragraph-properties>
        <style:tab-stops>
          <style:tab-stop style:position="16.222cm" style:type="right" style:leader-style="dotted" style:leader-text="."/>
        </style:tab-stops>
      </style:paragraph-properties>
    </style:style>
    <style:style style:name="P131" style:family="paragraph" style:parent-style-name="Contents_20_1">
      <style:paragraph-properties>
        <style:tab-stops>
          <style:tab-stop style:position="16.722cm" style:type="right" style:leader-style="dotted" style:leader-text="."/>
        </style:tab-stops>
      </style:paragraph-properties>
    </style:style>
    <style:style style:name="P132" style:family="paragraph" style:parent-style-name="Contents_20_3">
      <style:paragraph-properties>
        <style:tab-stops>
          <style:tab-stop style:position="15.723cm" style:type="right" style:leader-style="dotted" style:leader-text="."/>
        </style:tab-stops>
      </style:paragraph-properties>
    </style:style>
    <style:style style:name="P133" style:family="paragraph" style:parent-style-name="_5b_RPG_5d__20_Táblázat_20_-_20_Fortély_20_hatás" style:list-style-name="L3"/>
    <style:style style:name="P134" style:family="paragraph" style:parent-style-name="_5b_RPG_5d__20_Táblázat_20_-_20_Fortély_20_hatás" style:list-style-name="L4">
      <style:text-properties fo:background-color="transparent"/>
    </style:style>
    <style:style style:name="P135" style:family="paragraph" style:parent-style-name="_5b_RPG_5d__20_Táblázat_20_-_20_Fortély_20_hatás" style:list-style-name="L7">
      <style:text-properties fo:background-color="transparent"/>
    </style:style>
    <style:style style:name="P136" style:family="paragraph" style:parent-style-name="_5b_RPG_5d__20_Táblázat_20_-_20_Fortély_20_hatás" style:list-style-name="L8">
      <style:text-properties fo:background-color="transparent"/>
    </style:style>
    <style:style style:name="P137" style:family="paragraph" style:parent-style-name="_5b_RPG_5d__20_Táblázat_20_-_20_Fortély_20_hatás" style:list-style-name="L11">
      <style:text-properties fo:background-color="transparent"/>
    </style:style>
    <style:style style:name="P138" style:family="paragraph" style:parent-style-name="_5b_RPG_5d__20_Táblázat_20_-_20_Fortély_20_hatás" style:list-style-name="L12">
      <style:text-properties fo:background-color="transparent"/>
    </style:style>
    <style:style style:name="P139" style:family="paragraph" style:parent-style-name="_5b_RPG_5d__20_Táblázat_20_-_20_Fortély_20_hatás" style:list-style-name="L14">
      <style:text-properties fo:background-color="transparent"/>
    </style:style>
    <style:style style:name="P140" style:family="paragraph" style:parent-style-name="_5b_RPG_5d__20_Táblázat_20_-_20_Fortély_20_hatás" style:list-style-name="L15">
      <style:text-properties fo:background-color="transparent"/>
    </style:style>
    <style:style style:name="P141" style:family="paragraph" style:parent-style-name="_5b_RPG_5d__20_Táblázat_20_-_20_Fortély_20_hatás" style:list-style-name="L16">
      <style:text-properties fo:background-color="transparent"/>
    </style:style>
    <style:style style:name="P142" style:family="paragraph" style:parent-style-name="_5b_RPG_5d__20_Táblázat_20_-_20_Fortély_20_hatás" style:list-style-name="L18">
      <style:paragraph-properties>
        <style:tab-stops>
          <style:tab-stop style:position="0.961cm"/>
        </style:tab-stops>
      </style:paragraph-properties>
      <style:text-properties fo:background-color="transparent"/>
    </style:style>
    <style:style style:name="P143" style:family="paragraph" style:parent-style-name="_5b_RPG_5d__20_Táblázat_20_-_20_Fortély_20_hatás" style:list-style-name="L20">
      <style:text-properties fo:background-color="transparent"/>
    </style:style>
    <style:style style:name="P144" style:family="paragraph" style:parent-style-name="_5b_RPG_5d__20_Táblázat_20_-_20_Fortély_20_hatás" style:list-style-name="L22">
      <style:text-properties fo:background-color="transparent"/>
    </style:style>
    <style:style style:name="P145" style:family="paragraph" style:parent-style-name="_5b_RPG_5d__20_Táblázat_20_-_20_Fortély_20_hatás" style:list-style-name="L23">
      <style:text-properties fo:background-color="transparent"/>
    </style:style>
    <style:style style:name="P146" style:family="paragraph" style:parent-style-name="_5b_RPG_5d__20_Táblázat_20_-_20_Fortély_20_hatás" style:list-style-name="L5">
      <style:text-properties fo:background-color="#ff0000"/>
    </style:style>
    <style:style style:name="P147" style:family="paragraph" style:parent-style-name="_5b_RPG_5d__20_Táblázat_20_-_20_Fortély_20_hatás" style:list-style-name="L20">
      <style:text-properties fo:background-color="#ff0000"/>
    </style:style>
    <style:style style:name="P148" style:family="paragraph" style:parent-style-name="_5b_RPG_5d__20_Táblázat_20_-_20_Fortély_20_hatás" style:list-style-name="L6">
      <style:text-properties style:text-line-through-style="none" fo:font-weight="normal" fo:background-color="#ff6633" style:font-weight-asian="normal" style:font-weight-complex="normal"/>
    </style:style>
    <style:style style:name="P149" style:family="paragraph" style:parent-style-name="_5b_RPG_5d__20_Táblázat_20_-_20_Fortély_20_hatás" style:list-style-name="L6">
      <style:text-properties style:text-line-through-style="none" fo:font-weight="normal" fo:background-color="transparent" style:font-weight-asian="normal" style:font-weight-complex="normal"/>
    </style:style>
    <style:style style:name="P150" style:family="paragraph" style:parent-style-name="_5b_RPG_5d__20_Táblázat_20_-_20_Fortély_20_hatás" style:list-style-name="L6">
      <style:text-properties style:text-line-through-style="none" fo:font-weight="normal" fo:background-color="#ff0000" style:font-weight-asian="normal" style:font-weight-complex="normal"/>
    </style:style>
    <style:style style:name="P151" style:family="paragraph" style:parent-style-name="_5b_RPG_5d__20_Táblázat_20_-_20_Fortély_20_hatás" style:list-style-name="L7">
      <style:text-properties fo:font-style="normal" fo:background-color="transparent" style:font-style-asian="normal" style:font-style-complex="normal"/>
    </style:style>
    <style:style style:name="P152" style:family="paragraph" style:parent-style-name="_5b_RPG_5d__20_Táblázat_20_-_20_Fortély_20_hatás" style:list-style-name="L9">
      <style:text-properties fo:font-style="normal" fo:background-color="transparent" style:font-style-asian="normal" style:font-style-complex="normal"/>
    </style:style>
    <style:style style:name="P153" style:family="paragraph" style:parent-style-name="_5b_RPG_5d__20_Táblázat_20_-_20_Fortély_20_hatás" style:list-style-name="L10">
      <style:text-properties fo:font-style="normal" fo:background-color="transparent" style:font-style-asian="normal" style:font-style-complex="normal"/>
    </style:style>
    <style:style style:name="P154" style:family="paragraph" style:parent-style-name="_5b_RPG_5d__20_Táblázat_20_-_20_Fortély_20_hatás" style:list-style-name="L21">
      <style:paragraph-properties fo:text-align="start" style:justify-single-word="false"/>
      <style:text-properties fo:font-style="normal" fo:background-color="transparent" style:font-style-asian="normal" style:font-style-complex="normal"/>
    </style:style>
    <style:style style:name="P155" style:family="paragraph" style:parent-style-name="_5b_RPG_5d__20_Táblázat_20_-_20_Fortély_20_hatás" style:list-style-name="L13">
      <style:text-properties fo:font-weight="normal" fo:background-color="transparent" style:font-weight-asian="normal" style:font-weight-complex="normal"/>
    </style:style>
    <style:style style:name="P156" style:family="paragraph" style:parent-style-name="_5b_RPG_5d__20_Táblázat_20_-_20_Fortély_20_hatás" style:list-style-name="L12">
      <style:text-properties fo:font-weight="normal" fo:background-color="transparent" style:font-weight-asian="normal" style:font-weight-complex="normal"/>
    </style:style>
    <style:style style:name="P157" style:family="paragraph" style:parent-style-name="_5b_RPG_5d__20_Táblázat_20_-_20_Fortély_20_hatás" style:list-style-name="L17">
      <style:paragraph-properties>
        <style:tab-stops>
          <style:tab-stop style:position="0.961cm"/>
        </style:tab-stops>
      </style:paragraph-properties>
    </style:style>
    <style:style style:name="P158" style:family="paragraph" style:parent-style-name="_5b_RPG_5d__20_Táblázat_20_-_20_Fortély_20_hatás" style:list-style-name="L22">
      <style:text-properties style:font-name="FreeSerif6" fo:background-color="transparent" style:font-name-asian="FreeSerif6" style:font-name-complex="FreeSerif6"/>
    </style:style>
    <style:style style:name="P159" style:family="paragraph" style:parent-style-name="_5b_RPG_5d__20_Táblázat_20_-_20_Fortély_20_hatás" style:list-style-name="L6">
      <style:paragraph-properties fo:margin-left="1.251cm" fo:margin-right="0cm" fo:text-indent="0cm" style:auto-text-indent="false"/>
      <style:text-properties style:text-line-through-style="none" fo:font-weight="normal" fo:background-color="#ff0000" style:font-weight-asian="normal" style:font-weight-complex="normal"/>
    </style:style>
    <style:style style:name="P160" style:family="paragraph" style:parent-style-name="_5b_RPG_5d__20_Táblázat_20_-_20_Fortély_20_hatás" style:list-style-name="L6">
      <style:paragraph-properties fo:margin-left="0.817cm" fo:margin-right="0cm" fo:text-indent="0cm" style:auto-text-indent="false"/>
      <style:text-properties style:text-line-through-style="none" fo:font-weight="normal" fo:background-color="transparent" style:font-weight-asian="normal" style:font-weight-complex="normal"/>
    </style:style>
    <style:style style:name="P161" style:family="paragraph" style:parent-style-name="_5b_RPG_5d__20_Táblázat_20_-_20_Fortély_20_hatás" style:list-style-name="L18">
      <style:paragraph-properties fo:margin-left="0.785cm" fo:margin-right="-0.009cm" fo:text-indent="0cm" style:auto-text-indent="false">
        <style:tab-stops>
          <style:tab-stop style:position="0.961cm"/>
        </style:tab-stops>
      </style:paragraph-properties>
      <style:text-properties fo:background-color="transparent"/>
    </style:style>
    <style:style style:name="P162" style:family="paragraph" style:parent-style-name="_5b_RPG_5d__20_Táblázat_20_-_20_Fortély_20_hatás" style:list-style-name="L20">
      <style:paragraph-properties fo:margin-left="0.75cm" fo:margin-right="0cm" fo:text-indent="0cm" style:auto-text-indent="false"/>
      <style:text-properties fo:background-color="transparent"/>
    </style:style>
    <style:style style:name="P163" style:family="paragraph" style:parent-style-name="_5b_RPG_5d__20_Táblázattartalom_20_1" style:list-style-name="L19">
      <style:paragraph-properties fo:text-align="start" style:justify-single-word="false"/>
    </style:style>
    <style:style style:name="P164" style:family="paragraph" style:parent-style-name="Heading_20_3">
      <style:paragraph-properties fo:margin-left="0cm" fo:margin-right="0cm" fo:margin-top="0cm" fo:margin-bottom="0cm" fo:text-indent="0cm" style:auto-text-indent="false" fo:background-color="transparent">
        <style:background-image/>
      </style:paragraph-properties>
    </style:style>
    <style:style style:name="P165" style:family="paragraph" style:parent-style-name="Heading_20_2">
      <style:paragraph-properties fo:break-before="page"/>
    </style:style>
    <style:style style:name="P166" style:family="paragraph" style:parent-style-name="Text_20_body" style:master-page-name="First_20_Page">
      <style:paragraph-properties style:page-number="auto"/>
    </style:style>
    <style:style style:name="P167" style:family="paragraph" style:parent-style-name="Text_20_body" style:list-style-name="L1"/>
    <style:style style:name="P168" style:family="paragraph" style:parent-style-name="Text_20_body" style:list-style-name="L24"/>
    <style:style style:name="P169" style:family="paragraph" style:parent-style-name="Text_20_body" style:list-style-name="L1">
      <style:paragraph-properties fo:background-color="transparent">
        <style:background-image/>
      </style:paragraph-properties>
    </style:style>
    <style:style style:name="P170" style:family="paragraph" style:parent-style-name="Text_20_body" style:list-style-name="L2">
      <style:paragraph-properties fo:background-color="transparent">
        <style:background-image/>
      </style:paragraph-properties>
      <style:text-properties style:text-line-through-style="none"/>
    </style:style>
    <style:style style:name="P171" style:family="paragraph" style:parent-style-name="Text_20_body" style:list-style-name="L25">
      <style:paragraph-properties fo:margin-left="0cm" fo:margin-right="0cm" fo:text-indent="0cm" style:auto-text-indent="false"/>
      <style:text-properties fo:background-color="transparent"/>
    </style:style>
    <style:style style:name="P172" style:family="paragraph" style:parent-style-name="Text_20_body" style:list-style-name="L25">
      <style:paragraph-properties fo:margin-left="0cm" fo:margin-right="0cm" fo:text-indent="0cm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fo:font-weight="bold" fo:background-color="transparent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background-color="transparent"/>
    </style:style>
    <style:style style:name="T7" style:family="text">
      <style:text-properties fo:background-color="#ff0000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background-color="#ff9966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FreeSerif6"/>
    </style:style>
    <style:style style:name="T13" style:family="text">
      <style:text-properties style:font-name="FreeSerif6" fo:background-color="transparent"/>
    </style:style>
    <style:style style:name="T14" style:family="text">
      <style:text-properties style:font-name="FreeSerif6" fo:background-color="transparent" style:font-name-asian="FreeSerif6" style:font-name-complex="FreeSerif6"/>
    </style:style>
    <style:style style:name="T15" style:family="text">
      <style:text-properties style:font-name="FreeSerif6" fo:font-weight="bold" fo:background-color="transparent" style:font-weight-asian="bold" style:font-weight-complex="bold"/>
    </style:style>
    <style:style style:name="T16" style:family="text">
      <style:text-properties style:font-name="FreeSerif6" style:font-name-asian="FreeSerif6" style:font-name-complex="FreeSerif6"/>
    </style:style>
    <style:style style:name="T17" style:family="text">
      <style:text-properties style:font-name="FreeSerif6" fo:background-color="#ff0000" style:font-name-asian="FreeSerif6" style:font-name-complex="FreeSerif6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style:font-style-asian="normal" style:font-style-complex="normal"/>
    </style:style>
    <style:style style:name="T20" style:family="text">
      <style:text-properties fo:font-style="normal" fo:font-weight="bold" fo:background-color="transparent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style:text-underline-style="none" style:font-style-asian="normal" style:font-style-complex="normal"/>
    </style:style>
    <style:style style:name="T2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6" style:family="text">
      <style:text-properties fo:background-color="#e6ff00"/>
    </style:style>
    <style:style style:name="T27" style:family="text">
      <style:text-properties style:use-window-font-color="true" fo:font-style="normal" fo:font-weight="normal" fo:background-color="transparent" style:font-style-asian="normal" style:font-weight-asian="normal" style:font-style-complex="normal" style:font-weight-complex="normal"/>
    </style:style>
    <style:style style:name="T28" style:family="text">
      <style:text-properties style:use-window-font-color="true" fo:font-style="normal" fo:font-weight="normal" fo:background-color="#ff0000" style:font-style-asian="normal" style:font-weight-asian="normal" style:font-style-complex="normal" style:font-weight-complex="normal"/>
    </style:style>
    <style:style style:name="T29" style:family="text">
      <style:text-properties style:use-window-font-color="true" fo:font-style="normal" fo:font-weight="bold" fo:background-color="#ff0000" style:font-style-asian="normal" style:font-weight-asian="bold" style:font-style-complex="normal" style:font-weight-complex="bold"/>
    </style:style>
    <style:style style:name="T30" style:family="text">
      <style:text-properties style:use-window-font-color="true" fo:font-weight="bold" fo:background-color="transparent" style:font-weight-asian="bold" style:font-weight-complex="bold"/>
    </style:style>
    <style:style style:name="T31" style:family="text">
      <style:text-properties style:use-window-font-color="true" fo:font-weight="normal" style:font-weight-asian="normal" style:font-weight-complex="normal"/>
    </style:style>
    <style:style style:name="T32" style:family="text">
      <style:text-properties style:use-window-font-color="true" fo:font-weight="normal" fo:background-color="transparent" style:font-weight-asian="normal" style:font-weight-complex="normal"/>
    </style:style>
    <style:style style:name="T33" style:family="text">
      <style:text-properties style:use-window-font-color="true" fo:background-color="transparent"/>
    </style:style>
    <style:style style:name="T34" style:family="tex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T35" style:family="text">
      <style:text-properties style:use-window-font-color="true" style:text-underline-style="none" fo:font-weight="normal" style:font-weight-asian="normal" style:font-weight-complex="normal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style:text-line-through-style="none" fo:background-color="transparent"/>
    </style:style>
    <style:style style:name="T39" style:family="text">
      <style:text-properties fo:background-color="#ff6633"/>
    </style:style>
    <style:style style:name="T40" style:family="text">
      <style:text-properties fo:background-color="#23ff23"/>
    </style:style>
    <style:style style:name="T41" style:family="text">
      <style:text-properties style:font-name="Arial" fo:font-style="normal" style:font-style-asian="normal" style:font-style-complex="normal"/>
    </style:style>
    <style:style style:name="T42" style:family="text">
      <style:text-properties style:font-name="Arial" fo:font-size="8pt" fo:font-style="normal" style:font-size-asian="8pt" style:font-style-asian="normal" style:font-size-complex="8pt" style:font-style-complex="normal"/>
    </style:style>
    <style:style style:name="T43" style:family="text">
      <style:text-properties fo:color="#ffffff" style:text-line-through-style="none" style:font-name="FreeSerif5"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fo:color="#ffffff" style:text-line-through-style="none" style:font-name="FreeSerif5"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color="#ffffff" style:text-line-through-style="none" style:font-name="FreeSerif5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46" style:family="text">
      <style:text-properties fo:color="#ffffff" style:text-line-through-style="none" style:font-name="FreeSerif5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47" style:family="text">
      <style:text-properties fo:color="#ffffff" style:text-line-through-style="none" style:font-name="Arial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color="#ffffff" style:font-name="Arial" fo:font-style="normal" style:font-style-asian="normal" style:font-style-complex="normal"/>
    </style:style>
    <style:style style:name="T49" style:family="text">
      <style:text-properties fo:background-color="#ffcc99"/>
    </style:style>
    <style:style style:name="T50" style:family="text">
      <style:text-properties fo:background-color="#ff420e"/>
    </style:style>
    <style:style style:name="T51" style:family="text">
      <style:text-properties fo:background-color="#b84700"/>
    </style:style>
    <style:style style:name="T52" style:family="text">
      <style:text-properties style:font-name="FreeSerif2" style:font-name-asian="Sans Serif" style:font-name-complex="Tahoma"/>
    </style:style>
    <style:style style:name="T53" style:family="text">
      <style:text-properties style:text-underline-style="none"/>
    </style:style>
    <style:style style:name="T54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cm" text:min-label-width="0.28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79cm" text:min-label-width="0.28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868cm" text:min-label-width="0.28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157cm" text:min-label-width="0.28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447cm" text:min-label-width="0.28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736cm" text:min-label-width="0.28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2.025cm" text:min-label-width="0.28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.315cm" text:min-label-width="0.28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604cm" text:min-label-width="0.28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893cm" text:min-label-width="0.28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19cm" text:min-label-width="0.24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381cm" text:min-label-width="0.24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571cm" text:min-label-width="0.24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762cm" text:min-label-width="0.24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0.952cm" text:min-label-width="0.24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143cm" text:min-label-width="0.24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333cm" text:min-label-width="0.24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.524cm" text:min-label-width="0.24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.714cm" text:min-label-width="0.24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.905cm" text:min-label-width="0.24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139cm" text:min-label-width="0.191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278cm" text:min-label-width="0.191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418cm" text:min-label-width="0.191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557cm" text:min-label-width="0.191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0.696cm" text:min-label-width="0.191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0.836cm" text:min-label-width="0.191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0.975cm" text:min-label-width="0.191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.114cm" text:min-label-width="0.191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.254cm" text:min-label-width="0.191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.393cm" text:min-label-width="0.191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19cm" text:min-label-width="0.191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229cm" text:min-label-width="0.191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571cm" text:min-label-width="0.191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762cm" text:min-label-width="0.191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0.952cm" text:min-label-width="0.191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143cm" text:min-label-width="0.191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333cm" text:min-label-width="0.191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.524cm" text:min-label-width="0.191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.714cm" text:min-label-width="0.191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.905cm" text:min-label-width="0.191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4cm" text:min-label-width="0.24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0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0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0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0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0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0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0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0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09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4cm" text:min-label-width="0.24cm"/>
        <style:text-properties style:font-name="StarSymbol"/>
      </text:list-level-style-bullet>
      <text:list-level-style-number text:level="2" style:num-suffix="." style:num-format="1">
        <style:list-level-properties text:space-before="0.48cm" text:min-label-width="0.24cm"/>
      </text:list-level-style-number>
      <text:list-level-style-number text:level="3" style:num-suffix="." style:num-format="1">
        <style:list-level-properties text:space-before="0.72cm" text:min-label-width="0.24cm"/>
      </text:list-level-style-number>
      <text:list-level-style-number text:level="4" style:num-suffix="." style:num-format="1">
        <style:list-level-properties text:space-before="0.959cm" text:min-label-width="0.24cm"/>
      </text:list-level-style-number>
      <text:list-level-style-number text:level="5" style:num-suffix="." style:num-format="1">
        <style:list-level-properties text:space-before="1.199cm" text:min-label-width="0.24cm"/>
      </text:list-level-style-number>
      <text:list-level-style-number text:level="6" style:num-suffix="." style:num-format="1">
        <style:list-level-properties text:space-before="1.439cm" text:min-label-width="0.24cm"/>
      </text:list-level-style-number>
      <text:list-level-style-number text:level="7" style:num-suffix="." style:num-format="1">
        <style:list-level-properties text:space-before="1.679cm" text:min-label-width="0.24cm"/>
      </text:list-level-style-number>
      <text:list-level-style-number text:level="8" style:num-suffix="." style:num-format="1">
        <style:list-level-properties text:space-before="1.919cm" text:min-label-width="0.24cm"/>
      </text:list-level-style-number>
      <text:list-level-style-number text:level="9" style:num-suffix="." style:num-format="1">
        <style:list-level-properties text:space-before="2.159cm" text:min-label-width="0.24cm"/>
      </text:list-level-style-number>
      <text:list-level-style-number text:level="10" style:num-suffix="." style:num-format="1">
        <style:list-level-properties text:space-before="2.399cm" text:min-label-width="0.24cm"/>
      </text:list-level-style-number>
    </text:list-style>
    <text:list-style style:name="L9">
      <text:list-level-style-bullet text:level="1" text:style-name="Bullet_20_Symbols" style:num-prefix=" " style:num-suffix="." text:bullet-char="•">
        <style:list-level-properties text:space-before="0.29cm" text:min-label-width="0.289cm"/>
        <style:text-properties style:font-name="StarSymbol"/>
      </text:list-level-style-bullet>
      <text:list-level-style-number text:level="2" text:style-name="Numbering_20_Symbols" style:num-prefix=" " style:num-suffix="." style:num-format="1" text:display-levels="2">
        <style:list-level-properties text:space-before="0.579cm" text:min-label-width="0.289cm"/>
      </text:list-level-style-number>
      <text:list-level-style-number text:level="3" text:style-name="Numbering_20_Symbols" style:num-prefix=" " style:num-suffix=")" style:num-format="a">
        <style:list-level-properties text:space-before="0.868cm" text:min-label-width="0.289cm"/>
      </text:list-level-style-number>
      <text:list-level-style-bullet text:level="4" text:style-name="Bullet_20_Symbols" style:num-prefix=" " style:num-suffix=" " text:bullet-char="•">
        <style:list-level-properties text:space-before="1.157cm" text:min-label-width="0.289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1.447cm" text:min-label-width="0.289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1.736cm" text:min-label-width="0.289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2.025cm" text:min-label-width="0.289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2.315cm" text:min-label-width="0.289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2.604cm" text:min-label-width="0.289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2.893cm" text:min-label-width="0.289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cm" text:min-label-width="0.289cm"/>
        <style:text-properties style:font-name="StarSymbol"/>
      </text:list-level-style-bullet>
      <text:list-level-style-number text:level="2" style:num-suffix="." style:num-format="1">
        <style:list-level-properties text:space-before="0.579cm" text:min-label-width="0.289cm"/>
      </text:list-level-style-number>
      <text:list-level-style-number text:level="3" style:num-suffix="." style:num-format="1">
        <style:list-level-properties text:space-before="0.868cm" text:min-label-width="0.289cm"/>
      </text:list-level-style-number>
      <text:list-level-style-number text:level="4" style:num-suffix="." style:num-format="1">
        <style:list-level-properties text:space-before="1.157cm" text:min-label-width="0.289cm"/>
      </text:list-level-style-number>
      <text:list-level-style-number text:level="5" style:num-suffix="." style:num-format="1">
        <style:list-level-properties text:space-before="1.447cm" text:min-label-width="0.289cm"/>
      </text:list-level-style-number>
      <text:list-level-style-number text:level="6" style:num-suffix="." style:num-format="1">
        <style:list-level-properties text:space-before="1.736cm" text:min-label-width="0.289cm"/>
      </text:list-level-style-number>
      <text:list-level-style-number text:level="7" style:num-suffix="." style:num-format="1">
        <style:list-level-properties text:space-before="2.025cm" text:min-label-width="0.289cm"/>
      </text:list-level-style-number>
      <text:list-level-style-number text:level="8" style:num-suffix="." style:num-format="1">
        <style:list-level-properties text:space-before="2.315cm" text:min-label-width="0.289cm"/>
      </text:list-level-style-number>
      <text:list-level-style-number text:level="9" style:num-suffix="." style:num-format="1">
        <style:list-level-properties text:space-before="2.604cm" text:min-label-width="0.289cm"/>
      </text:list-level-style-number>
      <text:list-level-style-number text:level="10" style:num-suffix="." style:num-format="1">
        <style:list-level-properties text:space-before="2.893cm" text:min-label-width="0.28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24cm" text:min-label-width="0.28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28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28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28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28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28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28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28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28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289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4cm" text:min-label-width="0.28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28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28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28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28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28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28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28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28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289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4cm" text:min-label-width="0.28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24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24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24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24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24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24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24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24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24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19cm" text:min-label-width="0.24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24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24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24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24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24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24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24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24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24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4cm" text:min-label-width="0.28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289cm"/>
      </text:list-level-style-number>
      <text:list-level-style-number text:level="3" style:num-suffix="." style:num-format="1">
        <style:list-level-properties text:space-before="1.905cm" text:min-label-width="0.289cm"/>
      </text:list-level-style-number>
      <text:list-level-style-number text:level="4" style:num-suffix="." style:num-format="1">
        <style:list-level-properties text:space-before="2.54cm" text:min-label-width="0.289cm"/>
      </text:list-level-style-number>
      <text:list-level-style-number text:level="5" style:num-suffix="." style:num-format="1">
        <style:list-level-properties text:space-before="3.175cm" text:min-label-width="0.289cm"/>
      </text:list-level-style-number>
      <text:list-level-style-number text:level="6" style:num-suffix="." style:num-format="1">
        <style:list-level-properties text:space-before="3.81cm" text:min-label-width="0.289cm"/>
      </text:list-level-style-number>
      <text:list-level-style-number text:level="7" style:num-suffix="." style:num-format="1">
        <style:list-level-properties text:space-before="4.445cm" text:min-label-width="0.289cm"/>
      </text:list-level-style-number>
      <text:list-level-style-number text:level="8" style:num-suffix="." style:num-format="1">
        <style:list-level-properties text:space-before="5.08cm" text:min-label-width="0.289cm"/>
      </text:list-level-style-number>
      <text:list-level-style-number text:level="9" style:num-suffix="." style:num-format="1">
        <style:list-level-properties text:space-before="5.715cm" text:min-label-width="0.289cm"/>
      </text:list-level-style-number>
      <text:list-level-style-number text:level="10" style:num-suffix="." style:num-format="1">
        <style:list-level-properties text:space-before="6.35cm" text:min-label-width="0.289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24cm" text:min-label-width="0.24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14cm" text:min-label-width="0.13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13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13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13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13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13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13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13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13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139cm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139cm" text:min-label-width="0.24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221cm" text:min-label-width="0.28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302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043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19cm" text:min-label-width="0.24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24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24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24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24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24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24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24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24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24cm"/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635cm" text:min-label-width="0.191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191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191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191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191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191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191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191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191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191cm"/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19cm" text:min-label-width="0.191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381cm" text:min-label-width="0.13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572cm" text:min-label-width="0.13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762cm" text:min-label-width="0.13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0.953cm" text:min-label-width="0.13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143cm" text:min-label-width="0.13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334cm" text:min-label-width="0.13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.524cm" text:min-label-width="0.13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.715cm" text:min-label-width="0.13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.905cm" text:min-label-width="0.139cm"/>
        <style:text-properties style:font-name="StarSymbol"/>
      </text:list-level-style-bullet>
    </text:list-style>
    <text:list-style style:name="L22">
      <text:list-level-style-bullet text:level="1" text:style-name="Bullet_20_Symbols" text:bullet-char="•">
        <style:list-level-properties text:space-before="0.19cm" text:min-label-width="0.191cm"/>
        <style:text-properties style:font-name="StarSymbol"/>
      </text:list-level-style-bullet>
      <text:list-level-style-image text:level="2" xlink:href="Pictures/100002000000000A0000000ADDA84F49.gif" xlink:type="simple" xlink:show="embed" xlink:actuate="onLoad">
        <style:list-level-properties text:space-before="0.381cm" text:min-label-width="0.191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0.571cm" text:min-label-width="0.191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0.762cm" text:min-label-width="0.191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0.952cm" text:min-label-width="0.191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1.143cm" text:min-label-width="0.191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1.333cm" text:min-label-width="0.191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1.524cm" text:min-label-width="0.191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.714cm" text:min-label-width="0.191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1.905cm" text:min-label-width="0.191cm" style:vertical-pos="middle" style:vertical-rel="line" fo:width="0.265cm" fo:height="0.265cm"/>
      </text:list-level-style-image>
    </text:list-style>
    <text:list-style style:name="L23">
      <text:list-level-style-bullet text:level="1" text:style-name="Bullet_20_Symbols" style:num-suffix="." text:bullet-char="•">
        <style:list-level-properties text:space-before="0.19cm" text:min-label-width="0.191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381cm" text:min-label-width="0.191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571cm" text:min-label-width="0.191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762cm" text:min-label-width="0.191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0.952cm" text:min-label-width="0.191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143cm" text:min-label-width="0.191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333cm" text:min-label-width="0.191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.524cm" text:min-label-width="0.191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.714cm" text:min-label-width="0.191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.905cm" text:min-label-width="0.191cm"/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cm" text:min-label-width="0.28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6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<text:title>km100 szabályrendszer</text:title></text:p>
      <text:p text:style-name="Subtitle"><text:subject>Fortélyok</text:subject></text:p>
      <text:p text:style-name="Subtitle">v1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7">Nonprofit szabályrendszer a M* világához<text:line-break/>Ailtas, 2008</text:p>
      <text:p text:style-name="P127"/>
      <text:p text:style-name="P127"/>
      <text:p text:style-name="P127"><draw:a xlink:type="simple" xlink:href="http://creativecommons.org/licenses/by-nc-sa/2.5/hu/"><draw:frame draw:style-name="fr1" draw:name="HTTP://CREATIVECOMMONS.ORG/LICENSES/BY-NC-SA/2.5/HU/" text:anchor-type="paragraph" svg:width="2.117cm" svg:height="0.423cm" draw:z-index="0"><draw:image xlink:href="Pictures/100000000000005000000010E1A9A15E.png" xlink:type="simple" xlink:show="embed" xlink:actuate="onLoad"/></draw:frame></draw:a></text:p>
      <text:p text:style-name="P128"/>
      <text:p text:style-name="P128"><text:s/><text:span text:style-name="T41">Creative Commons License</text:span></text:p>
      <text:p text:style-name="P129">Ezen dokumentum maga, továbbá részletei, vagy másolatai kizárólag a Creative Commons</text:p>
      <text:p text:style-name="P127"><text:a xlink:type="simple" xlink:href="http://creativecommons.org/licenses/by-nc-sa/2.5/hu/"><text:span text:style-name="T42">Nevezd meg!-Ne add el!-Így add tovább! 2.5 Magyarország</text:span></text:a></text:p>
      <text:p text:style-name="P105"><text:span text:style-name="T41">Licenc feltételeinek megfelelően használható fel</text:span>. </text:p>
      <text:p text:style-name="P16"/>
      <text:p text:style-name="P15"/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rtalomjegyzék1_Head">
            <text:p text:style-name="Contents_20_Heading">Tartalomjegyzék</text:p>
          </text:index-title>
          <text:p text:style-name="P131">1.Fortélyok<text:tab/>3</text:p>
          <text:p text:style-name="P130">1.1.Általános szabályok<text:tab/>4</text:p>
          <text:p text:style-name="P130">1.2.Karmák<text:tab/>5</text:p>
          <text:p text:style-name="P130">1.3.Titkos fortélyok<text:tab/>6</text:p>
          <text:p text:style-name="P132">1.3.1 Titkos harci fortélyok<text:tab/>6</text:p>
          <text:p text:style-name="P132">1.3.2 Titkos általános fortélyok<text:tab/>6</text:p>
          <text:p text:style-name="P132">1.3.3 Titkos alvilági fortélyok<text:tab/>6</text:p>
          <text:p text:style-name="P130">1.4.Harci fortélyok<text:tab/>7</text:p>
          <text:p text:style-name="P130">1.5.Lovas fortélyok<text:tab/>14</text:p>
          <text:p text:style-name="P130">1.6.Íjász, Hajítás fortélyok<text:tab/>15</text:p>
          <text:p text:style-name="P130">1.7.Általános fortélyok<text:tab/>17</text:p>
          <text:p text:style-name="P130">1.8.Alvilági és fizikai fortélyok<text:tab/>18</text:p>
          <text:p text:style-name="P130">1.9.Szociális fortélyok<text:tab/>19</text:p>
          <text:p text:style-name="P130">1.10.Világi Fortélyok<text:tab/>21</text:p>
          <text:p text:style-name="P130">1.11.Tudományos Fortélyok<text:tab/>22</text:p>
          <text:p text:style-name="P130">1.12.Művészeti Fortélyok<text:tab/>23</text:p>
          <text:p text:style-name="P130">1.13.Mágikus, misztikus fortélyok<text:tab/>24</text:p>
          <text:p text:style-name="P130">1.14.Pszí fortélyok<text:tab/>25</text:p>
          <text:p text:style-name="P130">1.15.Slan fortélyok<text:tab/>27</text:p>
        </text:index-body>
      </text:table-of-content>
      <text:p text:style-name="P3"/>
      <text:p text:style-name="P4"/>
      <text:h text:style-name="Heading_20_1" text:outline-level="1">Fortélyok</text:h>
      <text:p text:style-name="P5">A Fortélyok egyedi ismeretek, melyeket ugyanúgy KP-ből vehet fel a karakter, mint a Képzettségeket, de legtöbbször pont rájuk épülnek, kiegészítik őket, valamint kevésbé differenciált tudást takarnak.</text:p>
      <text:p text:style-name="P5"/>
      <text:h text:style-name="Heading_20_2" text:outline-level="2">Általános szabályok</text:h>
      <text:list xml:id="list39659374" text:style-name="L1">
        <text:list-item>
          <text:p text:style-name="P169"><text:s/>A Fortélyokat nehézségük és összetettségük szerint csoportosítjuk. Lehetnek 1, vagy több fokúak.</text:p>
        </text:list-item>
        <text:list-item>
          <text:p text:style-name="P169">Minden fok költsége: <text:span text:style-name="T5">15KP</text:span></text:p>
        </text:list-item>
        <text:list-item>
          <text:p text:style-name="P167">Több fokú Fortélyoknál szintenként csak egy fokot lehet fejlődni akkor is, ha lenne elég KP több fokra is! Ez alól kivétel az 1. szint (karakteralkotás).</text:p>
        </text:list-item>
      </text:list>
      <text:list xml:id="list39651378" text:style-name="L2">
        <text:list-item>
          <text:p text:style-name="P170">Egy szintlépés alkalmával nem vehető fel két olyan Fortély, amely ugyanazt a jellemzőt/képzettséget, stb módosítja.</text:p>
        </text:list-item>
        <text:list-item>
          <text:p text:style-name="P170">A fortélyoknak lehetnek követelményei: Tulajdonságok elvárt értékei, képzettségek elvárt szintje, esetleg más fortélyok megléte, vagy valamilyen nem számszerűsíthető körülmény.</text:p>
        </text:list-item>
      </text:list>
      <text:p text:style-name="P5"/>
      <text:h text:style-name="P165" text:outline-level="2">Karmák</text:h>
      <text:p text:style-name="Text_20_body">A Karmák speciális jellemvonások, melyeket a fortély rendszeren belül kezelünk, de nem kerülnek KP-ba. Követelményeik nem számszerűek, hanem valamely esemény, különleges cselekedet. <text:s/>Így nem kerülnek KP-ba sem, kaland során lehet „megszerezni” őket. Hatásuk a karakter Auráján is megjelenik. Minden esetben a KM adja őket, a játékos nem veheti fel önként, valamint nem követelheti azt a KM-en. </text:p>
      <text:p text:style-name="Text_20_body">A lenti karmák <text:s/>nem feltétlenül fednek le mindent, a KM ha úgy érzi az adott kaland hangulatához illene egy új, általa kitalált Karma, akkor nyugodtan megadhatja, de legyen tekintettel az erőviszonyokra, Karmaként csak valamilyen színesítő ismeretet adjon.</text:p>
      <text:p text:style-name="Text_20_body">A karmák lehetnek a fortélyokhoz hasonlóan fokkal, vagy %-kal jellemezhetőek.</text:p>
      <text:p text:style-name="Text_20_body">Versenyeken, klubokban viszont csak és kizárólag az itt leírt Karmákat adhatja meg a KM a játékossal való egyeztetés után!</text:p>
      <table:table table:name="Táblázat13" table:style-name="Táblázat13">
        <table:table-column table:style-name="Táblázat13.A"/>
        <table:table-column table:style-name="Táblázat13.B"/>
        <table:table-column table:style-name="Táblázat13.C"/>
        <table:table-column table:style-name="Táblázat13.D"/>
        <table:table-column table:style-name="Táblázat13.E"/>
        <table:table-row table:style-name="Táblázat13.1">
          <table:table-cell table:style-name="Táblázat13.A1" table:number-columns-spanned="5" office:value-type="string">
            <text:p text:style-name="_5b_RPG_5d__20_Táblázattartalom_20_1">Általános</text:p>
          </table:table-cell>
          <table:covered-table-cell/>
          <table:covered-table-cell/>
          <table:covered-table-cell/>
          <table:covered-table-cell/>
        </table:table-row>
        <table:table-row table:style-name="Táblázat13.1">
          <table:table-cell table:style-name="Táblázat13.A2" office:value-type="string">
            <text:p text:style-name="P21"/>
          </table:table-cell>
          <table:table-cell table:style-name="Táblázat13.A2" office:value-type="string">
            <text:p text:style-name="P26">Karma neve</text:p>
          </table:table-cell>
          <table:table-cell table:style-name="Táblázat13.A2" office:value-type="string">
            <text:p text:style-name="P26">Mérték</text:p>
          </table:table-cell>
          <table:table-cell table:style-name="Táblázat13.A2" office:value-type="string">
            <text:p text:style-name="P29">Követelmény</text:p>
          </table:table-cell>
          <table:table-cell table:style-name="Táblázat13.E2" office:value-type="string">
            <text:p text:style-name="P69">Hatás</text:p>
          </table:table-cell>
        </table:table-row>
        <table:table-row table:style-name="Táblázat13.1">
          <table:table-cell table:style-name="Táblázat13.A3" office:value-type="string">
            <text:p text:style-name="P20"/>
          </table:table-cell>
          <table:table-cell table:style-name="Táblázat13.B3" office:value-type="string">
            <text:p text:style-name="P24">Hős</text:p>
          </table:table-cell>
          <table:table-cell table:style-name="Táblázat13.B3" office:value-type="string">
            <text:p text:style-name="P24">1 fok</text:p>
          </table:table-cell>
          <table:table-cell table:style-name="Táblázat13.B3" office:value-type="string">
            <text:p text:style-name="P76">Mindig segít a bajba jutottakon, mindig kész az önfeláldozásra, mindig a jó ügy érdekében cselekszik. Aki sok-sok hőstettet hajt végre, megkapja ezt a Karmát. </text:p>
          </table:table-cell>
          <table:table-cell table:style-name="Táblázat13.E3" office:value-type="string">
            <text:p text:style-name="P96">Pro:<text:line-break/>Ez ténylegesen megnöveli az értékeit (mértékét még megbeszéljük), segítve ezzel további hőstetteit. </text:p>
            <text:p text:style-name="P96">Kontra:<text:line-break/> Elég csak egyetlen rossz cselekedet, és elveszíti a karmát, és soha többé nem lehet visszaszerezni! Ekkor egy bukott hős karma a jutalma...</text:p>
          </table:table-cell>
        </table:table-row>
        <table:table-row table:style-name="Táblázat13.1">
          <table:table-cell table:style-name="Táblázat13.A3" office:value-type="string">
            <text:p text:style-name="P20"/>
          </table:table-cell>
          <table:table-cell table:style-name="Táblázat13.B3" office:value-type="string">
            <text:p text:style-name="P24">Bajnok</text:p>
          </table:table-cell>
          <table:table-cell table:style-name="Táblázat13.B3" office:value-type="string">
            <text:p text:style-name="P24">1 fok</text:p>
          </table:table-cell>
          <table:table-cell table:style-name="Táblázat13.B3" office:value-type="string">
            <text:p text:style-name="P28">Hasonlít a hősre, de már nem feltétlenül kell jónak lennie. A hőstettei egyetlen csoportra korlátozódik. Ő a csoport hőse, egymaga hoz dicsőséget / védelmezi meg / viszi győzelemre a csoportot. Pl: Achilles</text:p>
          </table:table-cell>
          <table:table-cell table:style-name="Táblázat13.E3" office:value-type="string">
            <text:p text:style-name="P66">??</text:p>
          </table:table-cell>
        </table:table-row>
        <table:table-row table:style-name="Táblázat13.1">
          <table:table-cell table:style-name="Táblázat13.A3" office:value-type="string">
            <text:p text:style-name="P20"/>
          </table:table-cell>
          <table:table-cell table:style-name="Táblázat13.B3" office:value-type="string">
            <text:p text:style-name="P24">Alkoholista</text:p>
          </table:table-cell>
          <table:table-cell table:style-name="Táblázat13.B3" office:value-type="string">
            <text:p text:style-name="P24">1 fok</text:p>
          </table:table-cell>
          <table:table-cell table:style-name="Táblázat13.B3" office:value-type="string">
            <text:p text:style-name="P29">No comment :)</text:p>
          </table:table-cell>
          <table:table-cell table:style-name="Táblázat13.E3" office:value-type="string">
            <text:p text:style-name="P66">??</text:p>
          </table:table-cell>
        </table:table-row>
        <table:table-row table:style-name="Táblázat13.1">
          <table:table-cell table:style-name="Táblázat13.A3" office:value-type="string">
            <text:p text:style-name="P20"/>
          </table:table-cell>
          <table:table-cell table:style-name="Táblázat13.B3" office:value-type="string">
            <text:p text:style-name="P24">Gyerekgyilkos</text:p>
          </table:table-cell>
          <table:table-cell table:style-name="Táblázat13.B3" office:value-type="string">
            <text:p text:style-name="P24">1 fok</text:p>
          </table:table-cell>
          <table:table-cell table:style-name="Táblázat13.B3" office:value-type="string">
            <text:p text:style-name="P27">Gyereket ölt</text:p>
          </table:table-cell>
          <table:table-cell table:style-name="Táblázat13.E3" office:value-type="string">
            <text:p text:style-name="P67">Az ilyen karma lemoshatatlan, aurán jól látható mocskos szégyenfolt.</text:p>
            <text:p text:style-name="P67">Történettől függően rossz hírnév is társulhat hozzá. Ha megtudják, kultúrától függő negatív hatások érik. Kiközösítés, lincselés...</text:p>
          </table:table-cell>
        </table:table-row>
        <table:table-row table:style-name="Táblázat13.1">
          <table:table-cell table:style-name="Táblázat13.A3" office:value-type="string">
            <text:p text:style-name="P20"/>
          </table:table-cell>
          <table:table-cell table:style-name="Táblázat13.B3" office:value-type="string">
            <text:p text:style-name="P50">Gyilkos</text:p>
          </table:table-cell>
          <table:table-cell table:style-name="Táblázat13.B3" office:value-type="string">
            <text:p text:style-name="P24">1 fok</text:p>
          </table:table-cell>
          <table:table-cell table:style-name="Táblázat13.B3" office:value-type="string">
            <text:p text:style-name="P30">Minimum 100 sikeres orvgyilkosság</text:p>
          </table:table-cell>
          <table:table-cell table:style-name="Táblázat13.E3" office:value-type="string">
            <text:p text:style-name="_5b_RPG_5d__20_Táblázat_20_-_20_Fortély_20_hatás"><text:span text:style-name="_5b_RPG_5d_Kiemelt_20_kifejezés"><text:span text:style-name="T27">A rengeteg gyilkosság megmérgezte a lelkedet, ha nem leplezed, Aurádon jól láthatóak a sötét foltok, melyek beszennyezik.</text:span></text:span></text:p>
            <text:p text:style-name="_5b_RPG_5d__20_Táblázat_20_-_20_Fortély_20_hatás"><text:span text:style-name="_5b_RPG_5d_Kiemelt_20_kifejezés"><text:span text:style-name="T27"/></text:span></text:p>
            <text:p text:style-name="_5b_RPG_5d__20_Táblázat_20_-_20_Fortély_20_hatás"><text:span text:style-name="_5b_RPG_5d_Kiemelt_20_kifejezés">Hatása</text:span><text:span text:style-name="_5b_RPG_5d_Kiemelt_20_kifejezés">:</text:span></text:p>
            <text:list xml:id="list39667666" text:style-name="L3">
              <text:list-item>
                <text:p text:style-name="P133"><text:span text:style-name="_5b_RPG_5d_Kiemelt_20_kifejezés"><text:span text:style-name="T28">Nem gyógyíthatsz se világi, se mágikus úton</text:span></text:span></text:p>
              </text:list-item>
              <text:list-item>
                <text:p text:style-name="P133"><text:span text:style-name="_5b_RPG_5d_Kiemelt_20_kifejezés"><text:span text:style-name="T29">TODO</text:span></text:span></text:p>
              </text:list-item>
            </text:list>
          </table:table-cell>
        </table:table-row>
        <table:table-row table:style-name="Táblázat13.1">
          <table:table-cell table:style-name="Táblázat13.A8" table:number-columns-spanned="5" office:value-type="string">
            <text:p text:style-name="_5b_RPG_5d__20_Táblázattartalom_20_1">Mágikus, misztikus</text:p>
          </table:table-cell>
          <table:covered-table-cell/>
          <table:covered-table-cell/>
          <table:covered-table-cell/>
          <table:covered-table-cell/>
        </table:table-row>
        <table:table-row table:style-name="Táblázat13.1">
          <table:table-cell table:style-name="Táblázat13.A3" office:value-type="string">
            <text:p text:style-name="P20"/>
          </table:table-cell>
          <table:table-cell table:style-name="Táblázat13.B3" office:value-type="string">
            <text:p text:style-name="P24">Összhang (%)</text:p>
          </table:table-cell>
          <table:table-cell table:style-name="Táblázat13.B3" office:value-type="string">
            <text:p text:style-name="P24">%</text:p>
          </table:table-cell>
          <table:table-cell table:style-name="Táblázat13.B3" office:value-type="string">
            <text:p text:style-name="P27">Előtörténet</text:p>
          </table:table-cell>
          <table:table-cell table:style-name="Táblázat13.E3" office:value-type="string">
            <text:p text:style-name="P67">Mágikus karma</text:p>
            <text:p text:style-name="P67">Például:</text:p>
            <text:list xml:id="list39671587" text:style-name="L4">
              <text:list-item>
                <text:p text:style-name="P134">Esőben varázsló (30%)</text:p>
              </text:list-item>
              <text:list-item>
                <text:p text:style-name="P134">Tömegben varázsló (20%)</text:p>
              </text:list-item>
              <text:list-item>
                <text:p text:style-name="P134">stb</text:p>
              </text:list-item>
            </text:list>
            <text:p text:style-name="P67">lásd a Mágia fejezet „Összhang karmák” fejezetét!</text:p>
          </table:table-cell>
        </table:table-row>
        <text:soft-page-break/>
        <table:table-row table:style-name="Táblázat13.1">
          <table:table-cell table:style-name="Táblázat13.A3" office:value-type="string">
            <text:p text:style-name="P20"/>
          </table:table-cell>
          <table:table-cell table:style-name="Táblázat13.B3" office:value-type="string">
            <text:p text:style-name="P50">Profán</text:p>
          </table:table-cell>
          <table:table-cell table:style-name="Táblázat13.B3" office:value-type="string">
            <text:p text:style-name="P24">??</text:p>
          </table:table-cell>
          <table:table-cell table:style-name="Táblázat13.B3" office:value-type="string">
            <text:p text:style-name="P30">„A cipőfűzőjét is mágiával köti be”</text:p>
            <text:p text:style-name="P30">Minden apró piszlicsáré ügyet mágiával intéz, csak megmozdulni ne kelljen :)</text:p>
          </table:table-cell>
          <table:table-cell table:style-name="Táblázat13.E3" office:value-type="string">
            <text:p text:style-name="_5b_RPG_5d__20_Táblázat_20_-_20_Fortély_20_hatás">Pro:</text:p>
            <text:p text:style-name="_5b_RPG_5d__20_Táblázat_20_-_20_Fortély_20_hatás">Az apró, kis hatású varázslatokat ingyen, vagy 1-2 Manáért tudja alkalmazni, annyira megszokottá, begyakorolttá vált a használatuk.</text:p>
            <text:p text:style-name="_5b_RPG_5d__20_Táblázat_20_-_20_Fortély_20_hatás">Kontra:</text:p>
            <text:list xml:id="list39658206" text:style-name="L5">
              <text:list-item>
                <text:p text:style-name="P146">A nagy hatalmú varázslatokat dupla Manáért tudja csak alkalmazni</text:p>
              </text:list-item>
              <text:list-item>
                <text:p text:style-name="P146">Nem képes Rituális mágiák alkalmazására</text:p>
              </text:list-item>
            </text:list>
          </table:table-cell>
        </table:table-row>
      </table:table>
      <text:p text:style-name="Standard"/>
      <text:h text:style-name="Heading_20_2" text:outline-level="2">Titkos fortélyok</text:h>
      <text:p text:style-name="Text_20_body">A Titkos fortélyok általában egyes képzettségek nagyon magas szinten történő művelői által, kivételes esetben tanulható – legtöbbször félmágikus – ismeretek.</text:p>
      <text:h text:style-name="P164" text:outline-level="3">Titkos harci fortélyok</text:h>
      <text:p text:style-name="P102"/>
      <table:table table:name="Táblázat4" table:style-name="Táblázat4">
        <table:table-column table:style-name="Táblázat4.A"/>
        <table:table-column table:style-name="Táblázat4.B"/>
        <table:table-column table:style-name="Táblázat4.C"/>
        <table:table-column table:style-name="Táblázat4.D"/>
        <table:table-column table:style-name="Táblázat4.E"/>
        <table:table-row table:style-name="Táblázat4.1">
          <table:table-cell table:style-name="Táblázat4.A1" office:value-type="string">
            <text:p text:style-name="P23"/>
          </table:table-cell>
          <table:table-cell table:style-name="Táblázat4.B1" office:value-type="string">
            <text:p text:style-name="P50">Kobratánc</text:p>
          </table:table-cell>
          <table:table-cell table:style-name="Táblázat4.B1" office:value-type="string">
            <text:p text:style-name="P39">???</text:p>
          </table:table-cell>
          <table:table-cell table:style-name="Táblázat4.B1" office:value-type="string">
            <text:p text:style-name="_5b_RPG_5d__20_Táblázattartalom_20_1">Gorviki fejvadászklán</text:p>
            <text:p text:style-name="_5b_RPG_5d__20_Táblázattartalom_20_1">Összpontosítás – <text:span text:style-name="T7">9.szint ?</text:span></text:p>
            <text:p text:style-name="_5b_RPG_5d__20_Táblázattartalom_20_1">Kétkezes harc – 2.fok</text:p>
            <text:p text:style-name="_5b_RPG_5d__20_Táblázattartalom_20_1">Kardvívás – <text:span text:style-name="T7">9.szint</text:span></text:p>
          </table:table-cell>
          <table:table-cell table:style-name="Táblázat4.E1" office:value-type="string">
            <text:p text:style-name="P79">Végtagokat, hasat, páncéltalan részeket támad.</text:p>
            <text:p text:style-name="P79">Hatása: harci transz <text:span text:style-name="T39">(kizökkenéshez mi kell?)</text:span></text:p>
            <text:list xml:id="list39642643" text:style-name="L6">
              <text:list-item>
                <text:p text:style-name="P148">Nő a harcos Sebesség értéke: +5</text:p>
              </text:list-item>
              <text:list-item>
                <text:p text:style-name="P159">Ez értelmetlen, mert annyit támad, amennyit az ellenfelek rá!!</text:p>
              </text:list-item>
              <text:list-item>
                <text:p text:style-name="P149">Sebzés: k20+2 SP <text:span text:style-name="T8">(semmi más bónusz nem számít ) </text:span></text:p>
              </text:list-item>
              <text:list-item>
                <text:p text:style-name="P149">TÉ: +10</text:p>
              </text:list-item>
              <text:list-item>
                <text:p text:style-name="P150">Páncéldobás esélyeit módosítja: </text:p>
              </text:list-item>
              <text:list-item>
                <text:p text:style-name="P159">nagyobb esély a végtagokra <text:s/>VAGY</text:p>
              </text:list-item>
              <text:list-item>
                <text:p text:style-name="P159">-20% a páncéldobásra</text:p>
              </text:list-item>
              <text:list-item>
                <text:p text:style-name="P149">Támadások száma: max annyi, amennyi az ellenfél(felek) támadásai össz, mivel regál a támadásokra. Lemesélve:</text:p>
              </text:list-item>
              <text:list-item>
                <text:p text:style-name="P160">Ő dob először (megelőző) támadást. Ha az sikeres (sebző), akkor az ellenfél elveszíti a támadását.</text:p>
              </text:list-item>
            </text:list>
          </table:table-cell>
        </table:table-row>
      </table:table>
      <text:p text:style-name="P104"/>
      <text:h text:style-name="Heading_20_3" text:outline-level="3">Titkos általános fortélyok</text:h>
      <table:table table:name="Táblázat7" table:style-name="Táblázat7">
        <table:table-column table:style-name="Táblázat7.A"/>
        <table:table-column table:style-name="Táblázat7.B"/>
        <table:table-column table:style-name="Táblázat7.C"/>
        <table:table-column table:style-name="Táblázat7.D"/>
        <table:table-column table:style-name="Táblázat7.E"/>
        <table:table-row>
          <table:table-cell table:style-name="Táblázat7.A1" office:value-type="string">
            <text:p text:style-name="_5b_RPG_5d__20_Táblázatfejléc"/>
          </table:table-cell>
          <table:table-cell table:style-name="Táblázat7.A1" office:value-type="string">
            <text:p text:style-name="_5b_RPG_5d__20_Táblázatfejléc">Fortély neve</text:p>
          </table:table-cell>
          <table:table-cell table:style-name="Táblázat7.A1" office:value-type="string">
            <text:p text:style-name="_5b_RPG_5d__20_Táblázatfejléc">Max fok</text:p>
          </table:table-cell>
          <table:table-cell table:style-name="Táblázat7.A1" office:value-type="string">
            <text:p text:style-name="_5b_RPG_5d__20_Táblázatfejléc">Követelménye</text:p>
          </table:table-cell>
          <table:table-cell table:style-name="Táblázat7.E1" office:value-type="string">
            <text:p text:style-name="_5b_RPG_5d__20_Táblázatfejléc">Hatás, megjegyzés</text:p>
          </table:table-cell>
        </table:table-row>
        <table:table-row>
          <table:table-cell table:style-name="Táblázat7.A2" office:value-type="string">
            <text:p text:style-name="P65"/>
          </table:table-cell>
          <table:table-cell table:style-name="Táblázat7.B2" office:value-type="string">
            <text:p text:style-name="_5b_RPG_5d__20_Táblázattartalom_20_1">Állat testvér</text:p>
          </table:table-cell>
          <table:table-cell table:style-name="Táblázat7.B2" office:value-type="string">
            <text:p text:style-name="P9">1 fok</text:p>
          </table:table-cell>
          <table:table-cell table:style-name="Táblázat7.B2" office:value-type="string">
            <text:p text:style-name="P45">Idomítás – <text:span text:style-name="T39">15.szint</text:span></text:p>
            <text:p text:style-name="P61">vagy</text:p>
            <text:p text:style-name="P45">Lovaglás – <text:span text:style-name="T39">15.szint</text:span><text:line-break/><text:span text:style-name="T8">(csak lóra)</text:span></text:p>
            <text:p text:style-name="P61">vagy</text:p>
            <text:p text:style-name="P45">Léglovaglás – <text:span text:style-name="T39">15.szint</text:span></text:p>
            <text:p text:style-name="P62">(csak adott fajú repülő lényre)</text:p>
            <text:p text:style-name="P62"/>
            <text:p text:style-name="P54">Fogékonyság: +3</text:p>
          </table:table-cell>
          <table:table-cell table:style-name="Táblázat7.E2" office:value-type="string">
            <text:p text:style-name="P46">A felsorolt 3 képzettség legfelső fokán már olyan magas fokú kapcsolat jön létre ember és állat között – szinte lelki társsá válnak –, ami korlátozott telepátiát hoz létre.</text:p>
            <text:p text:style-name="P46">Az ilyen kapcsolat csak egyszerűbb érzelmek, hangulatok, parancsok közvetítésére alkalmas. </text:p>
            <text:p text:style-name="P46"><text:span text:style-name="T37">Megjegyzés</text:span>: a kapcsolat olyan <text:span text:style-name="T37">konkrét</text:span> állatokra vonatkozik, akikkel legalább 1 éve szoros napi érintkezésben van.</text:p>
          </table:table-cell>
        </table:table-row>
      </table:table>
      <text:p text:style-name="P101"/>
      <text:h text:style-name="Heading_20_3" text:outline-level="3">Titkos alvilági fortélyok</text:h>
      <table:table table:name="Táblázat12" table:style-name="Táblázat12">
        <table:table-column table:style-name="Táblázat12.A"/>
        <table:table-column table:style-name="Táblázat12.B"/>
        <table:table-column table:style-name="Táblázat12.C"/>
        <table:table-column table:style-name="Táblázat12.D"/>
        <table:table-column table:style-name="Táblázat12.E"/>
        <table:table-row>
          <table:table-cell table:style-name="Táblázat12.A1" office:value-type="string">
            <text:p text:style-name="_5b_RPG_5d__20_Táblázatfejléc"/>
          </table:table-cell>
          <table:table-cell table:style-name="Táblázat12.A1" office:value-type="string">
            <text:p text:style-name="_5b_RPG_5d__20_Táblázatfejléc">Fortély neve</text:p>
          </table:table-cell>
          <table:table-cell table:style-name="Táblázat12.A1" office:value-type="string">
            <text:p text:style-name="_5b_RPG_5d__20_Táblázatfejléc">Max fok</text:p>
          </table:table-cell>
          <table:table-cell table:style-name="Táblázat12.A1" office:value-type="string">
            <text:p text:style-name="_5b_RPG_5d__20_Táblázatfejléc">Követelménye</text:p>
          </table:table-cell>
          <table:table-cell table:style-name="Táblázat12.E1" office:value-type="string">
            <text:p text:style-name="_5b_RPG_5d__20_Táblázatfejléc">Hatás, megjegyzés</text:p>
          </table:table-cell>
        </table:table-row>
        <table:table-row>
          <table:table-cell table:style-name="Táblázat12.A2" office:value-type="string">
            <text:p text:style-name="P20"/>
          </table:table-cell>
          <table:table-cell table:style-name="Táblázat12.B2" office:value-type="string">
            <text:p text:style-name="P24">Élő álca</text:p>
          </table:table-cell>
          <table:table-cell table:style-name="Táblázat12.B2" office:value-type="string">
            <text:p text:style-name="P24">1 fok</text:p>
          </table:table-cell>
          <table:table-cell table:style-name="Táblázat12.B2" office:value-type="string">
            <text:p text:style-name="P24">Álcázás/Álruha: 15.szint</text:p>
          </table:table-cell>
          <table:table-cell table:style-name="Táblázat12.E2" office:value-type="string">
            <text:p text:style-name="P67">Titkos, félmágikus ismeret. Csak az álcázás legnagyobb mesterei ismerik – állítólag.</text:p>
            <text:p text:style-name="P67">Alkalmazója kellékek nélkül is képes átformálni vonásait. A hatás csak annyi lehet, amennyit maszkkészítő eszközökkel is el tudna érni. Például: pár perc alatt szakállat, bajszot növeszt, ráncokat varázsol az arcára, megváltozik szeme színe, stb.</text:p>
          </table:table-cell>
        </table:table-row>
        <table:table-row>
          <table:table-cell table:style-name="Táblázat12.A2" office:value-type="string">
            <text:p text:style-name="P20"/>
          </table:table-cell>
          <table:table-cell table:style-name="Táblázat12.B2" office:value-type="string">
            <text:p text:style-name="P24">Tapadás</text:p>
          </table:table-cell>
          <table:table-cell table:style-name="Táblázat12.B2" office:value-type="string">
            <text:p text:style-name="P24">1 fok</text:p>
          </table:table-cell>
          <table:table-cell table:style-name="Táblázat12.B2" office:value-type="string">
            <text:p text:style-name="P24">Mászás:</text:p>
            <text:p text:style-name="P24">15.szint</text:p>
          </table:table-cell>
          <table:table-cell table:style-name="Táblázat12.E2" office:value-type="string">
            <text:p text:style-name="P67">Titkos, félmágikus ismeret. <text:s/></text:p>
            <text:p text:style-name="P67">Képes vagy pókként megtapadni a falon – akár a mennyezeten is. A kapaszkodáshoz nincs szükséged <text:soft-page-break/>kiszögelésre.</text:p>
          </table:table-cell>
        </table:table-row>
      </table:table>
      <text:p text:style-name="Standard"/>
      <text:h text:style-name="P165" text:outline-level="2">Harci fortélyok</text:h>
      <text:p text:style-name="P126">Ötlet_1: HM követelményt bevezethetnénk: pl. 30 elköltött HM kell, hogy fel lehessen venni egy bizonyos fortélyt.</text:p>
      <text:p text:style-name="P126">Ötlet_2: <text:s/>a halálos harci fortély-kombók ellen: minden fortély adjon valamilyen típusú „karmát” és legyen „karma-limit” típusoktól függően (karakter jellemétől függjön, hol a limit...?)</text:p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column table:style-name="Táblázat3.D"/>
        <table:table-column table:style-name="Táblázat3.E"/>
        <table:table-row table:style-name="Táblázat3.1">
          <table:table-cell table:style-name="Táblázat3.A1" office:value-type="string">
            <text:p text:style-name="_5b_RPG_5d__20_Táblázatfejléc"/>
          </table:table-cell>
          <table:table-cell table:style-name="Táblázat3.A1" office:value-type="string">
            <text:p text:style-name="_5b_RPG_5d__20_Táblázatfejléc">Fortély neve</text:p>
          </table:table-cell>
          <table:table-cell table:style-name="Táblázat3.A1" office:value-type="string">
            <text:p text:style-name="_5b_RPG_5d__20_Táblázatfejléc">Max fok</text:p>
          </table:table-cell>
          <table:table-cell table:style-name="Táblázat3.A1" office:value-type="string">
            <text:p text:style-name="_5b_RPG_5d__20_Táblázatfejléc">Követelménye</text:p>
          </table:table-cell>
          <table:table-cell table:style-name="Táblázat3.E1" office:value-type="string">
            <text:p text:style-name="_5b_RPG_5d__20_Táblázatfejléc">Hatás, megjegyzés</text:p>
          </table:table-cell>
        </table:table-row>
        <table:table-row table:style-name="Táblázat3.1">
          <table:table-cell table:style-name="Táblázat3.A2" office:value-type="string">
            <text:p text:style-name="P20"/>
          </table:table-cell>
          <table:table-cell table:style-name="Táblázat3.B2" office:value-type="string">
            <text:p text:style-name="P50">Alakzatharc</text:p>
          </table:table-cell>
          <table:table-cell table:style-name="Táblázat3.B2" office:value-type="string">
            <text:p text:style-name="P27">Lásd a leírást!</text:p>
          </table:table-cell>
          <table:table-cell table:style-name="Táblázat3.B2" office:value-type="string">
            <text:p text:style-name="P30">A társak is ismerjék az adott alakzatot</text:p>
            <text:p text:style-name="P30">+</text:p>
            <text:p text:style-name="P30">Alakzat függő, lásd azok leírását!</text:p>
          </table:table-cell>
          <table:table-cell table:style-name="Táblázat3.E2" office:value-type="string">
            <text:p text:style-name="P83">Sok féle alakzat létezik. Gyalogos, kisebb létszámra, nagy, csatatéri formációkra tervezett, valamint lovas alakzatok.</text:p>
            <text:p text:style-name="P83">Az Alakzatharc fortélyt akárhányszor felveheted. Ilyenkor választhatsz 2 alakzatot, melyek megtanulásának követelményeit teljesíteni tudod.</text:p>
            <text:p text:style-name="P83"/>
            <text:p text:style-name="P83">Egyes alakzatok ismeretének több foka van, ezekre külön költeni kell. Például egy "Lovas ék" alakzat 2.fokához külön alakzatként ismerni kell már a "Lovas ék" 1.fokát is.</text:p>
            <text:p text:style-name="P83"/>
            <text:p text:style-name="P83">Ha egy csoportban a társak legalább fele alacsonyabb fokon ismeri az adott alakzatot, akkor mindenkire az alacsonyabb bónuszok érvényesek.</text:p>
            <text:p text:style-name="P83"/>
            <text:p text:style-name="P71">A választható alakzatok (kicsi, nagy, lovas) listáját lásd a Harcrendszer fejezet "Harci alakzatok" fejezetében.</text:p>
          </table:table-cell>
        </table:table-row>
        <table:table-row table:style-name="Táblázat3.1">
          <table:table-cell table:style-name="Táblázat3.A2" office:value-type="string">
            <text:p text:style-name="P20"/>
          </table:table-cell>
          <table:table-cell table:style-name="Táblázat3.B2" office:value-type="string">
            <text:p text:style-name="P50">Fárasztás</text:p>
          </table:table-cell>
          <table:table-cell table:style-name="Táblázat3.B2" office:value-type="string">
            <text:p text:style-name="P27">1 fok</text:p>
          </table:table-cell>
          <table:table-cell table:style-name="Táblázat3.B2" office:value-type="string">
            <text:p text:style-name="P27">Harcmodor: 6.szint</text:p>
            <text:p text:style-name="P27">Ügyesség: +1</text:p>
          </table:table-cell>
          <table:table-cell table:style-name="Táblázat3.E2" office:value-type="string">
            <text:p text:style-name="_5b_RPG_5d__20_Táblázat_20_-_20_Fortély_20_hatás"><text:span text:style-name="T23">Ha a </text:span><text:span text:style-name="T18">Fárasztás</text:span><text:span text:style-name="T23"> harci taktikát alkalmazod és rendelkezel ezzel a harci fortéllyal, akkor további </text:span><text:span text:style-name="T20">+3 VÉ</text:span><text:span text:style-name="T23">-t csökkentesz ellenfeleden támadáskor.</text:span></text:p>
            <text:p text:style-name="P82">A fortély nagy ismerői a bajvívók és harcosok.</text:p>
            <text:p text:style-name="P82">Pusztításban nem alkalmazható.</text:p>
          </table:table-cell>
        </table:table-row>
        <table:table-row table:style-name="Táblázat3.1">
          <table:table-cell table:style-name="Táblázat3.A2" office:value-type="string">
            <text:p text:style-name="P56"/>
          </table:table-cell>
          <table:table-cell table:style-name="Táblázat3.B2" office:value-type="string">
            <text:p text:style-name="P117">Belharc -</text:p>
            <text:p text:style-name="P118">konkrét fegyver</text:p>
          </table:table-cell>
          <table:table-cell table:style-name="Táblázat3.B2" office:value-type="string">
            <text:p text:style-name="P115">2 fok</text:p>
          </table:table-cell>
          <table:table-cell table:style-name="Táblázat3.B2" office:value-type="string">
            <text:p text:style-name="P122">1.fok:</text:p>
            <text:p text:style-name="P120">Ügyesség, Gyorsaság: +1</text:p>
            <text:p text:style-name="P120">Közelharc - 6.szint</text:p>
            <text:p text:style-name="P120"/>
            <text:p text:style-name="P122">2.fok:</text:p>
            <text:p text:style-name="P120">Ügyesség, Gyorsaság: +2</text:p>
            <text:p text:style-name="P120">Közelharc - 9.szint</text:p>
            <text:p text:style-name="P120">Használt fegyverre: Mesterfegyver - 1.fok</text:p>
          </table:table-cell>
          <table:table-cell table:style-name="Táblázat3.E2" office:value-type="string">
            <text:p text:style-name="P121">Testközelben érzed igazában elemedben magad.</text:p>
            <text:p text:style-name="P121">Sikeres „Belharcba kerülés” manőver esetén Belharci szituációba kerülsz és harcértékeidre a következő pluszok járnak:</text:p>
            <text:p text:style-name="P123">KÉ: +2, <text:s/>TÉ: +3, <text:s/>VÉ: +3</text:p>
            <text:p text:style-name="P13"><text:span text:style-name="T37">Fontos</text:span>: ezt a fortélyt konkrét fegyverre (Puszta kéz is ide tartozik) kell felvenni, csak annak használatakor járnak a bónuszok. A Belharcot így többször is fel lehet venni.</text:p>
            <text:p text:style-name="P13"><text:span text:style-name="T33">Az ellenfél módosítóinak változását lásd a Harcrendszer fejezet „</text:span><text:span text:style-name="T30">Belharc</text:span><text:span text:style-name="T33">” harci taktika leírásánál!</text:span></text:p>
          </table:table-cell>
        </table:table-row>
        <table:table-row table:style-name="Táblázat3.1">
          <table:table-cell table:style-name="Táblázat3.A2" office:value-type="string">
            <text:p text:style-name="P20"/>
          </table:table-cell>
          <table:table-cell table:style-name="Táblázat3.B2" office:value-type="string">
            <text:p text:style-name="P50">Fegyverrántás</text:p>
          </table:table-cell>
          <table:table-cell table:style-name="Táblázat3.B2" office:value-type="string">
            <text:p text:style-name="P27">2 fok</text:p>
          </table:table-cell>
          <table:table-cell table:style-name="Táblázat3.B2" office:value-type="string">
            <text:p text:style-name="P27"><text:span text:style-name="T3">1.fok</text:span>: </text:p>
            <text:p text:style-name="P27">Gyorsaság: +1</text:p>
            <text:p text:style-name="P27"><text:span text:style-name="T3">2.fok</text:span>: </text:p>
            <text:p text:style-name="P27">Gyorsaság: +2</text:p>
          </table:table-cell>
          <table:table-cell table:style-name="Táblázat3.E2" office:value-type="string">
            <text:p text:style-name="P83">Bónuszok fegyverrántás szituációban </text:p>
            <text:p text:style-name="P83">(az alkalmazó oldalán):</text:p>
            <text:p text:style-name="_5b_RPG_5d__20_Táblázat_20_-_20_Fortély_20_hatás"><text:span text:style-name="T19">1.fok</text:span><text:span text:style-name="T23">:: +5KÉ </text:span></text:p>
            <text:p text:style-name="_5b_RPG_5d__20_Táblázat_20_-_20_Fortély_20_hatás"><text:span text:style-name="T18">2.fok</text:span><text:span text:style-name="T23">: +10KÉ</text:span></text:p>
            <text:p text:style-name="_5b_RPG_5d__20_Táblázat_20_-_20_Fortély_20_hatás">Bővebben <text:s/>lásd a <text:span text:style-name="T21">Harcrendszer fejezet </text:span><text:span text:style-name="T18">Fegyverrántás</text:span><text:span text:style-name="T21"> alfejezetét!</text:span></text:p>
          </table:table-cell>
        </table:table-row>
        <table:table-row table:style-name="Táblázat3.1">
          <table:table-cell table:style-name="Táblázat3.A2" office:value-type="string">
            <text:p text:style-name="P20"/>
          </table:table-cell>
          <table:table-cell table:style-name="Táblázat3.B2" office:value-type="string">
            <text:p text:style-name="P50">Forgószél támadás</text:p>
          </table:table-cell>
          <table:table-cell table:style-name="Táblázat3.B2" office:value-type="string">
            <text:p text:style-name="P27">1 fok</text:p>
          </table:table-cell>
          <table:table-cell table:style-name="Táblázat3.B2" office:value-type="string">
            <text:p text:style-name="P27">Min. 2 támadás</text:p>
            <text:p text:style-name="P27">Harcmodor: 6.szint</text:p>
            <text:p text:style-name="P27"/>
            <text:p text:style-name="P27">Manőver ismeret: Kibontakozás/Átsiklás<text:line-break/>(1.fok)</text:p>
          </table:table-cell>
          <table:table-cell table:style-name="Táblázat3.E2" office:value-type="string">
            <text:p text:style-name="P67">1db támadást adhatsz le a körben, de azt egyszerre több ellenfél ellen (akik a fegyvered hatótávolságán belül vannak)</text:p>
            <text:p text:style-name="P67">Közelharcban nem alkalmazható!</text:p>
          </table:table-cell>
        </table:table-row>
        <table:table-row table:style-name="Táblázat3.1">
          <table:table-cell table:style-name="Táblázat3.A2" office:value-type="string">
            <text:p text:style-name="P20"/>
          </table:table-cell>
          <table:table-cell table:style-name="Táblázat3.B2" office:value-type="string">
            <text:p text:style-name="P50">Gyors kezdeményezés</text:p>
          </table:table-cell>
          <table:table-cell table:style-name="Táblázat3.B2" office:value-type="string">
            <text:p text:style-name="P24">1 fok</text:p>
          </table:table-cell>
          <table:table-cell table:style-name="Táblázat3.B2" office:value-type="string">
            <text:p text:style-name="P30">Gyorsaság: +2</text:p>
          </table:table-cell>
          <table:table-cell table:style-name="Táblázat3.E2" office:value-type="string">
            <text:p text:style-name="_5b_RPG_5d__20_Táblázat_20_-_20_Fortély_20_hatás">Kivételesen gyorsan mozdulsz a harcban. Kezdeményező Értékedre +4 bónusz jár.</text:p>
          </table:table-cell>
        </table:table-row>
        <table:table-row table:style-name="Táblázat3.1">
          <table:table-cell table:style-name="Táblázat3.A2" office:value-type="string">
            <text:p text:style-name="P20"/>
          </table:table-cell>
          <table:table-cell table:style-name="Táblázat3.B2" office:value-type="string">
            <text:p text:style-name="P50">Harc helyhez kötve </text:p>
          </table:table-cell>
          <table:table-cell table:style-name="Táblázat3.B2" office:value-type="string">
            <text:p text:style-name="P27">1 fok</text:p>
          </table:table-cell>
          <table:table-cell table:style-name="Táblázat3.B2" office:value-type="string">
            <text:p text:style-name="P27">Önuralom: +1</text:p>
            <text:p text:style-name="P27">Harcmodor: 3.szint</text:p>
          </table:table-cell>
          <table:table-cell table:style-name="Táblázat3.E2" office:value-type="string">
            <text:p text:style-name="P67">Felezi a <text:span text:style-name="T36">Harc helyhez kötve szituációt levonásait:</text:span></text:p>
            <text:p text:style-name="P88">-5 KÉ, -10 TÉ, -10 VÉ</text:p>
          </table:table-cell>
        </table:table-row>
        <text:soft-page-break/>
        <table:table-row table:style-name="Táblázat3.1">
          <table:table-cell table:style-name="Táblázat3.A9" office:value-type="string">
            <text:p text:style-name="P20"/>
          </table:table-cell>
          <table:table-cell table:style-name="Táblázat3.B2" office:value-type="string">
            <text:p text:style-name="P55">Harci akrobatika</text:p>
          </table:table-cell>
          <table:table-cell table:style-name="Táblázat3.B2" office:value-type="string">
            <text:p text:style-name="P27">2 fok</text:p>
          </table:table-cell>
          <table:table-cell table:style-name="Táblázat3.B2" office:value-type="string">
            <text:p text:style-name="P27">1. fok:</text:p>
            <text:p text:style-name="P27">Ügyesség:+2</text:p>
            <text:p text:style-name="P27">Gyorsaság: +2</text:p>
            <text:p text:style-name="P27">Akrobatika: 4.szint</text:p>
            <text:p text:style-name="P27"/>
            <text:p text:style-name="P27">2. fok:</text:p>
            <text:p text:style-name="P27">Ügyesség:+4</text:p>
            <text:p text:style-name="P27">Gyorsaság: +3</text:p>
            <text:p text:style-name="P27">Akrobatika: 8.szint</text:p>
          </table:table-cell>
          <table:table-cell table:style-name="Táblázat3.E2" office:value-type="string">
            <text:p text:style-name="P86"><text:span text:style-name="T5">Leírás:</text:span> „Pattog, mint a nikkelbolha” - mondják, ha harcolni látnak. Küzdelem közben akrobatikus elemeket – ugrásokat, vetődéseket, pörgéseket – alkalmazol, amelyek előnyhöz juttatnak a földhözragadt kis senkik ellen...</text:p>
            <text:p text:style-name="P86"><text:span text:style-name="T5">1.fok</text:span>: Az Akrobatika képzettséged felét hozzáadhatod bónuszként TÉ/VÉ értékeidhez.</text:p>
            <text:p text:style-name="P86">Kibontakozás/Átsiklás manőverre +1 bónuszt kapsz.</text:p>
            <text:p text:style-name="P86"><text:span text:style-name="T5">2.fok</text:span>: Az Akrobatika képzettségedet 1:1 hozzáadhatod bónuszként TÉ/VÉ értékeidhez.</text:p>
            <text:p text:style-name="P86">Kibontakozás/Átsiklás manőverre +3 bónuszt kapsz.</text:p>
            <text:p text:style-name="P86"><text:span text:style-name="T5">Fegyverek</text:span>: A forgatott fegyverek össz pengehossza nem lehet nagyobb, mint 1 penge (Például 1db hosszú kard, vagy 2db rövidkard), továbbá súlyuk is fontos tényező (KM dönt).</text:p>
            <text:p text:style-name="P86"><text:span text:style-name="T5">Vértek</text:span>: a fortély csak olyan hajlékony, könnyű, nem‑fém vértben használható, melynek nem nagyobb MGT-je <text:span text:style-name="T50">X</text:span>-nél.</text:p>
            <text:p text:style-name="P86"><text:span text:style-name="T5">Alkalmazás:</text:span> <text:s/>ha olyan a szituáció, hogy az alkalmazó nem képes, vagy nem akarja alkalmazni harca közben ezt a stílust (pl. túl feltűnő lenne az ugrabugrálása), akkor nem kapja meg a leírt bónuszokat.</text:p>
            <text:p text:style-name="P86"><text:span text:style-name="T5">Helyigény</text:span>: a KM dönt, hogy van-e elég hely az alkalmazáshoz, de ne legyen túl szigorú; egy közepes szobában is alkalmazható (falra ugrás, elrugaszkodás, stb).</text:p>
          </table:table-cell>
        </table:table-row>
        <table:table-row table:style-name="Táblázat3.1">
          <table:table-cell table:style-name="Táblázat3.A9" office:value-type="string">
            <text:p text:style-name="P20"/>
          </table:table-cell>
          <table:table-cell table:style-name="Táblázat3.B2" office:value-type="string">
            <text:p text:style-name="P51">Harci anatómia</text:p>
          </table:table-cell>
          <table:table-cell table:style-name="Táblázat3.B2" office:value-type="string">
            <text:p text:style-name="P27">3</text:p>
          </table:table-cell>
          <table:table-cell table:style-name="Táblázat3.B2" office:value-type="string">
            <text:p text:style-name="P36">1.fok:</text:p>
            <text:p text:style-name="P25">Intelligencia: x <text:line-break/><text:span text:style-name="T51">Harcmodor: 4.szint <text:s/></text:span></text:p>
            <text:p text:style-name="P44"><text:span text:style-name="T7">Összpontosítás: 3.szint</text:span><text:line-break/></text:p>
            <text:p text:style-name="P36">2.fok:</text:p>
            <text:p text:style-name="P25">Intelligencia: y, <text:line-break/>Közelharc: 8.szint</text:p>
            <text:p text:style-name="P25">Összpontosítás: 6.szint</text:p>
            <text:p text:style-name="P25">Élettan - 3.szint</text:p>
            <text:p text:style-name="P44"/>
            <text:p text:style-name="P36">3.(titkos) fok:</text:p>
            <text:p text:style-name="P32">Intelligencia: z</text:p>
            <text:p text:style-name="P32">Fogékonyság: +1</text:p>
            <text:p text:style-name="P32">Élettan - 5.szint</text:p>
            <text:p text:style-name="P32">Közelharc: 12.szint</text:p>
            <text:p text:style-name="P32">Összpontosítás: 9.szint</text:p>
            <text:p text:style-name="P32">Mester, aki tanítja;</text:p>
          </table:table-cell>
          <table:table-cell table:style-name="Táblázat3.E2" office:value-type="string">
            <text:p text:style-name="P80">Ismered a test sebezhető pontjait és tisztában vagy a létfontosságú belső szervek elhelyezkedésével.</text:p>
            <text:p text:style-name="P67"><text:span text:style-name="T5">1. fok</text:span>: +5 SP</text:p>
            <text:list xml:id="list39661306" text:style-name="L7">
              <text:list-item>
                <text:p text:style-name="P135">a Visszafogott Csapás harci taktika csak Hátulról támadás esetén működik, harc közben nem.</text:p>
              </text:list-item>
              <text:list-item>
                <text:p text:style-name="P135">„Leütés hátulról” harci szituációban is bónuszt ad.</text:p>
              </text:list-item>
            </text:list>
            <text:p text:style-name="P67"><text:span text:style-name="T5">2 .fok</text:span>: +10 SP</text:p>
            <text:list xml:id="list39668678" text:style-name="L8">
              <text:list-item>
                <text:p text:style-name="P136">Harc közben is használható a <text:span text:style-name="T5">Visszafogott Csapás</text:span> harci taktika.</text:p>
              </text:list-item>
            </text:list>
            <text:list xml:id="list42393805" text:continue-list="list39661306" text:style-name="L7">
              <text:list-item text:start-value="1">
                <text:p text:style-name="P151">„Leütés hátulról” harci szituációban is bónuszt ad.</text:p>
              </text:list-item>
            </text:list>
            <text:p text:style-name="P80"><text:span text:style-name="T5">3.fok:</text:span> </text:p>
            <text:list xml:id="list39666232" text:style-name="L9">
              <text:list-item>
                <text:p text:style-name="P152">Ismer olyan kényes pontokat, amelyekkel béníthat, görcsöt vagy kábulatot okozhat, és az ilyen technikával okozott ugyanilyen hatásokat szüntethet meg. Szemgolyót szedhet ki harc közben.</text:p>
              </text:list-item>
              <text:list-item>
                <text:p text:style-name="P152">A 3.fokot csak fejvadász, boszorkány, boszorkánymester és egyes harcművész iskolákban tanítják</text:p>
              </text:list-item>
            </text:list>
            <text:list xml:id="list42403936" text:continue-list="list42393805" text:style-name="L7">
              <text:list-item text:start-value="1">
                <text:p text:style-name="P151">„Leütés hátulról” harci szituációban is bónuszt ad.</text:p>
              </text:list-item>
            </text:list>
            <text:p text:style-name="P80"/>
            <text:p text:style-name="P80"><text:span text:style-name="_5b_RPG_5d_Kiemelt_20_kifejezés"><text:span text:style-name="T34">Megjegyzések</text:span></text:span><text:span text:style-name="_5b_RPG_5d_Kiemelt_20_kifejezés"><text:span text:style-name="T35">:</text:span></text:span></text:p>
            <text:list xml:id="list39657165" text:style-name="L10">
              <text:list-item>
                <text:p text:style-name="P153"><text:span text:style-name="_5b_RPG_5d_Kiemelt_20_kifejezés"><text:span text:style-name="T32">A fortély csak elfszabásúak ellen használható, ha anatómiájuk nem titok, vagy nem ismeretlen az alkalmazó számára</text:span></text:span></text:p>
              </text:list-item>
              <text:list-item>
                <text:p text:style-name="P153"><text:span text:style-name="_5b_RPG_5d_Kiemelt_20_kifejezés"><text:span text:style-name="T31">Csatabárdokkal, buzogányokkal, kétkezes fegyverekkel a fortély nem alkalmazható.</text:span></text:span></text:p>
              </text:list-item>
              <text:list-item>
                <text:p text:style-name="P153"><text:span text:style-name="_5b_RPG_5d_Kiemelt_20_kifejezés"><text:span text:style-name="T31">Nem alkalmazható Páncélszúrás manőver alkalmazása közben.</text:span></text:span></text:p>
              </text:list-item>
              <text:list-item>
                <text:p text:style-name="P153"><text:span text:style-name="_5b_RPG_5d_Kiemelt_20_kifejezés"><text:span text:style-name="T31">A fent leírt előnyök nem érvényesülnek bármilyen világi, vagy mágikus módszerrel kiváltott harci lázban.</text:span></text:span></text:p>
              </text:list-item>
            </text:list>
          </table:table-cell>
        </table:table-row>
        <text:soft-page-break/>
        <table:table-row table:style-name="Táblázat3.1">
          <table:table-cell table:style-name="Táblázat3.A2" office:value-type="string">
            <text:p text:style-name="P20"/>
          </table:table-cell>
          <table:table-cell table:style-name="Táblázat3.B2" office:value-type="string">
            <text:p text:style-name="P50">Harci láz</text:p>
          </table:table-cell>
          <table:table-cell table:style-name="Táblázat3.B2" office:value-type="string">
            <text:p text:style-name="P27">3 fok</text:p>
          </table:table-cell>
          <table:table-cell table:style-name="Táblázat3.B2" office:value-type="string">
            <text:p text:style-name="P27"><text:span text:style-name="T5">1.fok: </text:span><text:line-break/>Harcmodor: 3.szint</text:p>
            <text:p text:style-name="P27">Erő,Edzettség:+1</text:p>
            <text:p text:style-name="P34">2.fok:</text:p>
            <text:p text:style-name="P27">Harcmodor: 6.szint</text:p>
            <text:p text:style-name="P27">Erő,Edzettség:+2</text:p>
            <text:p text:style-name="P34">3. (titkos) fok:</text:p>
            <text:p text:style-name="P27">speciális, nem vehető fel KP-ért</text:p>
          </table:table-cell>
          <table:table-cell table:style-name="Táblázat3.E2" office:value-type="string">
            <text:p text:style-name="P67">Harci extázisba esel, melyből nagyon nehéz kizökkenteni. A menekülésre nem gondolsz.</text:p>
            <text:p text:style-name="P67"><text:span text:style-name="T3">1.fok</text:span>: </text:p>
            <text:list xml:id="list39654909" text:style-name="L11">
              <text:list-item>
                <text:p text:style-name="P137">Erő, Edzettség, Gyorsaság tulajdonságpróbákra: +1</text:p>
              </text:list-item>
              <text:list-item>
                <text:p text:style-name="P137">KÉ:+2; TÉ:+4 VÉ:-10</text:p>
              </text:list-item>
              <text:list-item>
                <text:p text:style-name="P137">SP: +1</text:p>
              </text:list-item>
              <text:list-item>
                <text:p text:style-name="P137">Harcmodor Sebesség:+1; ÉP:+2</text:p>
              </text:list-item>
              <text:list-item>
                <text:p text:style-name="P137">AME, MME: +5</text:p>
              </text:list-item>
              <text:list-item>
                <text:p text:style-name="P137">Sebesülés TÉ levonása 5-el mérséklődik</text:p>
              </text:list-item>
            </text:list>
            <text:p text:style-name="P67"><text:span text:style-name="T3">2.fok</text:span>: </text:p>
            <text:list xml:id="list39642005" text:style-name="L12">
              <text:list-item>
                <text:p text:style-name="P138">Erő, Edzettség, Gyorsaság tulajdonságpróbákra: +2</text:p>
              </text:list-item>
              <text:list-item>
                <text:p text:style-name="P138">KÉ:+4; TÉ:+8 VÉ:-10</text:p>
              </text:list-item>
            </text:list>
            <text:list xml:id="list42388276" text:continue-list="list39654909" text:style-name="L11">
              <text:list-item text:start-value="1">
                <text:p text:style-name="P137">SP: +2</text:p>
              </text:list-item>
            </text:list>
            <text:list xml:id="list42393994" text:continue-list="list39642005" text:style-name="L12">
              <text:list-item text:start-value="1">
                <text:p text:style-name="P138">Harcmodor Sebesség:+2; ÉP:+4</text:p>
              </text:list-item>
              <text:list-item>
                <text:p text:style-name="P138">AME, MME: +10</text:p>
              </text:list-item>
              <text:list-item>
                <text:p text:style-name="P138">Sebesülés TÉ levonása 10-el mérséklődik</text:p>
              </text:list-item>
            </text:list>
            <text:p text:style-name="P90">3. fok (speciális):<text:span text:style-name="T1"> Csak mágiával érhető el. Például ork ereklye hatása, vagy Arel áldása. Ezek különleges állapotok, ezt a szintet nem lehet tanulással elérni, így KP-t sem lehet rá költeni. Bővebben lásd a Mágia fejezetet.</text:span></text:p>
            <text:list xml:id="list39654285" text:style-name="L13">
              <text:list-item>
                <text:p text:style-name="P155">Erő, Edzettség, Gyorsaság tulajdonságpróbákra: +3</text:p>
              </text:list-item>
            </text:list>
            <text:list xml:id="list42377174" text:continue-list="list42393994" text:style-name="L12">
              <text:list-item text:start-value="1">
                <text:p text:style-name="P138">KÉ:+6; TÉ:+12 VÉ:-10</text:p>
              </text:list-item>
            </text:list>
            <text:list xml:id="list42387450" text:continue-list="list42388276" text:style-name="L11">
              <text:list-item text:start-value="1">
                <text:p text:style-name="P137">SP: +3</text:p>
              </text:list-item>
            </text:list>
            <text:list xml:id="list42381730" text:continue-list="list42377174" text:style-name="L12">
              <text:list-item text:start-value="1">
                <text:p text:style-name="P138">Harcmodor Sebesség:+3; ÉP:+6</text:p>
              </text:list-item>
              <text:list-item>
                <text:p text:style-name="P138">AME, MME: +10</text:p>
              </text:list-item>
              <text:list-item>
                <text:p text:style-name="P156">Sebesülés TÉ levonása 15-el mérséklődik</text:p>
              </text:list-item>
            </text:list>
            <text:p text:style-name="P67"><text:span text:style-name="T5">Speciális</text:span>: </text:p>
            <text:list xml:id="list39674593" text:style-name="L14">
              <text:list-item>
                <text:p text:style-name="P139">Pajzs VÉ nem számít, lövés, mágia, pszi tiltott.</text:p>
              </text:list-item>
              <text:list-item>
                <text:p text:style-name="P139">Hajításnál a fegyver Osztója csökken:-1 <text:span text:style-name="T8">(min 1)</text:span></text:p>
              </text:list-item>
              <text:list-item>
                <text:p text:style-name="P139">A +ÉP a Harci láz alkalmazása alatt adódik csak hozzá az <text:span text:style-name="T37">utolsó</text:span> egészség kategória oszlopához.</text:p>
              </text:list-item>
            </text:list>
            <text:p text:style-name="P90">Bekerülés Harci lázba:</text:p>
            <text:list xml:id="list39656158" text:style-name="L15">
              <text:list-item>
                <text:p text:style-name="P140">2 kör hergelés szükséges</text:p>
              </text:list-item>
              <text:list-item>
                <text:p text:style-name="P140">Harc közben elég 1 kör</text:p>
              </text:list-item>
              <text:list-item>
                <text:p text:style-name="P140">Ha sebet kap (vagy okoz magának), akkor szintén elég 1 kör</text:p>
              </text:list-item>
            </text:list>
          </table:table-cell>
        </table:table-row>
        <table:table-row table:style-name="Táblázat3.1">
          <table:table-cell table:style-name="Táblázat3.A12" office:value-type="string">
            <text:p text:style-name="P64">TÁP</text:p>
          </table:table-cell>
          <table:table-cell table:style-name="Táblázat3.B2" office:value-type="string">
            <text:p text:style-name="P50">Harcos elme</text:p>
          </table:table-cell>
          <table:table-cell table:style-name="Táblázat3.B2" office:value-type="string">
            <text:p text:style-name="P27">4 fok</text:p>
          </table:table-cell>
          <table:table-cell table:style-name="Táblázat3.B2" office:value-type="string">
            <text:p text:style-name="P63">TODO: Erősebb követelményeket!</text:p>
            <text:p text:style-name="P27"><text:span text:style-name="T3">1.fok</text:span>: </text:p>
            <text:p text:style-name="P27">Önuralom: +1</text:p>
            <text:p text:style-name="P27"/>
            <text:p text:style-name="P27"><text:span text:style-name="T3">2.fok</text:span>: </text:p>
            <text:p text:style-name="P27">Önuralom: +2</text:p>
            <text:p text:style-name="P27"/>
            <text:p text:style-name="P27"><text:span text:style-name="T3">3.fok</text:span>: </text:p>
            <text:p text:style-name="P27">Önuralom: +3</text:p>
            <text:p text:style-name="P27"/>
            <text:p text:style-name="P27"><text:span text:style-name="T3">4.fok</text:span><text:span text:style-name="T5">*</text:span>: </text:p>
            <text:p text:style-name="P27">Önuralom: +4</text:p>
            <text:p text:style-name="P27">Chi harc használata</text:p>
          </table:table-cell>
          <table:table-cell table:style-name="Táblázat3.E2" office:value-type="string">
            <text:p text:style-name="P67">A Fortély minden foka </text:p>
            <text:list xml:id="list39646701" text:style-name="L16">
              <text:list-item>
                <text:p text:style-name="P141">1 VÉ-t semlegesít az ellenfél VÉ csökkenést okozó támadásaiból. Az ÉP seb okozta VÉ csökkenésre ez nem vonatkozik.</text:p>
              </text:list-item>
              <text:list-item>
                <text:p text:style-name="P141">1 ponttal mérsékeli a sebesülés hatására elszenvedett TÉ csökkenést</text:p>
              </text:list-item>
              <text:list-item>
                <text:p text:style-name="P141">NEM mérsékli a Fárasztás harci taktika használata során az <text:span text:style-name="T37">alkalmazó</text:span> által elszenvedett automatikus VÉ csökkenést.</text:p>
              </text:list-item>
            </text:list>
            <text:p text:style-name="P67"/>
            <text:p text:style-name="P67"><text:span text:style-name="T5">4.(titkos) fok</text:span>: Az alkalmazó VÉ-je Védekező harcban (harci taktika) egyáltalán <text:span text:style-name="T37">nem csökken</text:span> ellenfelei támadásának hatására.</text:p>
          </table:table-cell>
        </table:table-row>
        <text:soft-page-break/>
        <table:table-row table:style-name="Táblázat3.1">
          <table:table-cell table:style-name="Táblázat3.A9" office:value-type="string">
            <text:p text:style-name="P27"/>
          </table:table-cell>
          <table:table-cell table:style-name="Táblázat3.B2" office:value-type="string">
            <text:p text:style-name="P37">Hárítófegyver használat</text:p>
          </table:table-cell>
          <table:table-cell table:style-name="Táblázat3.B2" office:value-type="string">
            <text:p text:style-name="P27">1 fok</text:p>
          </table:table-cell>
          <table:table-cell table:style-name="Táblázat3.B2" office:value-type="string">
            <text:p text:style-name="P27">Ügyesség: +1</text:p>
          </table:table-cell>
          <table:table-cell table:style-name="Táblázat3.E2" office:value-type="string">
            <text:p text:style-name="P67"><text:span text:style-name="T3">Alapeset: </text:span><text:span text:style-name="T1"><text:s/>hiába visel valaki hárítófegyvert, ha nem tudja használni, nem kap semmilyen pluszt.</text:span></text:p>
            <text:p text:style-name="P67"><text:span text:style-name="T3">Hatás:</text:span> Megkapja a hárítófegyver VÉ módosítóját</text:p>
            <text:p text:style-name="P67">Az egyes hárítófegyverek leírását lásd a Harcrendszer „Fegyverek” fejezetében.</text:p>
            <text:p text:style-name="P67">Gyakori hárítófegyverek: Alkarvédő, csatakesztyű, köpeny (köpenyvívás), tonfa, fejvadászkard.</text:p>
            <text:p text:style-name="P67"><text:span text:style-name="T5">Megjegyzés</text:span>:: Egyszerre legfeljebb 1db hárítófegyver használható! Pusztító fegyverek és kétkezes, vagy nagyobb kardok ellen hatástalan, nem ad védelmet.</text:p>
            <text:p text:style-name="P67"><text:span text:style-name="T5">Megjegyezés 2</text:span>: a hárítófegyverre is felvehető Mesterfegyver fortély. Ekkor annak VÉ bónusza is beszámít.</text:p>
          </table:table-cell>
        </table:table-row>
        <table:table-row table:style-name="Táblázat3.1">
          <table:table-cell table:style-name="Táblázat3.A2" office:value-type="string">
            <text:p text:style-name="P20"/>
          </table:table-cell>
          <table:table-cell table:style-name="Táblázat3.B2" office:value-type="string">
            <text:p text:style-name="P50">Kaszabolás</text:p>
          </table:table-cell>
          <table:table-cell table:style-name="Táblázat3.B2" office:value-type="string">
            <text:p text:style-name="P27">2 fok</text:p>
          </table:table-cell>
          <table:table-cell table:style-name="Táblázat3.B2" office:value-type="string">
            <text:p text:style-name="P27"><text:span text:style-name="T5">1.fok:</text:span> <text:line-break/>Erő: +1, Harcmodor: 4</text:p>
            <text:p text:style-name="P27"><text:span text:style-name="T5">2.fok:</text:span> <text:line-break/>Erő: +1, Harcmodor: 8</text:p>
          </table:table-cell>
          <table:table-cell table:style-name="Táblázat3.E2" office:value-type="string">
            <text:p text:style-name="P67"><text:span text:style-name="T3">1.fok</text:span>: Ha harcképtelenné teszel valakit, akkor kapsz egy bónusz támadást egy közeli ellenfél ellen. Ezt egy körben max 1x alkalmazhatod.</text:p>
            <text:p text:style-name="P67"><text:span text:style-name="T3">2.fok</text:span>: Mint az 1.fok, de akárhányszor alkalmazhatod egy körben.</text:p>
            <text:p text:style-name="P67">A fortély hatása lő- és hajítófegyverek használatánál nem érvényesül!</text:p>
          </table:table-cell>
        </table:table-row>
        <table:table-row table:style-name="Táblázat3.1">
          <table:table-cell table:style-name="Táblázat3.A2" office:value-type="string">
            <text:p text:style-name="P42"/>
          </table:table-cell>
          <table:table-cell table:style-name="Táblázat3.B2" office:value-type="string">
            <text:p text:style-name="P50">Elsöprő roham</text:p>
          </table:table-cell>
          <table:table-cell table:style-name="Táblázat3.B2" office:value-type="string">
            <text:p text:style-name="P27">1 fok</text:p>
          </table:table-cell>
          <table:table-cell table:style-name="Táblázat3.B2" office:value-type="string">
            <text:p text:style-name="P27">Harcmodor: 4.szint</text:p>
          </table:table-cell>
          <table:table-cell table:style-name="Táblázat3.E2" office:value-type="string">
            <text:p text:style-name="P77">Roham esetén KÉ: +5; Erőbónusz duplázódik.</text:p>
            <text:p text:style-name="P77">Öngyilkos roham esetén a fentiek <text:span text:style-name="T37">nem</text:span> használhatóak.</text:p>
          </table:table-cell>
        </table:table-row>
        <table:table-row table:style-name="Táblázat3.1">
          <table:table-cell table:style-name="Táblázat3.A16" office:value-type="string">
            <text:p text:style-name="P20"/>
          </table:table-cell>
          <table:table-cell table:style-name="Táblázat3.B2" office:value-type="string">
            <text:p text:style-name="P50">Kétkezes harc</text:p>
          </table:table-cell>
          <table:table-cell table:style-name="Táblázat3.B2" office:value-type="string">
            <text:p text:style-name="P27">3 fok</text:p>
          </table:table-cell>
          <table:table-cell table:style-name="Táblázat3.B2" office:value-type="string">
            <text:p text:style-name="P27"><text:span text:style-name="T5">1.fok</text:span>: </text:p>
            <text:p text:style-name="P27">Főfegyver harcmodora – 6.szint</text:p>
            <text:p text:style-name="P27">Kiegészítő fegyver harcmodora – 3.szint</text:p>
            <text:p text:style-name="P27"/>
            <text:p text:style-name="P27"><text:span text:style-name="T5">2.fok</text:span>: </text:p>
            <text:p text:style-name="P27">Főfegyver harcmodora – 9.szint</text:p>
            <text:p text:style-name="P27">Kiegészítő fegyver harcmodora – 6.szint</text:p>
            <text:p text:style-name="P27"/>
            <text:p text:style-name="P27"><text:span text:style-name="T5">3.fok</text:span>: </text:p>
            <text:p text:style-name="P27">Főfegyver harcmodora – 9.szint</text:p>
            <text:p text:style-name="P27">Kiegészítő fegyver harcmodora – 9.szint</text:p>
          </table:table-cell>
          <table:table-cell table:style-name="Táblázat3.E2" office:value-type="string">
            <text:p text:style-name="P92"><text:span text:style-name="T5">Alapeset</text:span>: Képzetlen kétkezes harc esetén két fegyver használatakor a főfegyver (nagyobb fegyver) harcmodora és értékei számítanak. </text:p>
            <text:p text:style-name="P92">Továbbá: -10 KÉ/TÉ/VÉ; <text:s/>+1 Sebesség</text:p>
            <text:p text:style-name="P92"/>
            <text:p text:style-name="_5b_RPG_5d__20_Táblázat_20_-_20_Fortély_20_hatás"><text:span text:style-name="T3">1.fok</text:span>: Főfegyver (nagyobb fegyver) harcmodora számít. Fegyver harcértékek összeadódnak. Egyik fegyver Mesterfegyver fortélya sem számít.</text:p>
            <text:p text:style-name="_5b_RPG_5d__20_Táblázat_20_-_20_Fortély_20_hatás">Továbbá: <text:span text:style-name="T37">+3 Harcmodor-Sebesség</text:span><text:span text:style-name="T53">*</text:span></text:p>
            <text:p text:style-name="P92"><text:span text:style-name="T3">2.fok</text:span>: Mint az 1.fok, de csak a főfegyver Mesterfegyver fortélya számít<text:line-break/>(akkor is, ha a két fegyver típusa ugyanaz!)</text:p>
            <text:p text:style-name="P92">Továbbá: <text:span text:style-name="T37">+6 Harcmodor-Sebesség</text:span><text:span text:style-name="T53">*</text:span></text:p>
            <text:p text:style-name="P92"><text:span text:style-name="T3">3.fok</text:span>:: Mint az 2.fok, de mindkét fegyver Mesterfegyver fortélya beszámít (annál hosszabbak esetén viszont semmilyen bónusz nem számít és a fegyverek harcértéke 0)</text:p>
            <text:p text:style-name="P92">Továbbá: <text:span text:style-name="T37">+6 Harcmodor-</text:span><text:span text:style-name="T53">Sebesség* (ez nem emelkedik)</text:span></text:p>
            <text:p text:style-name="P92"/>
            <text:p text:style-name="P91">*Harcmodor-Sebesség bónusz</text:p>
            <text:p text:style-name="P92">A sebesség bónusz végső értékét úgy kapjuk meg, hogy még fegyver-függő levonásokat alkalmazunk rá az alábbiak szerint:</text:p>
            <text:list xml:id="list39664862" text:style-name="L17">
              <text:list-item>
                <text:p text:style-name="P157">Adjuk össze a forgatott 2 fegyver pengehosszait</text:p>
              </text:list-item>
              <text:list-item>
                <text:p text:style-name="P157">Minden 0,5 penge 1 ponttal csökkenti a bónuszt<text:line-break/><text:span text:style-name="T54">Fontos: A „rövid” fegyverek 0 pengének számítanak számolásnál!)</text:span></text:p>
              </text:list-item>
            </text:list>
            <text:p text:style-name="P92"><text:span text:style-name="T5">Általános szabályok</text:span>:</text:p>
            <text:list xml:id="list39648301" text:style-name="L18">
              <text:list-item>
                <text:p text:style-name="P142">Támadások számának meghatározásánál a nagyobb fegyver számít (+sebesség beszámításánál)</text:p>
              </text:list-item>
              <text:list-item>
                <text:p text:style-name="P142">Kétkezesség fortély: ha a Kétkezes harc legalább 1.fokú, akkor +1 Sebesség bónuszt ad</text:p>
              </text:list-item>
              <text:list-item>
                <text:p text:style-name="P142">Méret limit: legfeljebb 2db 1 pengés kombinációval lehet kétkezes harcot folytatni, e felett semmilyen bónusz nem számít és a fegyverek harcértéke 0. <text:line-break/>2db 1 penge hosszú fegyver forgatása esetén követelmény is van: <text:line-break/><text:span text:style-name="T16">→</text:span><text:span text:style-name="T52"> </text:span>Erő +2 </text:p>
              </text:list-item>
              <text:list-item>
                <text:p text:style-name="P142">Sebzésnél melyik fegyver talál: <text:line-break/>a k20-as sebződobással együtt dobunk k6-al is</text:p>
              </text:list-item>
              <text:list-item>
                <text:p text:style-name="P161">azonos méretű fegyverek esetén: <text:line-break/>1-3: gyengébb kéz fegyvere ; 4-6: ügyesebb kéz fegyvere sebez</text:p>
              </text:list-item>
              <text:list-item>
                <text:p text:style-name="P161">nagy + kisebb fegyver esetén: <text:line-break/>1-2: gyengébb kéz fegyvere; 3-6: ügyesebb kéz fegyvere sebez</text:p>
              </text:list-item>
            </text:list>
          </table:table-cell>
        </table:table-row>
        <text:soft-page-break/>
        <table:table-row table:style-name="Táblázat3.1">
          <table:table-cell table:style-name="Táblázat3.A2" office:value-type="string">
            <text:p text:style-name="P45"/>
          </table:table-cell>
          <table:table-cell table:style-name="Táblázat3.B2" office:value-type="string">
            <text:p text:style-name="_5b_RPG_5d__20_Táblázattartalom_20_1">Kétkezesség</text:p>
          </table:table-cell>
          <table:table-cell table:style-name="Táblázat3.B2" office:value-type="string">
            <text:p text:style-name="_5b_RPG_5d__20_Táblázattartalom_20_1">1 fok</text:p>
          </table:table-cell>
          <table:table-cell table:style-name="Táblázat3.B2" office:value-type="string">
            <text:p text:style-name="P47">Csak 1.szinten vehető fel.</text:p>
          </table:table-cell>
          <table:table-cell table:style-name="Táblázat3.E2" office:value-type="string">
            <text:list xml:id="list39644319" text:style-name="L19">
              <text:list-item>
                <text:p text:style-name="P163">Mindkét kezeddel levonás nélkül tudsz harcolni, de csak 1 fegyverrel!!</text:p>
              </text:list-item>
              <text:list-item>
                <text:p text:style-name="P163">„Páros hajítás” harci szituációban csak -15CÉ büntetés jár mindkét kézre.</text:p>
              </text:list-item>
              <text:list-item>
                <text:p text:style-name="P163">Ha legalább 1.fokon jártas vagy Kétkezes harcban és épp két fegyvert forgatsz, +1 járul harci Sebesség értékedhez.</text:p>
              </text:list-item>
            </text:list>
          </table:table-cell>
        </table:table-row>
        <table:table-row table:style-name="Táblázat3.1">
          <table:table-cell table:style-name="Táblázat3.A18" office:value-type="string">
            <text:p text:style-name="P20"/>
          </table:table-cell>
          <table:table-cell table:style-name="Táblázat3.B2" office:value-type="string">
            <text:p text:style-name="P50">Kínokozás</text:p>
            <text:p text:style-name="P60">Miben különbözik a Harci anatómiától??</text:p>
          </table:table-cell>
          <table:table-cell table:style-name="Táblázat3.B2" office:value-type="string">
            <text:p text:style-name="P27">1 fok</text:p>
          </table:table-cell>
          <table:table-cell table:style-name="Táblázat3.B2" office:value-type="string">
            <text:p text:style-name="P27">Élettan (elfszabásúak): 4.szint</text:p>
          </table:table-cell>
          <table:table-cell table:style-name="Táblázat3.E2" office:value-type="string">
            <text:p text:style-name="P67">Sebzésed: <text:span text:style-name="T7">XX</text:span></text:p>
            <text:p text:style-name="P67">Ellenfeled Fájdalomtűrés célszáma 3-al nő. A próba rontása esetén Önuralom próba: 6 (nehéz) ellen. Ha elrontja, akkor a következő körben Harc gyűlölet vagy Harc félelemből módosítóival harcol (KM dönt).</text:p>
            <text:p text:style-name="P67">Csak egykezes szúró-vágó fegyverrel alkalmazhatod.</text:p>
          </table:table-cell>
        </table:table-row>
        <table:table-row table:style-name="Táblázat3.1">
          <table:table-cell table:style-name="Táblázat3.A2" office:value-type="string">
            <text:p text:style-name="P20"/>
          </table:table-cell>
          <table:table-cell table:style-name="Táblázat3.B2" office:value-type="string">
            <text:p text:style-name="P50">Kitérés Lövés elől</text:p>
          </table:table-cell>
          <table:table-cell table:style-name="Táblázat3.B2" office:value-type="string">
            <text:p text:style-name="P27">1 fok</text:p>
          </table:table-cell>
          <table:table-cell table:style-name="Táblázat3.B2" office:value-type="string">
            <text:p text:style-name="P78">Ügyesség +3</text:p>
            <text:p text:style-name="P78">Gyorsaság : +3 <text:span text:style-name="T7">Összpontosítás 6.szint</text:span></text:p>
          </table:table-cell>
          <table:table-cell table:style-name="Táblázat3.E2" office:value-type="string">
            <text:p text:style-name="P70">Gyorsaságod és hidegvéred páratlan! Képes vagy kitérni a rád kilőtt lövedékek útjából.</text:p>
            <text:p text:style-name="_5b_RPG_5d__20_Táblázat_20_-_20_Fortély_20_hatás">Amennyiben észleled, hogy rád lőnek és nem számítasz Készületlennek, valamint kizárólag arra figyelsz, hogy elkerüld a lövedéket, akkor az erre vonatkozó Gyorsaságpróba során +2 bónuszt kapsz</text:p>
            <text:p text:style-name="_5b_RPG_5d__20_Táblázat_20_-_20_Fortély_20_hatás">(Szándékos kitérés lövés elől).</text:p>
          </table:table-cell>
        </table:table-row>
        <table:table-row table:style-name="Táblázat3.1">
          <table:table-cell table:style-name="Táblázat3.A2" office:value-type="string">
            <text:p text:style-name="P20"/>
          </table:table-cell>
          <table:table-cell table:style-name="Táblázat3.B2" office:value-type="string">
            <text:p text:style-name="P50">Körkörös harc</text:p>
          </table:table-cell>
          <table:table-cell table:style-name="Táblázat3.B2" office:value-type="string">
            <text:p text:style-name="P27">1 fok</text:p>
          </table:table-cell>
          <table:table-cell table:style-name="Táblázat3.B2" office:value-type="string">
            <text:p text:style-name="P27">Akrobatika: 6.szint</text:p>
          </table:table-cell>
          <table:table-cell table:style-name="Táblázat3.E2" office:value-type="string">
            <text:p text:style-name="P67">Ha megdobod az Akrobatika próbád (<text:span text:style-name="T9">10+(plusz támadók száma x 2</text:span>)) nehézség ellen, akkor nem tudnak közrefogni és nem alkalmazhatnak ellened orvtámadást, valamint nem kapják meg sem a Harc hátulról, sem a Harc félhátulról módosítóit.</text:p>
            <text:p text:style-name="P67">A próbát minden kör elején újra kell dobni.</text:p>
          </table:table-cell>
        </table:table-row>
        <table:table-row table:style-name="Táblázat3.1">
          <table:table-cell table:style-name="Táblázat3.A2" office:value-type="string">
            <text:p text:style-name="P25">!!!</text:p>
          </table:table-cell>
          <table:table-cell table:style-name="Táblázat3.B2" office:value-type="string">
            <text:p text:style-name="P53">Pajzshasználat</text:p>
            <text:p text:style-name="P52"/>
          </table:table-cell>
          <table:table-cell table:style-name="Táblázat3.B2" office:value-type="string">
            <text:p text:style-name="P27">2 fok</text:p>
          </table:table-cell>
          <table:table-cell table:style-name="Táblázat3.B2" office:value-type="string">
            <text:p text:style-name="P34">1. fok:</text:p>
            <text:p text:style-name="P27">Erő: +0</text:p>
            <text:p text:style-name="P27"><text:line-break/><text:span text:style-name="T5">2. fok:</text:span><text:line-break/>Erő: +1</text:p>
          </table:table-cell>
          <table:table-cell table:style-name="Táblázat3.E2" office:value-type="string">
            <table:table table:name="Táblázat14" table:style-name="Táblázat14">
              <table:table-column table:style-name="Táblázat14.A"/>
              <table:table-column table:style-name="Táblázat14.B"/>
              <table:table-column table:style-name="Táblázat14.C"/>
              <table:table-column table:style-name="Táblázat14.D"/>
              <table:table-column table:style-name="Táblázat14.E"/>
              <table:table-column table:style-name="Táblázat14.F"/>
              <table:table-row>
                <table:table-cell table:style-name="Táblázat14.A1" office:value-type="string">
                  <text:p text:style-name="P109">Pajzs</text:p>
                </table:table-cell>
                <table:table-cell table:style-name="Táblázat14.A1" office:value-type="string">
                  <text:p text:style-name="P99">VÉ</text:p>
                </table:table-cell>
                <table:table-cell table:style-name="Táblázat14.A1" office:value-type="string">
                  <text:p text:style-name="P99">MGT</text:p>
                </table:table-cell>
                <table:table-cell table:style-name="Táblázat14.A1" office:value-type="string">
                  <text:p text:style-name="P99">TÉ levonás képzetlenül</text:p>
                </table:table-cell>
                <table:table-cell table:style-name="Táblázat14.A1" office:value-type="string">
                  <text:p text:style-name="P99">TÉ levonás<text:line-break/>1.fok</text:p>
                </table:table-cell>
                <table:table-cell table:style-name="Táblázat14.F1" office:value-type="string">
                  <text:p text:style-name="P99">TÉ levonás<text:line-break/>2.fok</text:p>
                </table:table-cell>
              </table:table-row>
              <table:table-row>
                <table:table-cell table:style-name="Táblázat14.A2" office:value-type="string">
                  <text:p text:style-name="P110">Kis pajzs</text:p>
                </table:table-cell>
                <table:table-cell table:style-name="Táblázat14.A2" office:value-type="string">
                  <text:p text:style-name="P100">10</text:p>
                </table:table-cell>
                <table:table-cell table:style-name="Táblázat14.C2" office:value-type="string">
                  <text:p text:style-name="P100"/>
                </table:table-cell>
                <table:table-cell table:style-name="Táblázat14.A2" office:value-type="string">
                  <text:p text:style-name="P100">-10 TÉ</text:p>
                </table:table-cell>
                <table:table-cell table:style-name="Táblázat14.A2" office:value-type="string">
                  <text:p text:style-name="P100">0</text:p>
                </table:table-cell>
                <table:table-cell table:style-name="Táblázat14.F2" office:value-type="string">
                  <text:p text:style-name="P100">0</text:p>
                </table:table-cell>
              </table:table-row>
              <table:table-row>
                <table:table-cell table:style-name="Táblázat14.A2" office:value-type="string">
                  <text:p text:style-name="P110">Közepes pajzs</text:p>
                </table:table-cell>
                <table:table-cell table:style-name="Táblázat14.A2" office:value-type="string">
                  <text:p text:style-name="P100">30</text:p>
                </table:table-cell>
                <table:table-cell table:style-name="Táblázat14.C2" office:value-type="string">
                  <text:p text:style-name="P100"/>
                </table:table-cell>
                <table:table-cell table:style-name="Táblázat14.A2" office:value-type="string">
                  <text:p text:style-name="P100">-15 TÉ</text:p>
                </table:table-cell>
                <table:table-cell table:style-name="Táblázat14.A2" office:value-type="string">
                  <text:p text:style-name="P100">-5 TÉ</text:p>
                </table:table-cell>
                <table:table-cell table:style-name="Táblázat14.F2" office:value-type="string">
                  <text:p text:style-name="P100">0</text:p>
                </table:table-cell>
              </table:table-row>
              <table:table-row>
                <table:table-cell table:style-name="Táblázat14.A2" office:value-type="string">
                  <text:p text:style-name="P110">Nagy pajzs</text:p>
                </table:table-cell>
                <table:table-cell table:style-name="Táblázat14.A2" office:value-type="string">
                  <text:p text:style-name="P100">50</text:p>
                </table:table-cell>
                <table:table-cell table:style-name="Táblázat14.C2" office:value-type="string">
                  <text:p text:style-name="P100"/>
                </table:table-cell>
                <table:table-cell table:style-name="Táblázat14.A2" office:value-type="string">
                  <text:p text:style-name="P100">-20 TÉ</text:p>
                </table:table-cell>
                <table:table-cell table:style-name="Táblázat14.A2" office:value-type="string">
                  <text:p text:style-name="P100">-10 TÉ</text:p>
                </table:table-cell>
                <table:table-cell table:style-name="Táblázat14.F2" office:value-type="string">
                  <text:p text:style-name="P100">0</text:p>
                </table:table-cell>
              </table:table-row>
            </table:table>
            <text:p text:style-name="P87">MGT: változzon foktól függően, vagy ne? A fizikai képzettség- és tulajdonság-próbákra mindenképpen. Az MGT amúgy más levonást ne adjon szerintem...</text:p>
            <text:p text:style-name="P89"/>
            <text:p text:style-name="P67"><text:span text:style-name="T5">Alapeset</text:span>:: Képzetlen pajzshasználó. A pajzs VÉ felét kapja csak meg, és magas TÉ levonást kap.</text:p>
            <text:p text:style-name="P67"><text:span text:style-name="T3">1.fok</text:span>: Tudsz pajzsot használni, megkapod annak teljes VÉ-jét.</text:p>
            <text:list xml:id="list39653405" text:style-name="L20">
              <text:list-item>
                <text:p text:style-name="P143">A TÉ levonás csökken (lásd a táblázatot)</text:p>
              </text:list-item>
              <text:list-item>
                <text:p text:style-name="P147">MGT érvényesül? (az brutál levonás!)</text:p>
              </text:list-item>
            </text:list>
            <text:p text:style-name="P67"><text:span text:style-name="T3">2.fok</text:span>: </text:p>
            <text:list xml:id="list42396897" text:continue-list="list39653405" text:style-name="L20">
              <text:list-item text:start-value="1">
                <text:p text:style-name="P143">A TÉ levonás csökken (lásd a táblázatot)</text:p>
              </text:list-item>
              <text:list-item>
                <text:p text:style-name="P143">MGT: harcban nem érvényesül a pajzs MGT büntetése.</text:p>
              </text:list-item>
              <text:list-item>
                <text:p text:style-name="P143">Támadhatsz is a pajzzsal.</text:p>
              </text:list-item>
              <text:list-item>
                <text:p text:style-name="P162">Ha csak pajzs van nálad, akkor azzal</text:p>
              </text:list-item>
              <text:list-item>
                <text:p text:style-name="P162">Ha fegyver is van nálad: akkor VAGY a fegyverrel VAGY a pajzzsal támadhatsz.</text:p>
              </text:list-item>
              <text:list-item>
                <text:p text:style-name="P143">Tanulhatsz pajzsos Manőver ismereteket.</text:p>
              </text:list-item>
            </text:list>
            <text:p text:style-name="P111"><text:span text:style-name="T5">Megjegyzés</text:span>: Ha a karakter készületlen, vagy Meglepetés támadás áldozata, akkor a pajzs VÉ nem adódik hozzá a aktuális Védő Értékhez.</text:p>
            <text:p text:style-name="P111">Nagy pajzsot cipelni hosszú távon igen kimerítő, ezért is viszik lovon, vagy fegyverhordozókkal a harcosok. Továbbá behatolásnál, szűk helyen, sűrű erdőben képtelenség cipelni.</text:p>
            <text:p text:style-name="P111"><text:span text:style-name="T5">Megjegyzés 2</text:span>:</text:p>
            <text:p text:style-name="P111">Ha valaki pajzsot használ, akkor közrefogás esetén csak a 3. ellenféltől kezdődik a plusz ellenfelenként járó -10VÉ</text:p>
          </table:table-cell>
        </table:table-row>
        <text:soft-page-break/>
        <table:table-row table:style-name="Táblázat3.1">
          <table:table-cell table:style-name="Táblázat3.A2" office:value-type="string">
            <text:p text:style-name="P20"/>
          </table:table-cell>
          <table:table-cell table:style-name="Táblázat3.B2" office:value-type="string">
            <text:p text:style-name="P50">Páros harc</text:p>
          </table:table-cell>
          <table:table-cell table:style-name="Táblázat3.B2" office:value-type="string">
            <text:p text:style-name="P26">3 fok</text:p>
          </table:table-cell>
          <table:table-cell table:style-name="Táblázat3.B2" office:value-type="string">
            <text:p text:style-name="P35">1. fok:</text:p>
            <text:p text:style-name="P31">Harcmodor: </text:p>
            <text:p text:style-name="P31">3.szint <text:line-break/>(mindkét félnek)</text:p>
            <text:p text:style-name="P31"/>
            <text:p text:style-name="P35">2. fok:</text:p>
            <text:p text:style-name="P31">Harcmodor: </text:p>
            <text:p text:style-name="P31">6.szint <text:line-break/>(mindkét félnek)</text:p>
            <text:p text:style-name="P31"/>
            <text:p text:style-name="P35">3. fok:</text:p>
            <text:p text:style-name="P31">Harcmodor: </text:p>
            <text:p text:style-name="P31">9.szint <text:line-break/>(mindkét félnek)</text:p>
            <text:p text:style-name="P31">- Harmonikus kapcsolat</text:p>
          </table:table-cell>
          <table:table-cell table:style-name="Táblázat3.E2" office:value-type="string">
            <text:p text:style-name="P81"><text:span text:style-name="T5">1. fok</text:span>: Két jól összeszokott társ. Legalább 1 éve harcolnak együtt a közös taktika szerint.</text:p>
            <text:p text:style-name="P81">Ilyenkor közös harc esetén plusz harcértékek:</text:p>
            <text:list xml:id="list39651168" text:style-name="L21">
              <text:list-item>
                <text:p text:style-name="P154">+5 TÉ, +5<text:span text:style-name="T5"> </text:span>VÉ</text:p>
              </text:list-item>
              <text:list-item>
                <text:p text:style-name="P154">egy ellenfél ellen +5KÉ</text:p>
              </text:list-item>
              <text:list-item>
                <text:p text:style-name="P154">3 ellenfélig nincs túlerőből adódó VÉ csökkenés</text:p>
              </text:list-item>
              <text:list-item>
                <text:p text:style-name="P154">3 ellenfél felett -5VÉ plusz ellenfelenként mindkét alkalmazóra</text:p>
              </text:list-item>
            </text:list>
            <text:p text:style-name="P81"><text:span text:style-name="T5">2. fok</text:span>: Két szorosan összeszokott harcos, régóta kalandozó társak. Legalább 3 éve harcolnak együtt a közös taktika szerint.</text:p>
            <text:p text:style-name="P81">Ilyenkor közös harc esetén plusz harcértékek:</text:p>
            <text:list xml:id="list42383183" text:continue-list="list39651168" text:style-name="L21">
              <text:list-item text:start-value="1">
                <text:p text:style-name="P154">+10 TÉ, +10<text:span text:style-name="T5"> </text:span>VÉ</text:p>
              </text:list-item>
              <text:list-item>
                <text:p text:style-name="P154">2 ellenfélig +5KÉ</text:p>
              </text:list-item>
              <text:list-item>
                <text:p text:style-name="P154">4 ellenfélig nincs túlerőből adódó VÉ csökkenés</text:p>
              </text:list-item>
              <text:list-item>
                <text:p text:style-name="P154">4 ellenfél felett -5VÉ plusz ellenfelenként mindkét alkalmazóra</text:p>
              </text:list-item>
            </text:list>
            <text:p text:style-name="P81"><text:span text:style-name="T5">3. fok</text:span>: Ikerharc. Csak ikertestvérek között lehetséges, az is csak akkor ha kisgyerekkoruk óta folyamatosan legalább 5 évig gyakorolták a közös taktikát, mivel mély rezdülések, teljes összhang szükséges. Ha a két fél haragban van, kapcsolatuk disszonáns, vagy már 1 éve nem gyakoroltak együtt, akkor a 2.foknak megfelelő szintre esnek vissza.</text:p>
            <text:p text:style-name="P81">Harmadik fokon közös harc esetén a plusz harcértékek:</text:p>
            <text:list xml:id="list42399143" text:continue-list="list42383183" text:style-name="L21">
              <text:list-item text:start-value="1">
                <text:p text:style-name="P154">+15 TÉ, +15<text:span text:style-name="T5"> </text:span>VÉ</text:p>
              </text:list-item>
              <text:list-item>
                <text:p text:style-name="P154">3 ellenfélig +5KÉ</text:p>
              </text:list-item>
              <text:list-item>
                <text:p text:style-name="P154">5 ellenfélig nincs túlerőből adódó VÉ csökkenés</text:p>
              </text:list-item>
              <text:list-item>
                <text:p text:style-name="P154">5 ellenfél felett -5VÉ plusz ellenfelenként mindkét alkalmazóra</text:p>
              </text:list-item>
            </text:list>
          </table:table-cell>
        </table:table-row>
        <table:table-row table:style-name="Táblázat3.1">
          <table:table-cell table:style-name="Táblázat3.A2" office:value-type="string">
            <text:p text:style-name="P20"/>
          </table:table-cell>
          <table:table-cell table:style-name="Táblázat3.B2" office:value-type="string">
            <text:p text:style-name="P51">Sárkány ököl</text:p>
          </table:table-cell>
          <table:table-cell table:style-name="Táblázat3.B2" office:value-type="string">
            <text:p text:style-name="P27">3</text:p>
          </table:table-cell>
          <table:table-cell table:style-name="Táblázat3.B2" office:value-type="string">
            <text:p text:style-name="P30">1.fok: <text:line-break/>Közelharc – 3.szint<text:line-break/>Slan pszí iskola- 3.szint<text:line-break/></text:p>
            <text:p text:style-name="P30">2.fok: <text:line-break/>Közelharc – 6.szint<text:line-break/>Slan pszí iskola- 6.szint</text:p>
            <text:p text:style-name="P30">Mesterfegyver <text:line-break/>(puszta kéz) - 1.fok<text:line-break/></text:p>
            <text:p text:style-name="P30">3.fok: </text:p>
            <text:p text:style-name="P30">Közelharc – 9.szint</text:p>
            <text:p text:style-name="P30">Slan pszí iskola- 9.szint</text:p>
            <text:p text:style-name="P30">Mesterfegyver</text:p>
            <text:p text:style-name="P30">(puszta kéz) - 2.fok</text:p>
          </table:table-cell>
          <table:table-cell table:style-name="Táblázat3.E2" office:value-type="string">
            <text:p text:style-name="P80"><text:span text:style-name="T37">Alapeset</text:span>: puszta kézzel csak KT sérülés okozható, valamint sebzése: -5+k20 SP</text:p>
            <text:p text:style-name="P80"/>
            <text:p text:style-name="P80"><text:span text:style-name="T37">Fortély hatása</text:span>:</text:p>
            <text:p text:style-name="P80">Ez a Harcművészek speciális fortélya. A Slan pszí útja delejes erőt ad a harcművésznek pusztakezes küzdelmében.</text:p>
            <text:p text:style-name="P80"/>
            <text:p text:style-name="P85"><text:span text:style-name="T6">1.fok: minden 3.KT</text:span><text:span text:style-name="T14">→</text:span><text:span text:style-name="T6"> 1 ÉP seb; KÉ,TÉ,VÉ: -10<text:line-break/>Ököl SP: -2</text:span></text:p>
            <text:p text:style-name="P80"/>
            <text:p text:style-name="P85"><text:span text:style-name="T6">2.fok: minden 2.KT</text:span><text:span text:style-name="T14">→ </text:span><text:span text:style-name="T6">1 ÉP seb; KÉ,TÉ,VÉ: -3<text:line-break/>Ököl SP: 0; Vasököl használata nem ad további bónuszt</text:span></text:p>
            <text:p text:style-name="P80"/>
            <text:p text:style-name="P80">3.fok: minden sebzés rendes ÉP seb; KÉ,TÉ,VÉ: 4<text:line-break/>Ököl SP: +2</text:p>
            <text:p text:style-name="P80"/>
            <text:p text:style-name="P80">Megjegyzés: a fentiek a "fegyver" alapértékei. A Mesterfegyver bónusz még ehhez pluszban hozzájön.</text:p>
            <text:p text:style-name="P84">Belharci szituációban mi legyen? Ugye ott -10-ről 0-ra emelkednek a Puszta Kéz értékei... Kapjon a Sárkány öklös +10-et simán?</text:p>
          </table:table-cell>
        </table:table-row>
        <table:table-row table:style-name="Táblázat3.1">
          <table:table-cell table:style-name="Táblázat3.A2" office:value-type="string">
            <text:p text:style-name="P20"/>
          </table:table-cell>
          <table:table-cell table:style-name="Táblázat3.B2" office:value-type="string">
            <text:p text:style-name="P50">Támadás erőből</text:p>
          </table:table-cell>
          <table:table-cell table:style-name="Táblázat3.B2" office:value-type="string">
            <text:p text:style-name="P27">2 fok</text:p>
          </table:table-cell>
          <table:table-cell table:style-name="Táblázat3.B2" office:value-type="string">
            <text:p text:style-name="P34">1. fok:</text:p>
            <text:p text:style-name="P27">Erő: +2,</text:p>
            <text:p text:style-name="P27">Harcmodor: 3.szint</text:p>
            <text:p text:style-name="P34">2.fok: </text:p>
            <text:p text:style-name="P27">Erő: +3</text:p>
            <text:p text:style-name="P27">Harcmodor: 6.szint</text:p>
          </table:table-cell>
          <table:table-cell table:style-name="Táblázat3.E2" office:value-type="string">
            <text:p text:style-name="P67">TÉ-ből átrakhatsz a sebzésre 1:3 váltószámmal.</text:p>
            <text:p text:style-name="P67">1. fok: legfeljebb +5 SP (-15TÉ)</text:p>
            <text:p text:style-name="P67">2 .fok: legfeljebb +10 SP (-30TÉ)</text:p>
          </table:table-cell>
        </table:table-row>
        <text:soft-page-break/>
        <table:table-row table:style-name="Táblázat3.1">
          <table:table-cell table:style-name="Táblázat3.A2" office:value-type="string">
            <text:p text:style-name="P27"/>
          </table:table-cell>
          <table:table-cell table:style-name="Táblázat3.B2" office:value-type="string">
            <text:p text:style-name="P37">Testőr</text:p>
          </table:table-cell>
          <table:table-cell table:style-name="Táblázat3.B2" office:value-type="string">
            <text:p text:style-name="P27">2 fok</text:p>
          </table:table-cell>
          <table:table-cell table:style-name="Táblázat3.B2" office:value-type="string">
            <text:p text:style-name="P34">1.fok:</text:p>
            <text:p text:style-name="P27">Önuralom: +1</text:p>
            <text:p text:style-name="P27">Összpontosítás – 3.szint</text:p>
            <text:p text:style-name="P27">Harcmodor - 4.szint</text:p>
            <text:p text:style-name="P27"/>
            <text:p text:style-name="P34">2.fok:</text:p>
            <text:p text:style-name="P27">Önuralom: +2</text:p>
            <text:p text:style-name="P27">Összpontosítás – 6.szint</text:p>
            <text:p text:style-name="P27">Harcmodor - 8.szint</text:p>
          </table:table-cell>
          <table:table-cell table:style-name="Táblázat3.E2" office:value-type="string">
            <text:p text:style-name="P86">Hasznos fortély, ha Védő Értékedet egy másik személyre is ki akarod terjeszteni.</text:p>
            <text:p text:style-name="_5b_RPG_5d__20_Táblázat_20_-_20_Fortély_20_hatás"><text:span text:style-name="T4">Alapeset: </text:span><text:span text:style-name="T2">Ha társadat akarod védeni, kiterjesztheted rá Védő Értékedet, <text:s/>de csak -25 VÉ-vel (ennyivel csökken a Védő értéked)</text:span></text:p>
            <text:p text:style-name="P97"/>
            <text:p text:style-name="_5b_RPG_5d__20_Táblázat_20_-_20_Fortély_20_hatás"><text:span text:style-name="T5">1.fok</text:span>: A levonás csak -15VÉ</text:p>
            <text:p text:style-name="_5b_RPG_5d__20_Táblázat_20_-_20_Fortély_20_hatás"><text:span text:style-name="T5">2.fok</text:span>: Levonás nélkül védheted pá<text:span text:style-name="T2">rtfogoltad</text:span></text:p>
            <text:p text:style-name="P86"/>
            <text:p text:style-name="P86"><text:span text:style-name="T5">Speciális</text:span>: az oltalmazott személy nem harcolhat, a testőrnek pedig két méteren belül kell lennie.</text:p>
          </table:table-cell>
        </table:table-row>
        <table:table-row table:style-name="Táblázat3.1">
          <table:table-cell table:style-name="Táblázat3.A2" office:value-type="string">
            <text:p text:style-name="P25"/>
          </table:table-cell>
          <table:table-cell table:style-name="Táblázat3.B2" office:value-type="string">
            <text:p text:style-name="P50">Vakharc</text:p>
          </table:table-cell>
          <table:table-cell table:style-name="Táblázat3.B2" office:value-type="string">
            <text:p text:style-name="P27">3 fok</text:p>
          </table:table-cell>
          <table:table-cell table:style-name="Táblázat3.B2" office:value-type="string">
            <text:p text:style-name="P34">1. fok:</text:p>
            <text:p text:style-name="P27">Összpontosítás: 3.szint</text:p>
            <text:p text:style-name="P27"/>
            <text:p text:style-name="P34">2. fok:</text:p>
            <text:p text:style-name="P27">Összpontosítás: 6.szint</text:p>
            <text:p text:style-name="P27">Hallás <text:span text:style-name="T11">vagy</text:span> Intuíció: +3*</text:p>
            <text:p text:style-name="P27"/>
            <text:p text:style-name="P34">3. fok:</text:p>
            <text:p text:style-name="P27">Összpontosítás: 9.szint</text:p>
            <text:p text:style-name="P27">Intuíció: +4*</text:p>
          </table:table-cell>
          <table:table-cell table:style-name="Táblázat3.E2" office:value-type="string">
            <text:p text:style-name="P103">Fok / Szituáció:</text:p>
            <table:table table:name="Táblázat11" table:style-name="Táblázat11">
              <table:table-column table:style-name="Táblázat11.A"/>
              <table:table-column table:style-name="Táblázat11.B"/>
              <table:table-column table:style-name="Táblázat11.C"/>
              <table:table-row>
                <table:table-cell table:style-name="Táblázat11.A1" office:value-type="string">
                  <text:p text:style-name="P93">Fok / Szitu</text:p>
                </table:table-cell>
                <table:table-cell table:style-name="Táblázat11.B1" office:value-type="string">
                  <text:p text:style-name="P94">Csönd és sötét</text:p>
                </table:table-cell>
                <table:table-cell table:style-name="Táblázat11.C1" office:value-type="string">
                  <text:p text:style-name="P94">Zajok és sötét</text:p>
                </table:table-cell>
              </table:table-row>
              <table:table-row>
                <table:table-cell table:style-name="Táblázat11.A2" office:value-type="string">
                  <text:p text:style-name="P93">Képzetlen</text:p>
                </table:table-cell>
                <table:table-cell table:style-name="Táblázat11.B2" office:value-type="string">
                  <text:p text:style-name="P94">-30 KÉ, -50 TÉ/VÉ</text:p>
                </table:table-cell>
                <table:table-cell table:style-name="Táblázat11.C2" office:value-type="string">
                  <text:p text:style-name="P94">-20 KÉ, -30 TÉ/VÉ</text:p>
                </table:table-cell>
              </table:table-row>
              <table:table-row>
                <table:table-cell table:style-name="Táblázat11.A2" office:value-type="string">
                  <text:p text:style-name="P93">1.fok</text:p>
                </table:table-cell>
                <table:table-cell table:style-name="Táblázat11.B2" office:value-type="string">
                  <text:p text:style-name="P94">-20 KÉ, -30 TÉ/VÉ</text:p>
                </table:table-cell>
                <table:table-cell table:style-name="Táblázat11.C2" office:value-type="string">
                  <text:p text:style-name="P94">-10 KÉ, -15 TÉ/VÉ</text:p>
                </table:table-cell>
              </table:table-row>
              <table:table-row>
                <table:table-cell table:style-name="Táblázat11.A2" office:value-type="string">
                  <text:p text:style-name="P93">2.fok</text:p>
                </table:table-cell>
                <table:table-cell table:style-name="Táblázat11.B2" office:value-type="string">
                  <text:p text:style-name="P94">-10 KÉ, -15 TÉ/VÉ</text:p>
                </table:table-cell>
                <table:table-cell table:style-name="Táblázat11.C2" office:value-type="string">
                  <text:p text:style-name="P94">nincs levonás</text:p>
                </table:table-cell>
              </table:table-row>
              <table:table-row>
                <table:table-cell table:style-name="Táblázat11.A2" office:value-type="string">
                  <text:p text:style-name="P93">3.fok</text:p>
                </table:table-cell>
                <table:table-cell table:style-name="Táblázat11.B2" office:value-type="string">
                  <text:p text:style-name="P94">nincs levonás</text:p>
                </table:table-cell>
                <table:table-cell table:style-name="Táblázat11.C2" office:value-type="string">
                  <text:p text:style-name="P94">nincs levonás</text:p>
                </table:table-cell>
              </table:table-row>
            </table:table>
            <text:p text:style-name="P95"><text:span text:style-name="T37">Megjegyzés</text:span>: ha a harc résztvevői mind képzetlen vakharcosok, akkor jó eséllyel ütőtávba se kerülnek. KM dönt a szituáció ismeretében.</text:p>
            <text:p text:style-name="P95"><text:span text:style-name="T5">*2.fok speciális követelménye: </text:span><text:span text:style-name="T1">+3-as Intuíció érzékszervi tulajdonság, amely lehet természetes eredetű, de elérhető a <text:s/>„Hatodik érzék” pszí diszciplína használatával. VAGY: +3-as Hallás érzékszervi tulajdonság, amely lehet természetes eredetű, de elérhető a <text:s/>„Képességnövelés” pszí diszciplína használatával.</text:span></text:p>
            <text:p text:style-name="P95"><text:span text:style-name="T5">*3.fok speciális követelménye</text:span>: +4-es Intuíció érzékszervi tulajdonság, amely lehet természetes eredetű, de elérhető a <text:s/>„Hatodik érzék” pszí diszciplína használatával.</text:p>
          </table:table-cell>
        </table:table-row>
        <table:table-row table:style-name="Táblázat3.1">
          <table:table-cell table:style-name="Táblázat3.A2" office:value-type="string">
            <text:p text:style-name="P22"/>
          </table:table-cell>
          <table:table-cell table:style-name="Táblázat3.B2" office:value-type="string">
            <text:p text:style-name="P50">Vértviselet</text:p>
          </table:table-cell>
          <table:table-cell table:style-name="Táblázat3.B2" office:value-type="string">
            <text:p text:style-name="P27">3 fok</text:p>
          </table:table-cell>
          <table:table-cell table:style-name="Táblázat3.B2" office:value-type="string">
            <text:p text:style-name="P34">1. fok:</text:p>
            <text:p text:style-name="P30">Erő: -1</text:p>
            <text:p text:style-name="P30"/>
            <text:p text:style-name="P34">2. fok:</text:p>
            <text:p text:style-name="P27">Erő: +1</text:p>
            <text:p text:style-name="P30">Edzettség: +1</text:p>
            <text:p text:style-name="P30"/>
            <text:p text:style-name="P34">3. fok:</text:p>
            <text:p text:style-name="P27">Erő: +2</text:p>
            <text:p text:style-name="P30">Edzettség: +2</text:p>
          </table:table-cell>
          <table:table-cell table:style-name="Táblázat3.E2" office:value-type="string">
            <text:p text:style-name="P67"><text:span text:style-name="T5">Alapeset</text:span>: A vért teljes MGT-je érvényesül. </text:p>
            <text:list xml:id="list39648228" text:style-name="L22">
              <text:list-item>
                <text:p text:style-name="P144">1 MGT <text:span text:style-name="T16">→ -5 KÉ, -10 TÉ,VÉ</text:span></text:p>
              </text:list-item>
              <text:list-item>
                <text:p text:style-name="P158">1 MGT → -1 mozgást igénylő képzettségpróbákra</text:p>
              </text:list-item>
            </text:list>
            <text:list xml:id="list39670079" text:style-name="L23">
              <text:list-item>
                <text:p text:style-name="P145">Könnyű vért: <text:span text:style-name="T7">definiálni (súlyban?)</text:span></text:p>
              </text:list-item>
              <text:list-item>
                <text:p text:style-name="P145"><text:span text:style-name="T16">Nehéz vért: </text:span><text:span text:style-name="T17">definiálni (súlyban?)</text:span></text:p>
              </text:list-item>
            </text:list>
            <text:p text:style-name="P67">Ha <text:span text:style-name="T11">nehéz vértet</text:span> vesz fel a karakter teljesen képzetlenül, akkor a képzetlen fegyverhasználat büntetéseinek megfelelő levonások sújtják:</text:p>
            <text:p text:style-name="P67">KÉ: -20, TÉ: -30, VÉ:-30</text:p>
            <text:p text:style-name="P67"><text:span text:style-name="T3">1.fok</text:span>: Harcban ha könnyű vértet viselsz, 3-al csökken a vért MGT-je. A mozgást igénylő képzettségpróbákra továbbra is a teljes levonás érvényes. Nehézvért viselése esetén nem csökken az MGT és a képzetlen fegyverhasználat levonásainak fele sújtja a karaktert:</text:p>
            <text:p text:style-name="P67">KÉ: -10, TÉ: -15, VÉ:-15</text:p>
            <text:p text:style-name="P67"><text:span text:style-name="T5">2.fok</text:span>: Harcban ha vértet viselsz, 9-el csökken a vért MGT-je. A mozgást igénylő képzettségpróbákra továbbra is a teljes levonás érvényes.</text:p>
            <text:p text:style-name="P67"><text:span text:style-name="T3">3.fok</text:span>: Mint a 2.fok, de ha nehéz vértet viselsz, akkor félvért esetén +5VÉ, teljes vért esetén +10VÉ adódik hozzá Védő Értékedhez. Ennek oka, hogy már tudatosan használod vértezetedet, lecsúsztatsz róla támadásokat, stb.</text:p>
          </table:table-cell>
        </table:table-row>
      </table:table>
      <text:p text:style-name="P101"/>
      <text:p text:style-name="P102"/>
      <table:table table:name="Táblázat5" table:style-name="Táblázat5">
        <table:table-column table:style-name="Táblázat5.A"/>
        <table:table-column table:style-name="Táblázat5.B"/>
        <table:table-column table:style-name="Táblázat5.C"/>
        <table:table-column table:style-name="Táblázat5.D"/>
        <table:table-column table:style-name="Táblázat5.E"/>
        <table:table-row>
          <table:table-cell table:style-name="Táblázat5.A1" table:number-columns-spanned="5" office:value-type="string">
            <text:p text:style-name="P27">Kidolgozandó Harci Fortélyok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áblázat5.A2" office:value-type="string">
            <text:p text:style-name="P27"/>
          </table:table-cell>
          <table:table-cell table:style-name="Táblázat5.B2" office:value-type="string">
            <text:p text:style-name="P6">Kiegészítő támadás</text:p>
          </table:table-cell>
          <table:table-cell table:style-name="Táblázat5.B2" office:value-type="string">
            <text:p text:style-name="P25">???</text:p>
          </table:table-cell>
          <table:table-cell table:style-name="Táblázat5.B2" office:value-type="string">
            <text:p text:style-name="P27">1 fok</text:p>
          </table:table-cell>
          <table:table-cell table:style-name="Táblázat5.E2" office:value-type="string">
            <text:p text:style-name="P72">Már van ilyen manőver...</text:p>
          </table:table-cell>
        </table:table-row>
        <table:table-row>
          <table:table-cell table:style-name="Táblázat5.A3" office:value-type="string">
            <text:p text:style-name="P27"/>
          </table:table-cell>
          <table:table-cell table:style-name="Táblázat5.B3" office:value-type="string">
            <text:p text:style-name="P6">Távoltartás</text:p>
          </table:table-cell>
          <table:table-cell table:style-name="Táblázat5.B3" office:value-type="string">
            <text:p text:style-name="P25">???</text:p>
          </table:table-cell>
          <table:table-cell table:style-name="Táblázat5.B3" office:value-type="string">
            <text:p text:style-name="P27">???</text:p>
          </table:table-cell>
          <table:table-cell table:style-name="Táblázat5.E3" office:value-type="string">
            <text:p text:style-name="P72">Jelenleg a Manőverekhez is be van írva. Harci fortély legyen vagy Manőver??</text:p>
          </table:table-cell>
        </table:table-row>
        <table:table-row>
          <table:table-cell table:style-name="Táblázat5.A4" office:value-type="string">
            <text:p text:style-name="P124"/>
          </table:table-cell>
          <table:table-cell table:style-name="Táblázat5.B3" office:value-type="string">
            <text:p text:style-name="P116">Mesterkör</text:p>
          </table:table-cell>
          <table:table-cell table:style-name="Táblázat5.B3" office:value-type="string">
            <text:p text:style-name="P115">2 fok</text:p>
          </table:table-cell>
          <table:table-cell table:style-name="Táblázat5.B3" office:value-type="string">
            <text:p text:style-name="P115"/>
          </table:table-cell>
          <table:table-cell table:style-name="Táblázat5.E3" office:value-type="string">
            <text:p text:style-name="P119">Megnézni, mi a régiben. Ha nem kell, töröljük.</text:p>
          </table:table-cell>
        </table:table-row>
      </table:table>
      <text:p text:style-name="P104"/>
      <text:p text:style-name="P102"/>
      <text:h text:style-name="P165" text:outline-level="2">Lovas fortélyok</text:h>
      <text:p text:style-name="Text_20_body"/>
      <table:table table:name="Táblázat8" table:style-name="Táblázat8">
        <table:table-column table:style-name="Táblázat8.A"/>
        <table:table-column table:style-name="Táblázat8.B"/>
        <table:table-column table:style-name="Táblázat8.C"/>
        <table:table-column table:style-name="Táblázat8.D"/>
        <table:table-column table:style-name="Táblázat8.E"/>
        <table:table-row table:style-name="Táblázat8.1">
          <table:table-cell table:style-name="Táblázat8.A1" office:value-type="string">
            <text:p text:style-name="_5b_RPG_5d__20_Táblázatfejléc"/>
          </table:table-cell>
          <table:table-cell table:style-name="Táblázat8.A1" office:value-type="string">
            <text:p text:style-name="_5b_RPG_5d__20_Táblázatfejléc">Fortély neve</text:p>
          </table:table-cell>
          <table:table-cell table:style-name="Táblázat8.A1" office:value-type="string">
            <text:p text:style-name="_5b_RPG_5d__20_Táblázatfejléc">Max fok</text:p>
          </table:table-cell>
          <table:table-cell table:style-name="Táblázat8.A1" office:value-type="string">
            <text:p text:style-name="_5b_RPG_5d__20_Táblázatfejléc">Követelménye</text:p>
          </table:table-cell>
          <table:table-cell table:style-name="Táblázat8.E1" office:value-type="string">
            <text:p text:style-name="_5b_RPG_5d__20_Táblázatfejléc">Hatás, megjegyzés</text:p>
          </table:table-cell>
        </table:table-row>
        <table:table-row table:style-name="Táblázat8.1">
          <table:table-cell table:style-name="Táblázat8.A2" office:value-type="string">
            <text:p text:style-name="P20"/>
          </table:table-cell>
          <table:table-cell table:style-name="Táblázat8.B2" office:value-type="string">
            <text:p text:style-name="P50">Lovas harc</text:p>
          </table:table-cell>
          <table:table-cell table:style-name="Táblázat8.B2" office:value-type="string">
            <text:p text:style-name="P27">2 fok</text:p>
          </table:table-cell>
          <table:table-cell table:style-name="Táblázat8.B2" office:value-type="string">
            <text:p text:style-name="P27">1.fok:</text:p>
            <text:p text:style-name="P27">Lovaglás – <text:span text:style-name="T39">3.szint</text:span></text:p>
            <text:p text:style-name="P41">Ügyesség - ??</text:p>
            <text:p text:style-name="P41">Önuralom - ??</text:p>
            <text:p text:style-name="P41">Fogékonyság - ??</text:p>
            <text:p text:style-name="P27"/>
            <text:p text:style-name="P27">2.fok:</text:p>
            <text:p text:style-name="P27">Lovaglás – <text:span text:style-name="T39">6.szint</text:span></text:p>
            <text:p text:style-name="P41">Ügyesség - ??</text:p>
            <text:p text:style-name="P41">Önuralom - ??</text:p>
            <text:p text:style-name="P41">Fogékonyság - ??</text:p>
          </table:table-cell>
          <table:table-cell table:style-name="Táblázat8.E2" office:value-type="string">
            <text:p text:style-name="P67">Lovas harc során ezen fortély fokától függő mértékben a harcértékekhez hozzáadódnak a <text:s/>Lovaglás képzettségből adódó harcérték pluszok. Ezeket úgy számítjuk ki, hogy a Lovaglás képzettséget egyszerűen Harcmodorként kezeljük és a szintjének megfelelő KÉ/TÉ/VÉ és <text:span text:style-name="T7">SP</text:span> pluszokat vesszük.</text:p>
            <text:p text:style-name="P67">A forgatott fegyver Harcmodorából adódó értékek továbbra is megmaradnak, tehát a fentiek bónuszként értelmezendők!</text:p>
            <text:p text:style-name="P67"/>
            <text:p text:style-name="P67"><text:span text:style-name="T5">Alapeset</text:span>: A bónuszok <text:span text:style-name="T37">nem</text:span> adódnak hozzá, de 3. szint alatti Lovaglás esetén elszenvedi a harcmodor szokásos harcérték büntetéseit.</text:p>
            <text:p text:style-name="P66">Járjon alapból azért +5 (vagy +10) a magasabb pozíció miatt.</text:p>
            <text:p text:style-name="P67"><text:span text:style-name="T5">1.fok</text:span>: A bónuszok fele (<text:span text:style-name="T39">felfele</text:span> kerekítve) adódik hozzá a fegyveres harcértékekhez.</text:p>
            <text:p text:style-name="P67"><text:span text:style-name="T5">2.fok</text:span>: A bónuszok 1:1-ben hozzáadódnak a fegyveres harcértékekhez</text:p>
            <text:p text:style-name="P67"/>
            <text:p text:style-name="P67">Speciális: <text:span text:style-name="T39">?</text:span></text:p>
          </table:table-cell>
        </table:table-row>
        <table:table-row table:style-name="Táblázat8.1">
          <table:table-cell table:style-name="Táblázat8.A2" office:value-type="string">
            <text:p text:style-name="P20"/>
          </table:table-cell>
          <table:table-cell table:style-name="Táblázat8.B2" office:value-type="string">
            <text:p text:style-name="P50">Legázolás</text:p>
          </table:table-cell>
          <table:table-cell table:style-name="Táblázat8.B2" office:value-type="string">
            <text:p text:style-name="P27"/>
          </table:table-cell>
          <table:table-cell table:style-name="Táblázat8.B2" office:value-type="string">
            <text:p text:style-name="P27"/>
          </table:table-cell>
          <table:table-cell table:style-name="Táblázat8.E2" office:value-type="string">
            <text:p text:style-name="P67"/>
          </table:table-cell>
        </table:table-row>
        <table:table-row table:style-name="Táblázat8.1">
          <table:table-cell table:style-name="Táblázat8.A2" office:value-type="string">
            <text:p text:style-name="P20"/>
          </table:table-cell>
          <table:table-cell table:style-name="Táblázat8.B2" office:value-type="string">
            <text:p text:style-name="P50">Lótáncoltatás</text:p>
          </table:table-cell>
          <table:table-cell table:style-name="Táblázat8.B2" office:value-type="string">
            <text:p text:style-name="P27"/>
          </table:table-cell>
          <table:table-cell table:style-name="Táblázat8.B2" office:value-type="string">
            <text:p text:style-name="P41"/>
          </table:table-cell>
          <table:table-cell table:style-name="Táblázat8.E2" office:value-type="string">
            <text:p text:style-name="P67"/>
          </table:table-cell>
        </table:table-row>
        <table:table-row table:style-name="Táblázat8.1">
          <table:table-cell table:style-name="Táblázat8.A2" office:value-type="string">
            <text:p text:style-name="P20"/>
          </table:table-cell>
          <table:table-cell table:style-name="Táblázat8.B2" office:value-type="string">
            <text:p text:style-name="P50">Lovas íjászat</text:p>
          </table:table-cell>
          <table:table-cell table:style-name="Táblázat8.B2" office:value-type="string">
            <text:p text:style-name="P27"/>
          </table:table-cell>
          <table:table-cell table:style-name="Táblázat8.B2" office:value-type="string">
            <text:p text:style-name="P27"/>
          </table:table-cell>
          <table:table-cell table:style-name="Táblázat8.E2" office:value-type="string">
            <text:p text:style-name="P67"/>
          </table:table-cell>
        </table:table-row>
        <table:table-row table:style-name="Táblázat8.1">
          <table:table-cell table:style-name="Táblázat8.A2" office:value-type="string">
            <text:p text:style-name="P20"/>
          </table:table-cell>
          <table:table-cell table:style-name="Táblázat8.B2" office:value-type="string">
            <text:p text:style-name="P50">Képzett lovasroham</text:p>
          </table:table-cell>
          <table:table-cell table:style-name="Táblázat8.B2" office:value-type="string">
            <text:p text:style-name="P27"/>
          </table:table-cell>
          <table:table-cell table:style-name="Táblázat8.B2" office:value-type="string">
            <text:p text:style-name="P27"/>
          </table:table-cell>
          <table:table-cell table:style-name="Táblázat8.E2" office:value-type="string">
            <text:p text:style-name="P67"/>
          </table:table-cell>
        </table:table-row>
      </table:table>
      <text:p text:style-name="Standard"/>
      <text:h text:style-name="P165" text:outline-level="2">Íjász, Hajítás fortélyok</text:h>
      <text:p text:style-name="P19">TODO: Újra átnézni őket, főleg a követelményeket a következő szempontok szerint:</text:p>
      <text:list xml:id="list39662462" text:style-name="L24">
        <text:list-item>
          <text:p text:style-name="P168"><text:span text:style-name="T5">Észlelés</text:span> és <text:span text:style-name="T5">Összpontosítás</text:span> képzettségek mint követelmények</text:p>
        </text:list-item>
      </text:list>
      <table:table table:name="Táblázat9" table:style-name="Táblázat9">
        <table:table-column table:style-name="Táblázat9.A"/>
        <table:table-column table:style-name="Táblázat9.B"/>
        <table:table-column table:style-name="Táblázat9.C"/>
        <table:table-column table:style-name="Táblázat9.D"/>
        <table:table-column table:style-name="Táblázat9.E"/>
        <table:table-row table:style-name="Táblázat9.1">
          <table:table-cell table:style-name="Táblázat9.A1" office:value-type="string">
            <text:p text:style-name="_5b_RPG_5d__20_Táblázatfejléc"/>
          </table:table-cell>
          <table:table-cell table:style-name="Táblázat9.A1" office:value-type="string">
            <text:p text:style-name="_5b_RPG_5d__20_Táblázatfejléc">Fortély neve</text:p>
          </table:table-cell>
          <table:table-cell table:style-name="Táblázat9.A1" office:value-type="string">
            <text:p text:style-name="_5b_RPG_5d__20_Táblázatfejléc">Max fok</text:p>
          </table:table-cell>
          <table:table-cell table:style-name="Táblázat9.A1" office:value-type="string">
            <text:p text:style-name="_5b_RPG_5d__20_Táblázatfejléc">Követelménye</text:p>
          </table:table-cell>
          <table:table-cell table:style-name="Táblázat9.E1" office:value-type="string">
            <text:p text:style-name="_5b_RPG_5d__20_Táblázatfejléc">Hatás, megjegyzés</text:p>
          </table:table-cell>
        </table:table-row>
        <table:table-row table:style-name="Táblázat9.1">
          <table:table-cell table:style-name="Táblázat9.A2" office:value-type="string">
            <text:p text:style-name="P20"/>
          </table:table-cell>
          <table:table-cell table:style-name="Táblázat9.A2" office:value-type="string">
            <text:p text:style-name="P50">Célzás</text:p>
          </table:table-cell>
          <table:table-cell table:style-name="Táblázat9.A2" office:value-type="string">
            <text:p text:style-name="P27">1 fok</text:p>
          </table:table-cell>
          <table:table-cell table:style-name="Táblázat9.A2" office:value-type="string">
            <text:p text:style-name="_5b_RPG_5d__20_Táblázattartalom_20_1">Önuralom +1 Hajítás/Íjászat/Lövészet - 5.szint <text:span text:style-name="T9">Összpontosítás: 4.szint</text:span></text:p>
          </table:table-cell>
          <table:table-cell table:style-name="Táblázat9.E2" office:value-type="string">
            <text:p text:style-name="P73">Rövidebb idő alatt felméred a szelet, a távolságot és a többi változót, ami lövésedet segíti, vagy gátolja.</text:p>
            <text:p text:style-name="P75"/>
            <text:p text:style-name="P74"><text:span text:style-name="T5">Alapeset</text:span>: 1 célzással eltöltött kör után +10 CÉ módosítót kapsz</text:p>
            <text:p text:style-name="P74"/>
            <text:p text:style-name="P74"><text:span text:style-name="T5">Hatás</text:span>: 1 célzással eltöltött kör után <text:span text:style-name="T39">+20 CÉ</text:span> módosítót kapsz</text:p>
            <text:p text:style-name="_5b_RPG_5d__20_Táblázat_20_-_20_Fortély_20_hatás"/>
            <text:p text:style-name="_5b_RPG_5d__20_Táblázat_20_-_20_Fortély_20_hatás"><text:span text:style-name="T5">Megjegyzés</text:span>: A Célzás csak kiszámíthatóan mozgó cél ellen alkalmazható.</text:p>
            <text:p text:style-name="_5b_RPG_5d__20_Táblázat_20_-_20_Fortély_20_hatás">Íjat legfeljebb 1 körig tarthatsz ki, utána minden további kör nemhogy javít, de ront a találati esélyeken (körönként ugyanennyit).</text:p>
          </table:table-cell>
        </table:table-row>
        <table:table-row table:style-name="Táblázat9.1">
          <table:table-cell table:style-name="Táblázat9.A2" office:value-type="string">
            <text:p text:style-name="P20"/>
          </table:table-cell>
          <table:table-cell table:style-name="Táblázat9.A2" office:value-type="string">
            <text:p text:style-name="P50">Gyors Lövés</text:p>
          </table:table-cell>
          <table:table-cell table:style-name="Táblázat9.A2" office:value-type="string">
            <text:p text:style-name="P27">1 fok</text:p>
          </table:table-cell>
          <table:table-cell table:style-name="Táblázat9.A2" office:value-type="string">
            <text:p text:style-name="P27">Gyorsaság +1, Hajítás/Íjászat/Lövészet – 5.szint</text:p>
          </table:table-cell>
          <table:table-cell table:style-name="Táblázat9.E2" office:value-type="string">
            <text:p text:style-name="P70">Lövéseidet/hajításaidat kivételesen gyorsan tudod leadni.</text:p>
            <text:p text:style-name="P66">???????????</text:p>
          </table:table-cell>
        </table:table-row>
        <table:table-row table:style-name="Táblázat9.1">
          <table:table-cell table:style-name="Táblázat9.A2" office:value-type="string">
            <text:p text:style-name="P20"/>
          </table:table-cell>
          <table:table-cell table:style-name="Táblázat9.A2" office:value-type="string">
            <text:p text:style-name="P50">Gyors újratöltés</text:p>
          </table:table-cell>
          <table:table-cell table:style-name="Táblázat9.A2" office:value-type="string">
            <text:p text:style-name="P27">1 fok</text:p>
          </table:table-cell>
          <table:table-cell table:style-name="Táblázat9.A2" office:value-type="string">
            <text:p text:style-name="P27">Gyorsaság +1, Hajítás/Íjászat/Lövészet - 5.szint</text:p>
          </table:table-cell>
          <table:table-cell table:style-name="Táblázat9.E2" office:value-type="string">
            <text:p text:style-name="P70">Gyakorlatodnak köszönhetően kifejezetten gyorsan tudod újratölteni számszeríjadat.</text:p>
            <text:p text:style-name="_5b_RPG_5d__20_Táblázat_20_-_20_Fortély_20_hatás">A kilőtt nyílpuskád újratöltéséhez szükséges idő lecsökken. <text:span text:style-name="T7">Kézi- vagy Könnyű nyílpuskád Sebesség értéket kap, melynek nagysága 7. Így lehetséges lesz velük egy körben többször is támadni, de legfeljebb 3-szor. </text:span></text:p>
            <text:p text:style-name="P67"><text:span text:style-name="T5">Alapeset:</text:span> <text:s/>Kézi- vagy Könnyű nyílpuskával körönként maximum egyszer lehet támadni.</text:p>
          </table:table-cell>
        </table:table-row>
        <table:table-row table:style-name="Táblázat9.1">
          <table:table-cell table:style-name="Táblázat9.A2" office:value-type="string">
            <text:p text:style-name="P20"/>
          </table:table-cell>
          <table:table-cell table:style-name="Táblázat9.A2" office:value-type="string">
            <text:p text:style-name="P50">Közeli lövés</text:p>
          </table:table-cell>
          <table:table-cell table:style-name="Táblázat9.A2" office:value-type="string">
            <text:p text:style-name="P27">1 fok</text:p>
          </table:table-cell>
          <table:table-cell table:style-name="Táblázat9.A2" office:value-type="string">
            <text:p text:style-name="P27"><text:s/>Önuralom +1 Hajítás/Íjászat/Lövészet - 5.szint</text:p>
          </table:table-cell>
          <table:table-cell table:style-name="Táblázat9.E2" office:value-type="string">
            <text:p text:style-name="P70">Kifejezetten jól használod lőfegyveredet közeli célpontok ellen. Ez a Fortély csak lőfegyverekkel használható.</text:p>
            <text:p text:style-name="_5b_RPG_5d__20_Táblázat_20_-_20_Fortély_20_hatás">Amennyiben célzásnál a Cellaszám 1, akkor <text:span text:style-name="T5">+10 CÉ</text:span> járul a Célzó Értékedhez.</text:p>
          </table:table-cell>
        </table:table-row>
        <table:table-row table:style-name="Táblázat9.1">
          <table:table-cell table:style-name="Táblázat9.A2" office:value-type="string">
            <text:p text:style-name="P20"/>
          </table:table-cell>
          <table:table-cell table:style-name="Táblázat9.A2" office:value-type="string">
            <text:p text:style-name="P50">Lovas íjászat</text:p>
          </table:table-cell>
          <table:table-cell table:style-name="Táblázat9.A2" office:value-type="string">
            <text:p text:style-name="P27">2 fok</text:p>
          </table:table-cell>
          <table:table-cell table:style-name="Táblázat9.A2" office:value-type="string">
            <text:p text:style-name="P34">1.fok:</text:p>
            <text:p text:style-name="P43">Lovas Harc – 1.fok </text:p>
            <text:p text:style-name="P43">Lovaglás – 6.szint </text:p>
            <text:p text:style-name="P43">Hajítás/Íjászat/Lövészet – 5.szint</text:p>
            <text:p text:style-name="P43">Mesterfegyver (íjra)</text:p>
            <text:p text:style-name="P43">– 1.fok</text:p>
            <text:p text:style-name="P27"/>
            <text:p text:style-name="P34">2.fok:</text:p>
            <text:p text:style-name="P43">Lovas Harc – 2.fok </text:p>
            <text:p text:style-name="P43">Lovaglás – 9.szint </text:p>
            <text:p text:style-name="P43">Hajítás/Íjászat/Lövészet – 9.szint</text:p>
            <text:p text:style-name="P43">Mesterfegyver (íjra)</text:p>
            <text:p text:style-name="P43">– 2.fok</text:p>
          </table:table-cell>
          <table:table-cell table:style-name="Táblázat9.E2" office:value-type="string">
            <text:p text:style-name="P70">Gyakorlott vagy a lóhátról való íjászatban, ennek hatására kisebbek negatív módosítóid, ha mozgó hátasodról lősz.</text:p>
            <text:p text:style-name="P70"/>
            <text:p text:style-name="_5b_RPG_5d__20_Táblázat_20_-_20_Fortély_20_hatás"><text:span text:style-name="T5">Alapeset</text:span>: </text:p>
            <text:p text:style-name="_5b_RPG_5d__20_Táblázat_20_-_20_Fortély_20_hatás">Ügetés esetén: -20 CÉ helyett -10 CÉ</text:p>
            <text:p text:style-name="_5b_RPG_5d__20_Táblázat_20_-_20_Fortély_20_hatás">Vágta esetén: -40 CÉ helyett -20 CÉ</text:p>
            <text:p text:style-name="_5b_RPG_5d__20_Táblázat_20_-_20_Fortély_20_hatás"/>
            <text:p text:style-name="_5b_RPG_5d__20_Táblázat_20_-_20_Fortély_20_hatás"><text:span text:style-name="T5">1.fok</text:span>: <text:s/>CÉ büntetés csökken:</text:p>
            <text:p text:style-name="_5b_RPG_5d__20_Táblázat_20_-_20_Fortély_20_hatás">Ügetés esetén: -20 CÉ helyett -10 CÉ</text:p>
            <text:p text:style-name="_5b_RPG_5d__20_Táblázat_20_-_20_Fortély_20_hatás">Vágta esetén: -40 CÉ helyett -20 CÉ</text:p>
            <text:p text:style-name="_5b_RPG_5d__20_Táblázat_20_-_20_Fortély_20_hatás"/>
            <text:p text:style-name="_5b_RPG_5d__20_Táblázat_20_-_20_Fortély_20_hatás"><text:span text:style-name="T5">2.fok</text:span>: <text:s/>CÉ büntetés csökken:</text:p>
            <text:p text:style-name="_5b_RPG_5d__20_Táblázat_20_-_20_Fortély_20_hatás">Ügetés esetén: nincs büntetés</text:p>
            <text:p text:style-name="_5b_RPG_5d__20_Táblázat_20_-_20_Fortély_20_hatás">Vágta esetén: -40 CÉ helyett -10 CÉ</text:p>
          </table:table-cell>
        </table:table-row>
        <text:soft-page-break/>
        <table:table-row table:style-name="Táblázat9.1">
          <table:table-cell table:style-name="Táblázat9.A2" office:value-type="string">
            <text:p text:style-name="P20"/>
          </table:table-cell>
          <table:table-cell table:style-name="Táblázat9.A2" office:value-type="string">
            <text:p text:style-name="P50">Lövés futás közben</text:p>
          </table:table-cell>
          <table:table-cell table:style-name="Táblázat9.A2" office:value-type="string">
            <text:p text:style-name="P27">1 fok</text:p>
          </table:table-cell>
          <table:table-cell table:style-name="Táblázat9.A2" office:value-type="string">
            <text:p text:style-name="P27">Önuralom +1 Hajítás/Íjászat/Lövészet - 5.szint</text:p>
          </table:table-cell>
          <table:table-cell table:style-name="Táblázat9.E2" office:value-type="string">
            <text:p text:style-name="P70">Futás közben is biztos marad a kezed, nem kell megállnod, hogy ellenfeledet eltaláld.</text:p>
            <text:p text:style-name="_5b_RPG_5d__20_Táblázat_20_-_20_Fortély_20_hatás"><text:span text:style-name="T5">Alapeset</text:span>: Lassú futás közben +5x Szorzó büntetés jár a célpont VÉ kiszámításánál.</text:p>
            <text:p text:style-name="_5b_RPG_5d__20_Táblázat_20_-_20_Fortély_20_hatás"><text:span text:style-name="T5">Hatás</text:span>: Ha lassú futás közben lősz, vagy hajítasz, akkor csak +3x Szorzó büntetés jár a célpont VÉ kiszámításánál.</text:p>
          </table:table-cell>
        </table:table-row>
        <table:table-row table:style-name="Táblázat9.1">
          <table:table-cell table:style-name="Táblázat9.A2" office:value-type="string">
            <text:p text:style-name="P20"/>
          </table:table-cell>
          <table:table-cell table:style-name="Táblázat9.A2" office:value-type="string">
            <text:p text:style-name="P50">Lövés reflexből</text:p>
          </table:table-cell>
          <table:table-cell table:style-name="Táblázat9.A2" office:value-type="string">
            <text:p text:style-name="P27">1 fok</text:p>
          </table:table-cell>
          <table:table-cell table:style-name="Táblázat9.A2" office:value-type="string">
            <text:p text:style-name="P27">Gyorsaság +1 Hajítás/Íjászat/Lövészet - 5.szint</text:p>
          </table:table-cell>
          <table:table-cell table:style-name="Táblázat9.E2" office:value-type="string">
            <text:p text:style-name="_5b_RPG_5d__20_Táblázat_20_-_20_Fortély_20_hatás"><text:span text:style-name="T5">Alapeset</text:span>: Ha hirtelen kell lőni, a Célzó Értéket -30 levonás sújtja.</text:p>
            <text:p text:style-name="_5b_RPG_5d__20_Táblázat_20_-_20_Fortély_20_hatás"><text:span text:style-name="T5">Hatás:</text:span> Téged nem érint a Hirtelen lövés okozta büntetés, változatlan CÉ-vel támadhatod a váratlanul felbukkanó célpontot.</text:p>
          </table:table-cell>
        </table:table-row>
        <table:table-row table:style-name="Táblázat9.1">
          <table:table-cell table:style-name="Táblázat9.A2" office:value-type="string">
            <text:p text:style-name="P20"/>
          </table:table-cell>
          <table:table-cell table:style-name="Táblázat9.A2" office:value-type="string">
            <text:p text:style-name="P50">Pontos Lövés</text:p>
          </table:table-cell>
          <table:table-cell table:style-name="Táblázat9.A2" office:value-type="string">
            <text:p text:style-name="P27">1 fok</text:p>
          </table:table-cell>
          <table:table-cell table:style-name="Táblázat9.A2" office:value-type="string">
            <text:p text:style-name="_5b_RPG_5d__20_Táblázattartalom_20_1">Önuralom +1 Hajítás/Íjászat/Lövészet <text:span text:style-name="T7">- 5</text:span><text:span text:style-name="T38">.szint</text:span></text:p>
          </table:table-cell>
          <table:table-cell table:style-name="Táblázat9.E2" office:value-type="string">
            <text:p text:style-name="P70">Nem okoz számodra gondot, hogy összevissza mozgó ellenfelet kell eltalálnod.</text:p>
            <text:p text:style-name="_5b_RPG_5d__20_Táblázat_20_-_20_Fortély_20_hatás">Amennyiben kiszámíthatatlanul, vagy Harcoló ellenfélre lősz (hajítasz), a Mozgásból adódó szorzó módosítók lecsökkennek a következőképpen:</text:p>
            <table:table table:name="Táblázat10" table:style-name="Táblázat10">
              <table:table-column table:style-name="Táblázat10.A"/>
              <table:table-column table:style-name="Táblázat10.B"/>
              <table:table-column table:style-name="Táblázat10.C"/>
              <table:table-header-rows>
                <table:table-row>
                  <table:table-cell table:style-name="Táblázat10.A1" office:value-type="string">
                    <text:p text:style-name="_5b_RPG_5d__20_Táblázattartalom_20_-_20_fejléc">Mozgás jellege</text:p>
                  </table:table-cell>
                  <table:table-cell table:style-name="Táblázat10.A1" office:value-type="string">
                    <text:p text:style-name="_5b_RPG_5d__20_Táblázattartalom_20_-_20_fejléc">Alapeset</text:p>
                  </table:table-cell>
                  <table:table-cell table:style-name="Táblázat10.C1" office:value-type="string">
                    <text:p text:style-name="_5b_RPG_5d__20_Táblázattartalom_20_-_20_fejléc">Pontos lövéssel</text:p>
                  </table:table-cell>
                </table:table-row>
              </table:table-header-rows>
              <table:table-row>
                <table:table-cell table:style-name="Táblázat10.A2" office:value-type="string">
                  <text:p text:style-name="_5b_RPG_5d__20_Táblázattartalom_20_1">Kiszámíthatatlan</text:p>
                </table:table-cell>
                <table:table-cell table:style-name="Táblázat10.A2" office:value-type="string">
                  <text:p text:style-name="_5b_RPG_5d__20_Táblázattartalom_20_1">15x</text:p>
                </table:table-cell>
                <table:table-cell table:style-name="Táblázat10.C2" office:value-type="string">
                  <text:p text:style-name="P48">11x</text:p>
                </table:table-cell>
              </table:table-row>
              <table:table-row>
                <table:table-cell table:style-name="Táblázat10.A2" office:value-type="string">
                  <text:p text:style-name="_5b_RPG_5d__20_Táblázattartalom_20_1">Harcoló</text:p>
                </table:table-cell>
                <table:table-cell table:style-name="Táblázat10.A2" office:value-type="string">
                  <text:p text:style-name="_5b_RPG_5d__20_Táblázattartalom_20_1">20x</text:p>
                </table:table-cell>
                <table:table-cell table:style-name="Táblázat10.C2" office:value-type="string">
                  <text:p text:style-name="P48">16x</text:p>
                </table:table-cell>
              </table:table-row>
            </table:table>
            <text:p text:style-name="P112"/>
          </table:table-cell>
        </table:table-row>
        <table:table-row table:style-name="Táblázat9.1">
          <table:table-cell table:style-name="Táblázat9.A10" office:value-type="string">
            <text:p text:style-name="P20"/>
          </table:table-cell>
          <table:table-cell table:style-name="Táblázat9.A2" office:value-type="string">
            <text:p text:style-name="P50">Távoli lövés</text:p>
          </table:table-cell>
          <table:table-cell table:style-name="Táblázat9.A2" office:value-type="string">
            <text:p text:style-name="P27">1 fok</text:p>
          </table:table-cell>
          <table:table-cell table:style-name="Táblázat9.A2" office:value-type="string">
            <text:p text:style-name="P27"><text:s/>Önuralom +1 Hajítás/Íjászat/Lövészet - 5.szint</text:p>
          </table:table-cell>
          <table:table-cell table:style-name="Táblázat9.E2" office:value-type="string">
            <text:p text:style-name="P70">A szokásosnál nagyobb távolságra tudsz támadni távolsági fegyverekkel.</text:p>
            <text:p text:style-name="P72">Ha olyan célra lősz/hajítasz, aminek a Cellaszáma nagyobb, vagy egyenlő, mint 5, akkor a kiszámolt Cellaszámot 1-el csökkentheted (de 4 alá nem csökkenhet! <text:span text:style-name="T7">(kell ez?)) <text:s/>(Vagy 2-vel?)</text:span></text:p>
          </table:table-cell>
        </table:table-row>
      </table:table>
      <text:p text:style-name="Standard"/>
      <text:p text:style-name="Text_20_body"/>
      <text:h text:style-name="Heading_20_2" text:outline-level="2">Általános fortélyok</text:h>
      <text:p text:style-name="P19">Bevezető</text:p>
      <table:table table:name="Általános_fortélyok" table:style-name="Általános_5f_fortélyok">
        <table:table-column table:style-name="Általános_5f_fortélyok.A"/>
        <table:table-column table:style-name="Általános_5f_fortélyok.B"/>
        <table:table-column table:style-name="Általános_5f_fortélyok.C"/>
        <table:table-column table:style-name="Általános_5f_fortélyok.D"/>
        <table:table-column table:style-name="Általános_5f_fortélyok.E"/>
        <table:table-row>
          <table:table-cell table:style-name="Általános_5f_fortélyok.A1" office:value-type="string">
            <text:p text:style-name="_5b_RPG_5d__20_Táblázatfejléc"/>
          </table:table-cell>
          <table:table-cell table:style-name="Általános_5f_fortélyok.A1" office:value-type="string">
            <text:p text:style-name="_5b_RPG_5d__20_Táblázatfejléc">Fortély neve</text:p>
          </table:table-cell>
          <table:table-cell table:style-name="Általános_5f_fortélyok.A1" office:value-type="string">
            <text:p text:style-name="_5b_RPG_5d__20_Táblázatfejléc">Max fok</text:p>
          </table:table-cell>
          <table:table-cell table:style-name="Általános_5f_fortélyok.A1" office:value-type="string">
            <text:p text:style-name="_5b_RPG_5d__20_Táblázatfejléc">Követelménye</text:p>
          </table:table-cell>
          <table:table-cell table:style-name="Általános_5f_fortélyok.E1" office:value-type="string">
            <text:p text:style-name="P125">Hatás, megjegyzés</text:p>
          </table:table-cell>
        </table:table-row>
        <table:table-row>
          <table:table-cell table:style-name="Általános_5f_fortélyok.A2" office:value-type="string">
            <text:p text:style-name="P20"/>
          </table:table-cell>
          <table:table-cell table:style-name="Általános_5f_fortélyok.B2" office:value-type="string">
            <text:p text:style-name="P24">Éber alvó</text:p>
          </table:table-cell>
          <table:table-cell table:style-name="Általános_5f_fortélyok.B2" office:value-type="string">
            <text:p text:style-name="P24">1 fok</text:p>
          </table:table-cell>
          <table:table-cell table:style-name="Általános_5f_fortélyok.B2" office:value-type="string">
            <text:p text:style-name="P24">-</text:p>
          </table:table-cell>
          <table:table-cell table:style-name="Általános_5f_fortélyok.E2" office:value-type="string">
            <text:p text:style-name="P40">Alvás közben dobott Észlelés próbádra +2 bónusz jár.</text:p>
          </table:table-cell>
        </table:table-row>
        <table:table-row>
          <table:table-cell table:style-name="Általános_5f_fortélyok.A2" office:value-type="string">
            <text:p text:style-name="P45"/>
          </table:table-cell>
          <table:table-cell table:style-name="Általános_5f_fortélyok.B2" office:value-type="string">
            <text:p text:style-name="_5b_RPG_5d__20_Táblázattartalom_20_1">Kitartás</text:p>
          </table:table-cell>
          <table:table-cell table:style-name="Általános_5f_fortélyok.B2" office:value-type="string">
            <text:p text:style-name="P24">1 fok</text:p>
          </table:table-cell>
          <table:table-cell table:style-name="Általános_5f_fortélyok.B2" office:value-type="string">
            <text:p text:style-name="_5b_RPG_5d__20_Táblázattartalom_20_1">Edzettség: +1</text:p>
          </table:table-cell>
          <table:table-cell table:style-name="Általános_5f_fortélyok.E2" office:value-type="string">
            <text:p text:style-name="P59"><text:span text:style-name="T6">Úszás, futás, vagy egyéb tartós</text:span> igénybevételnél <text:span text:style-name="T6">Edzettség</text:span> próbára +2 bónusz</text:p>
          </table:table-cell>
        </table:table-row>
        <table:table-row>
          <table:table-cell table:style-name="Általános_5f_fortélyok.A2" office:value-type="string">
            <text:p text:style-name="P48"/>
          </table:table-cell>
          <table:table-cell table:style-name="Általános_5f_fortélyok.B2" office:value-type="string">
            <text:p text:style-name="_5b_RPG_5d__20_Táblázattartalom_20_1">Sprint</text:p>
          </table:table-cell>
          <table:table-cell table:style-name="Általános_5f_fortélyok.B2" office:value-type="string">
            <text:p text:style-name="P24">1 fok</text:p>
          </table:table-cell>
          <table:table-cell table:style-name="Általános_5f_fortélyok.B2" office:value-type="string">
            <text:p text:style-name="_5b_RPG_5d__20_Táblázattartalom_20_1">Gyorsaság: +1</text:p>
          </table:table-cell>
          <table:table-cell table:style-name="Általános_5f_fortélyok.E2" office:value-type="string">
            <text:p text:style-name="P46">Futás esetén <text:span text:style-name="T37">rövid</text:span> távú igénybevételnél <text:s/>Gyorsaság próbára +2 bónusz jár (futás)</text:p>
          </table:table-cell>
        </table:table-row>
        <table:table-row>
          <table:table-cell table:style-name="Általános_5f_fortélyok.A2" office:value-type="string">
            <text:p text:style-name="_5b_RPG_5d__20_OK"/>
          </table:table-cell>
          <table:table-cell table:style-name="Általános_5f_fortélyok.B2" office:value-type="string">
            <text:p text:style-name="P7">Gyöngyhalász</text:p>
          </table:table-cell>
          <table:table-cell table:style-name="Általános_5f_fortélyok.B2" office:value-type="string">
            <text:p text:style-name="P11">1 fok</text:p>
          </table:table-cell>
          <table:table-cell table:style-name="Általános_5f_fortélyok.B2" office:value-type="string">
            <text:p text:style-name="P7">Úszás: 2.fok<text:line-break/>Edzettség: +2</text:p>
          </table:table-cell>
          <table:table-cell table:style-name="Általános_5f_fortélyok.E5" office:value-type="string">
            <text:p text:style-name="P59">Tovább bírja a víz alatt. <text:span text:style-name="T7">Kifejteni.</text:span></text:p>
          </table:table-cell>
        </table:table-row>
        <table:table-row>
          <table:table-cell table:style-name="Általános_5f_fortélyok.A2" office:value-type="string">
            <text:p text:style-name="_5b_RPG_5d__20_OK"/>
          </table:table-cell>
          <table:table-cell table:style-name="Általános_5f_fortélyok.B2" office:value-type="string">
            <text:p text:style-name="P7">Fakír </text:p>
          </table:table-cell>
          <table:table-cell table:style-name="Általános_5f_fortélyok.B2" office:value-type="string">
            <text:p text:style-name="P8">2 fok</text:p>
          </table:table-cell>
          <table:table-cell table:style-name="Általános_5f_fortélyok.B2" office:value-type="string">
            <text:p text:style-name="P7"><text:span text:style-name="T3">1.fok</text:span>: Önuralom : +1<text:line-break/><text:span text:style-name="T3">2.fok</text:span>: Önuralom : +3</text:p>
          </table:table-cell>
          <table:table-cell table:style-name="Általános_5f_fortélyok.E2" office:value-type="string">
            <text:p text:style-name="P10">Kínzás esetén pluszt kap<text:line-break/>a Fájdalomtűrés próbára.<text:line-break/><text:span text:style-name="T3">1.fok</text:span>: +3<text:line-break/><text:span text:style-name="T3">2.fok</text:span>: +6</text:p>
          </table:table-cell>
        </table:table-row>
        <table:table-row>
          <table:table-cell table:number-columns-spanned="4">
            <table:table table:is-sub-table="true">
              <table:table-column table:style-name="Általános_5f_fortélyok.A"/>
              <table:table-column table:style-name="Általános_5f_fortélyok.B"/>
              <table:table-column table:style-name="Általános_5f_fortélyok.C"/>
              <table:table-column table:style-name="Általános_5f_fortélyok.D"/>
              <table:table-row>
                <table:table-cell table:style-name="Általános_5f_fortélyok.A2" office:value-type="string">
                  <text:p text:style-name="P48"/>
                </table:table-cell>
                <table:table-cell table:style-name="Általános_5f_fortélyok.B2" office:value-type="string">
                  <text:p text:style-name="_5b_RPG_5d__20_Táblázattartalom_20_1">Csomózás</text:p>
                </table:table-cell>
                <table:table-cell table:style-name="Általános_5f_fortélyok.B2" office:value-type="string">
                  <text:p text:style-name="P8">2 fok</text:p>
                </table:table-cell>
                <table:table-cell table:style-name="Általános_5f_fortélyok.B2" office:value-type="string">
                  <text:p text:style-name="P45"><text:span text:style-name="T3">1.fok</text:span>: Ügyesség: 0<text:line-break/><text:span text:style-name="T3">2.fok</text:span>: Ügyesség: +1</text:p>
                </table:table-cell>
              </table:table-row>
              <table:table-row>
                <table:table-cell table:style-name="Általános_5f_fortélyok.A2" office:value-type="string">
                  <text:p text:style-name="P48"/>
                </table:table-cell>
                <table:table-cell table:style-name="Általános_5f_fortélyok.B2" office:value-type="string">
                  <text:p text:style-name="_5b_RPG_5d__20_Táblázattartalom_20_1">Kötelékből szabadulás</text:p>
                </table:table-cell>
                <table:table-cell table:style-name="Általános_5f_fortélyok.B2" office:value-type="string">
                  <text:p text:style-name="P9">2 fok</text:p>
                </table:table-cell>
                <table:table-cell table:style-name="Általános_5f_fortélyok.B2" office:value-type="string">
                  <text:p text:style-name="P45"><text:span text:style-name="T3">1.fok</text:span>: Ügyesség: +1<text:line-break/><text:span text:style-name="T3">2.fok</text:span>: Ügyesség: +2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Általános_5f_fortélyok.E2" office:value-type="string">
            <text:p text:style-name="P46">Csomózás: csomók ismerete.</text:p>
            <text:p text:style-name="P46">Megkötözés/szabadulás szituációban<text:line-break/>(akár egymás távollétében):<text:line-break/>Ügyesség ellenpróba, melyhez 1.fokon +2, 2.fokon +4 bónusz járul mindkét fortély esetén.</text:p>
          </table:table-cell>
        </table:table-row>
        <table:table-row>
          <table:table-cell table:style-name="Általános_5f_fortélyok.A8" office:value-type="string">
            <text:p text:style-name="P48"/>
          </table:table-cell>
          <table:table-cell table:style-name="Általános_5f_fortélyok.B2" office:value-type="string">
            <text:p text:style-name="_5b_RPG_5d__20_Táblázattartalom_20_1">Kocsihajtás</text:p>
            <text:p text:style-name="P48">Legyen inkább képzettség?</text:p>
          </table:table-cell>
          <table:table-cell table:style-name="Általános_5f_fortélyok.B2" office:value-type="string">
            <text:p text:style-name="P8">2 fok</text:p>
          </table:table-cell>
          <table:table-cell table:style-name="Általános_5f_fortélyok.B2" office:value-type="string">
            <text:p text:style-name="P45"><text:span text:style-name="T3">1.fok</text:span>: -<text:line-break/><text:span text:style-name="T3">2.fok</text:span>: Ügyesség: +1</text:p>
          </table:table-cell>
          <table:table-cell table:style-name="Általános_5f_fortélyok.E2" office:value-type="string">
            <text:p text:style-name="P46"><text:span text:style-name="T3">1.fok</text:span>: Postakocsi, ökrösszekér<text:line-break/><text:span text:style-name="T3">2.fok</text:span>: Harci szekerekre, nagy fogatokra</text:p>
          </table:table-cell>
        </table:table-row>
        <table:table-row>
          <table:table-cell table:style-name="Általános_5f_fortélyok.A2" office:value-type="string">
            <text:p text:style-name="P48"/>
          </table:table-cell>
          <table:table-cell table:style-name="Általános_5f_fortélyok.B2" office:value-type="string">
            <text:p text:style-name="_5b_RPG_5d__20_Táblázattartalom_20_1">Hangutánzás</text:p>
          </table:table-cell>
          <table:table-cell table:style-name="Általános_5f_fortélyok.B2" office:value-type="string">
            <text:p text:style-name="P9">2 fok</text:p>
          </table:table-cell>
          <table:table-cell table:style-name="Általános_5f_fortélyok.B2" office:value-type="string">
            <text:p text:style-name="P45"><text:span text:style-name="T3">1.fok</text:span>: -<text:line-break/><text:span text:style-name="T3">2.fok</text:span>: Fogékonyság: +2</text:p>
          </table:table-cell>
          <table:table-cell table:style-name="Általános_5f_fortélyok.E2" office:value-type="string">
            <text:p text:style-name="P46"><text:span text:style-name="T3">1.fok</text:span>: komikusok előadására, állatok hangjának utánzására<text:line-break/><text:span text:style-name="T3">2.fok</text:span>: Teljesen megtévesztő emberi hang utánzás<text:line-break/><text:span text:style-name="T5">Megjegyzés:</text:span> Nyelvi ismeretek, faji különbségek nehezítenek!!</text:p>
          </table:table-cell>
        </table:table-row>
        <table:table-row>
          <table:table-cell table:style-name="Általános_5f_fortélyok.A2" office:value-type="string">
            <text:p text:style-name="P48"/>
          </table:table-cell>
          <table:table-cell table:style-name="Általános_5f_fortélyok.B2" office:value-type="string">
            <text:p text:style-name="_5b_RPG_5d__20_Táblázattartalom_20_1">Szájról olvasás</text:p>
          </table:table-cell>
          <table:table-cell table:style-name="Általános_5f_fortélyok.B2" office:value-type="string">
            <text:p text:style-name="P9">1 fok</text:p>
          </table:table-cell>
          <table:table-cell table:style-name="Általános_5f_fortélyok.B2" office:value-type="string">
            <text:p text:style-name="P45">- Nyelvismeret: 3-6 <text:line-break/><text:span text:style-name="T8">(szituációtól függ)</text:span><text:line-break/>- Intelligencia: +1</text:p>
            <text:p text:style-name="P45">- Jól látható legyen a célszemély szája.</text:p>
          </table:table-cell>
          <table:table-cell table:style-name="Általános_5f_fortélyok.E2" office:value-type="string">
            <text:p text:style-name="P49">Beírni</text:p>
          </table:table-cell>
        </table:table-row>
      </table:table>
      <text:p text:style-name="Text_20_body"/>
      <text:p text:style-name="Standard"/>
      <text:p text:style-name="Text_20_body"/>
      <text:h text:style-name="Heading_20_2" text:outline-level="2">Alvilági és fizikai fortélyok</text:h>
      <text:p text:style-name="P19">Bevezető</text:p>
      <table:table table:name="Táblázat23" table:style-name="Táblázat23">
        <table:table-column table:style-name="Táblázat23.A"/>
        <table:table-column table:style-name="Táblázat23.B"/>
        <table:table-column table:style-name="Táblázat23.C"/>
        <table:table-column table:style-name="Táblázat23.D"/>
        <table:table-column table:style-name="Táblázat23.E"/>
        <table:table-row table:style-name="Táblázat23.1">
          <table:table-cell table:style-name="Táblázat23.A1" office:value-type="string">
            <text:p text:style-name="_5b_RPG_5d__20_Táblázatfejléc"/>
          </table:table-cell>
          <table:table-cell table:style-name="Táblázat23.A1" office:value-type="string">
            <text:p text:style-name="_5b_RPG_5d__20_Táblázatfejléc">Fortély neve</text:p>
          </table:table-cell>
          <table:table-cell table:style-name="Táblázat23.A1" office:value-type="string">
            <text:p text:style-name="_5b_RPG_5d__20_Táblázatfejléc">Max fok</text:p>
          </table:table-cell>
          <table:table-cell table:style-name="Táblázat23.A1" office:value-type="string">
            <text:p text:style-name="_5b_RPG_5d__20_Táblázatfejléc">Követelménye</text:p>
          </table:table-cell>
          <table:table-cell table:style-name="Táblázat23.E1" office:value-type="string">
            <text:p text:style-name="_5b_RPG_5d__20_Táblázatfejléc">Hatás, megjegyzés</text:p>
          </table:table-cell>
        </table:table-row>
        <table:table-row table:style-name="Táblázat23.1">
          <table:table-cell table:style-name="Táblázat23.A2" office:value-type="string">
            <text:p text:style-name="P20"/>
          </table:table-cell>
          <table:table-cell table:style-name="Táblázat23.B2" office:value-type="string">
            <text:p text:style-name="P24">Biztos kezű mászó</text:p>
          </table:table-cell>
          <table:table-cell table:style-name="Táblázat23.B2" office:value-type="string">
            <text:p text:style-name="P24">1 fok</text:p>
          </table:table-cell>
          <table:table-cell table:style-name="Táblázat23.B2" office:value-type="string">
            <text:p text:style-name="P24">-</text:p>
          </table:table-cell>
          <table:table-cell table:style-name="Táblázat23.E2" office:value-type="string">
            <text:p text:style-name="P66">Leírni</text:p>
            <text:p text:style-name="P66">A rontások leeséstől véd. Bár az Erő és Edzettség bevetése ezt megoldja, szóval talán nem kell.</text:p>
          </table:table-cell>
        </table:table-row>
        <table:table-row table:style-name="Táblázat23.1">
          <table:table-cell table:style-name="Táblázat23.A3" office:value-type="string">
            <text:p text:style-name="P20"/>
          </table:table-cell>
          <table:table-cell table:style-name="Táblázat23.B2" office:value-type="string">
            <text:p text:style-name="P24">Úszás</text:p>
          </table:table-cell>
          <table:table-cell table:style-name="Táblázat23.B2" office:value-type="string">
            <text:p text:style-name="P24">2 fok</text:p>
          </table:table-cell>
          <table:table-cell table:style-name="Táblázat23.B2" office:value-type="string">
            <text:p text:style-name="P24">1.fok: -</text:p>
            <text:p text:style-name="P24">2.fok: Edzettség: +2</text:p>
          </table:table-cell>
          <table:table-cell table:style-name="Táblázat23.E2" office:value-type="string">
            <text:p text:style-name="P67"><text:span text:style-name="T5">Alapeset</text:span>: Az illető elmerül, fuldoklik</text:p>
            <text:p text:style-name="P67"><text:span text:style-name="T3">1.fok</text:span>: Tud úszni, hosszú távú úszás esetén Edzettség próbára +2</text:p>
            <text:p text:style-name="P67"><text:span text:style-name="T3">2.fok</text:span>: Mint az 1.fok, de Edzettség próbára +4</text:p>
          </table:table-cell>
        </table:table-row>
        <table:table-row table:style-name="Táblázat23.1">
          <table:table-cell table:style-name="Táblázat23.A3" office:value-type="string">
            <text:p text:style-name="P20"/>
          </table:table-cell>
          <table:table-cell table:style-name="Táblázat23.B2" office:value-type="string">
            <text:p text:style-name="P24">Futás</text:p>
          </table:table-cell>
          <table:table-cell table:style-name="Táblázat23.B2" office:value-type="string">
            <text:p text:style-name="P24">2 fok</text:p>
          </table:table-cell>
          <table:table-cell table:style-name="Táblázat23.B2" office:value-type="string">
            <text:p text:style-name="P24">1.fok: Edzettség: +1</text:p>
            <text:p text:style-name="P24">2.fok: Edzettség: +2</text:p>
          </table:table-cell>
          <table:table-cell table:style-name="Táblázat23.E2" office:value-type="string">
            <text:p text:style-name="P67"><text:span text:style-name="T5">Alapeset</text:span>: Hosszútáv futásnál Edzettség próba</text:p>
            <text:p text:style-name="P68"><text:span text:style-name="T3">1.fok</text:span>: Hosszút áv futáskor Edzettség próbára +1<text:line-break/><text:tab/>Rövidtávra: Gyorsaság +1</text:p>
            <text:p text:style-name="P68"><text:span text:style-name="T3">2.fok</text:span>: Hosszútáv futáskor Edzettség próbára +2<text:line-break/><text:tab/>Rövidtávra: Gyorsaság: +2</text:p>
          </table:table-cell>
        </table:table-row>
        <table:table-row table:style-name="Táblázat23.1">
          <table:table-cell table:style-name="Táblázat23.A5" office:value-type="string">
            <text:p text:style-name="P20"/>
          </table:table-cell>
          <table:table-cell table:style-name="Táblázat23.B2" office:value-type="string">
            <text:p text:style-name="P24">Kaméleon</text:p>
          </table:table-cell>
          <table:table-cell table:style-name="Táblázat23.B2" office:value-type="string">
            <text:p text:style-name="P24">1 fok</text:p>
          </table:table-cell>
          <table:table-cell table:style-name="Táblázat23.B2" office:value-type="string">
            <text:p text:style-name="P24">Álcázás/Álruha - <text:span text:style-name="T7">6</text:span>.szint</text:p>
          </table:table-cell>
          <table:table-cell table:style-name="Táblázat23.E2" office:value-type="string">
            <text:p text:style-name="P67">Az Álcázás/Álruha képzettség tanulása során nem minden 3., hanem minden 2. szinten kap új szerepet a karakter.</text:p>
          </table:table-cell>
        </table:table-row>
        <table:table-row table:style-name="Táblázat23.1">
          <table:table-cell table:style-name="Táblázat23.A6" office:value-type="string">
            <text:p text:style-name="P20"/>
          </table:table-cell>
          <table:table-cell table:style-name="Táblázat23.B2" office:value-type="string">
            <text:p text:style-name="P24">Kötéltánc</text:p>
            <text:p text:style-name="P33">Nem lesz, aki ezt felvenné..</text:p>
            <text:p text:style-name="P33">(legyen 1 fokú?)</text:p>
          </table:table-cell>
          <table:table-cell table:style-name="Táblázat23.B2" office:value-type="string">
            <text:p text:style-name="P24">2 fok</text:p>
          </table:table-cell>
          <table:table-cell table:style-name="Táblázat23.B2" office:value-type="string">
            <text:p text:style-name="P24">Akrobatika: <text:span text:style-name="T7">???</text:span></text:p>
          </table:table-cell>
          <table:table-cell table:style-name="Táblázat23.E2" office:value-type="string">
            <text:p text:style-name="_5b_RPG_5d__20_Táblázat_20_-_20_Fortély_20_hatás"><text:span text:style-name="T5">Alapeset</text:span>: Akrobatikára dobhatsz kötéltáncos szituációban <text:span text:style-name="T7">(-6)-al</text:span></text:p>
            <text:p text:style-name="_5b_RPG_5d__20_Táblázat_20_-_20_Fortély_20_hatás"><text:span text:style-name="T4">1.fok</text:span>: Akrobatikára dobhatsz kötéltáncos szituációban (-2)-vel</text:p>
            <text:p text:style-name="_5b_RPG_5d__20_Táblázat_20_-_20_Fortély_20_hatás"><text:span text:style-name="T4">2.fok</text:span> Akrobatikára dobhatsz kötéltáncos szituációban levonás nélkül</text:p>
          </table:table-cell>
        </table:table-row>
        <table:table-row table:style-name="Táblázat23.1">
          <table:table-cell table:style-name="Táblázat23.A3" office:value-type="string">
            <text:p text:style-name="P20"/>
          </table:table-cell>
          <table:table-cell table:style-name="Táblázat23.B2" office:value-type="string">
            <text:p text:style-name="P24">Pók</text:p>
          </table:table-cell>
          <table:table-cell table:style-name="Táblázat23.B2" office:value-type="string">
            <text:p text:style-name="P24">1 fok</text:p>
          </table:table-cell>
          <table:table-cell table:style-name="Táblázat23.B2" office:value-type="string">
            <text:p text:style-name="P24">Mászás: +6<text:line-break/>Ügyesség: +2</text:p>
          </table:table-cell>
          <table:table-cell table:style-name="Táblázat23.E2" office:value-type="string">
            <text:p text:style-name="_5b_RPG_5d__20_Táblázat_20_-_20_Fortély_20_hatás">Gyorsabban tudsz mászni. <text:span text:style-name="T7">Kifejteni.</text:span></text:p>
          </table:table-cell>
        </table:table-row>
        <table:table-row table:style-name="Táblázat23.1">
          <table:table-cell table:style-name="Táblázat23.A3" office:value-type="string">
            <text:p text:style-name="P20"/>
          </table:table-cell>
          <table:table-cell table:style-name="Táblázat23.B2" office:value-type="string">
            <text:p text:style-name="P24">Suhanó árnyék </text:p>
          </table:table-cell>
          <table:table-cell table:style-name="Táblázat23.B2" office:value-type="string">
            <text:p text:style-name="P24">1 fok</text:p>
          </table:table-cell>
          <table:table-cell table:style-name="Táblázat23.B2" office:value-type="string">
            <text:p text:style-name="P24">Lopózás/Rejtőzés: +6</text:p>
            <text:p text:style-name="P24">Ügyesség: +1</text:p>
          </table:table-cell>
          <table:table-cell table:style-name="Táblázat23.E2" office:value-type="string">
            <text:p text:style-name="_5b_RPG_5d__20_Táblázat_20_-_20_Fortély_20_hatás">Gyorsabban tudsz lopózni. <text:s/><text:span text:style-name="T7">Kifejteni</text:span></text:p>
          </table:table-cell>
        </table:table-row>
        <table:table-row table:style-name="Táblázat23.1">
          <table:table-cell table:style-name="Táblázat23.A3" office:value-type="string">
            <text:p text:style-name="P20"/>
          </table:table-cell>
          <table:table-cell table:style-name="Táblázat23.B2" office:value-type="string">
            <text:p text:style-name="P24">Szabotőr</text:p>
          </table:table-cell>
          <table:table-cell table:style-name="Táblázat23.B2" office:value-type="string">
            <text:p text:style-name="P24">1 fok</text:p>
          </table:table-cell>
          <table:table-cell table:style-name="Táblázat23.B2" office:value-type="string">
            <text:p text:style-name="P24">Mechanika: <text:span text:style-name="T6">3.szint</text:span></text:p>
          </table:table-cell>
          <table:table-cell table:style-name="Táblázat23.E2" office:value-type="string">
            <text:p text:style-name="_5b_RPG_5d__20_Táblázat_20_-_20_Fortély_20_hatás">Ha egy csapdát akarsz hatástalanítani, vagy mechanikus szerkezetet tönkretenni, akkor a Mechanika képzettségpróbára +6 bónusz jár. Csak már felfedezett csapdákra vonatkozik!</text:p>
          </table:table-cell>
        </table:table-row>
        <table:table-row table:style-name="Táblázat23.1">
          <table:table-cell table:style-name="Táblázat23.A6" office:value-type="string">
            <text:p text:style-name="P20"/>
          </table:table-cell>
          <table:table-cell table:style-name="Táblázat23.B2" office:value-type="string">
            <text:p text:style-name="P24">Százarcú</text:p>
          </table:table-cell>
          <table:table-cell table:style-name="Táblázat23.B2" office:value-type="string">
            <text:p text:style-name="P24">2 fok</text:p>
          </table:table-cell>
          <table:table-cell table:style-name="Táblázat23.B2" office:value-type="string">
            <text:p text:style-name="P24">1.fok:</text:p>
            <text:p text:style-name="P24">Álcázás/Álruha: 4.szint</text:p>
            <text:p text:style-name="P24">2.fok:</text:p>
            <text:p text:style-name="P27">Álcázás/Álruha: 8.szint</text:p>
          </table:table-cell>
          <table:table-cell table:style-name="Táblázat23.E2" office:value-type="string">
            <text:p text:style-name="_5b_RPG_5d__20_Táblázat_20_-_20_Fortély_20_hatás">Rögtönzött kellékekből is képes vagy álruhát barkácsolni. Gyorsan át tudsz változni. Ne feledjük: <text:span text:style-name="T10">ilyen esetekben a próba célszáma növekszik!</text:span></text:p>
            <text:p text:style-name="_5b_RPG_5d__20_Táblázat_20_-_20_Fortély_20_hatás"><text:span text:style-name="T25">Alapeset</text:span><text:span text:style-name="T24">::</text:span><text:span text:style-name="T10"> </text:span><text:span text:style-name="T24">Gyors átöltözéskor <text:s/>körülménytől függően + [1-6]-al nőhet a képzettségpróba nehézsége.</text:span><text:line-break/><text:span text:style-name="T4">1.fok:</text:span><text:span text:style-name="T6"> A gyors átöltözés büntetését 3-al csökkentheted képzettségpróbánál. </text:span></text:p>
            <text:p text:style-name="_5b_RPG_5d__20_Táblázat_20_-_20_Fortély_20_hatás"><text:span text:style-name="T4">2.fok</text:span><text:span text:style-name="T5">:</text:span> <text:span text:style-name="T6">A gyors átöltözés büntetését 6-al csökkentheted képzettségpróbánál. </text:span></text:p>
          </table:table-cell>
        </table:table-row>
        <table:table-row table:style-name="Táblázat23.1">
          <table:table-cell table:style-name="Táblázat23.A3" office:value-type="string">
            <text:p text:style-name="P20"/>
          </table:table-cell>
          <table:table-cell table:style-name="Táblázat23.B2" office:value-type="string">
            <text:p text:style-name="P24">Villámgyors keresés</text:p>
          </table:table-cell>
          <table:table-cell table:style-name="Táblázat23.B2" office:value-type="string">
            <text:p text:style-name="P27">1 fok</text:p>
          </table:table-cell>
          <table:table-cell table:style-name="Táblázat23.B2" office:value-type="string">
            <text:p text:style-name="P24">Keresés: <text:span text:style-name="T7">???</text:span></text:p>
          </table:table-cell>
          <table:table-cell table:style-name="Táblázat23.E2" office:value-type="string">
            <text:p text:style-name="_5b_RPG_5d__20_Táblázat_20_-_20_Fortély_20_hatás">Alapesetben ha gyorsabban akarsz valamit megtalálni, akkor emelkedik a célszám. A Villámgyors keresés ilyen helyzetekben 3-al mérsékeli a célszám emelkedést.</text:p>
          </table:table-cell>
        </table:table-row>
        <table:table-row table:style-name="Táblázat23.1">
          <table:table-cell table:style-name="Táblázat23.A3" office:value-type="string">
            <text:p text:style-name="P20"/>
          </table:table-cell>
          <table:table-cell table:style-name="Táblázat23.B2" office:value-type="string">
            <text:p text:style-name="P24">Zártörő</text:p>
          </table:table-cell>
          <table:table-cell table:style-name="Táblázat23.B2" office:value-type="string">
            <text:p text:style-name="P27">1 fok</text:p>
          </table:table-cell>
          <table:table-cell table:style-name="Táblázat23.B2" office:value-type="string">
            <text:p text:style-name="P24">Zárnyitás: <text:span text:style-name="T7">???</text:span></text:p>
          </table:table-cell>
          <table:table-cell table:style-name="Táblázat23.E2" office:value-type="string">
            <text:p text:style-name="_5b_RPG_5d__20_Táblázat_20_-_20_Fortély_20_hatás">Alapesetben ha gyorsabban akarsz kinyitni egy zárat, akkor emelkedik a célszám. A „Zártörő” fortély ilyen helyzetekben 3-al <text:span text:style-name="T10">mérsékeli a</text:span><text:span text:style-name="T11"> célszám emelkedést</text:span>.</text:p>
          </table:table-cell>
        </table:table-row>
      </table:table>
      <text:p text:style-name="Standard"><text:soft-page-break/></text:p>
      <text:p text:style-name="Standard"/>
      <text:h text:style-name="Heading_20_2" text:outline-level="2">Szociális fortélyok</text:h>
      <text:p text:style-name="P112">A most következő fortélyok köztes pontot foglalnak el a játékos saját alakítása és a szabályrendszer között. Talán meglepő lehetett, hogy a Szociális képzettségeknél egyedül az Etikett szerepelt, de nem véletlenül! Szeretnénk leszögezni, hogy a meggyőzés, megfélemlítés, befolyásolás, ingerlés, valamint a szónoki helyzetek mind a szóbeli játék részei, nem intézhetőek el sima kockadobással. Mikor egy karakter nem mágikus befolyással kíván élni egy másik karakterre, olyankor a KM – a játékos alakítását elbírálva (beleszámítva a karakter jellemrajzát is) – <text:s/>megállapít egy célszámot, ami ellen a befolyásolni kívánt személynek Emberismeret próbát kell dobnia. (Ettől a KM különösen jó előadás és/vagy tökhülye áldozat esetén, vagy mert úgy tartja kedve – eltekinthet).</text:p>
      <text:p text:style-name="Text_20_body">Hogy a fentiekbe a szabályoknak apró beleszólása lehessen, a karakterek szociális fortélyokat vehetnek fel, melyek nem okoznak jelentős bónuszokat, mindössze arra jók, hogy a próba nehézségét (célszámát) 3‑al, vagy 2.fok esetén 6-al eltolják pozitív irányba, (vagy negatívba, ha a karakternek passzív tudásként van rá szüksége az Emberismeret próbánál, (mert rá próbálnak hatni)).</text:p>
      <text:p text:style-name="Text_20_body">A fentiekből kitűnik, hogy aki nem képes eljátszani egy ilyen helyzetet, az játsszon inkább egy harcosabb beállítottságú karakterrel, ne a számokkal próbálja megoldani hiányosságait.</text:p>
      <text:p text:style-name="Text_20_body">Az alábbi Fortélyokat a játékos csak a KM engedélyével veheti fel, ÉS csak abban az esetben, amennyiben az a karakter előtörténetével és jellemrajzával egyezik.</text:p>
      <text:p text:style-name="Text_20_body">Szót érdemelnek még a politikai cselszövések, mint szociális vonatkozású tevékenységek. Ezek komplex szituációk, melyeket nem vonhatunk be a szabályrendszer alá, mégis egyes területein (pl. információk megszerzése) döntenünk kell. Az ilyen helyzetek kezeléséhez lásd a <text:span text:style-name="_5b_RPG_5d__20_Kiemelt_20_kifejezés">„Mit tudok/tudhatok róla?”</text:span> fejezetet a szabályrendszer <text:span text:style-name="_5b_RPG_5d__20_Kiemelt_20_kifejezés">Szituációk</text:span> főfejezetében!</text:p>
      <text:p text:style-name="Text_20_body"/>
      <text:p text:style-name="P14">TODO: <text:s/>követelményeket kidolgozni hozzájuk.</text:p>
      <table:table table:name="Szociális_fortélyok" table:style-name="Szociális_5f_fortélyok">
        <table:table-column table:style-name="Szociális_5f_fortélyok.A"/>
        <table:table-column table:style-name="Szociális_5f_fortélyok.B"/>
        <table:table-column table:style-name="Szociális_5f_fortélyok.C"/>
        <table:table-column table:style-name="Szociális_5f_fortélyok.D"/>
        <table:table-column table:style-name="Szociális_5f_fortélyok.E"/>
        <table:table-header-rows>
          <table:table-row>
            <table:table-cell table:style-name="Szociális_5f_fortélyok.A1" office:value-type="string">
              <text:p text:style-name="_5b_RPG_5d__20_Táblázatfejléc"/>
            </table:table-cell>
            <table:table-cell table:style-name="Szociális_5f_fortélyok.A1" office:value-type="string">
              <text:p text:style-name="_5b_RPG_5d__20_Táblázatfejléc">Fortély neve</text:p>
            </table:table-cell>
            <table:table-cell table:style-name="Szociális_5f_fortélyok.A1" office:value-type="string">
              <text:p text:style-name="_5b_RPG_5d__20_Táblázatfejléc">Max fok</text:p>
            </table:table-cell>
            <table:table-cell table:style-name="Szociális_5f_fortélyok.A1" office:value-type="string">
              <text:p text:style-name="_5b_RPG_5d__20_Táblázatfejléc">Követelménye</text:p>
            </table:table-cell>
            <table:table-cell table:style-name="Szociális_5f_fortélyok.E1" office:value-type="string">
              <text:p text:style-name="_5b_RPG_5d__20_Táblázatfejléc">Hatás, megjegyzés</text:p>
            </table:table-cell>
          </table:table-row>
        </table:table-header-rows>
        <table:table-row>
          <table:table-cell table:style-name="Szociális_5f_fortélyok.A2" office:value-type="string">
            <text:p text:style-name="_5b_RPG_5d__20_Táblázattartalom_20_1"/>
          </table:table-cell>
          <table:table-cell table:style-name="Szociális_5f_fortélyok.B2" office:value-type="string">
            <text:p text:style-name="_5b_RPG_5d__20_Táblázattartalom_20_1">Szónoklás</text:p>
            <text:p text:style-name="P45"><text:line-break/><text:span text:style-name="T8">(az agitátor-jellegű<text:line-break/>megmozdulások is ide tartoznak)</text:span></text:p>
          </table:table-cell>
          <table:table-cell table:style-name="Szociális_5f_fortélyok.B2" office:value-type="string">
            <text:p text:style-name="_5b_RPG_5d__20_Táblázattartalom_20_1">2 fok</text:p>
          </table:table-cell>
          <table:table-cell table:style-name="Szociális_5f_fortélyok.B2" office:value-type="string">
            <text:p text:style-name="P45">1.fok: Intelligencia: +1</text:p>
            <text:p text:style-name="P45">Emberismeret: <text:line-break/><text:span text:style-name="T9">6. szint</text:span></text:p>
            <text:p text:style-name="P45"/>
            <text:p text:style-name="P45">2.fok: Intelligencia: +1</text:p>
            <text:p text:style-name="P45"><text:span text:style-name="T6">Emberismeret:</text:span> <text:line-break/><text:span text:style-name="T9">9. szint</text:span>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Aktív alkalmazás</text:span>: áldozatod <text:span text:style-name="T5">1.fokon</text:span> <text:span text:style-name="T1">egy</text:span> fokozattal (<text:span text:style-name="T13">+3), </text:span><text:span text:style-name="T15">2.fokon</text:span><text:span text:style-name="T13"> két fokozattal (+6) </text:span>nehezebb <text:span text:style-name="T13"><text:s/></text:span>Emberismeret próbát dob</text:p>
            <text:p text:style-name="_5b_RPG_5d__20_Táblázattartalom_20_1"><text:span text:style-name="_5b_RPG_5d__20_Kiemelt_20_kifejezés"><text:span text:style-name="T18">Passzív alkalmazás</text:span></text:span><text:span text:style-name="T21">: rád próbálnak hatni és </text:span><text:span text:style-name="T18">1.fok</text:span><text:span text:style-name="T21"> esetén </text:span>egy fokozattal (-3), <text:span text:style-name="T5">2.fokon</text:span> <text:span text:style-name="T13"><text:s/>két fokozattal (-6)</text:span> könnyebb Emberismeret próbát dobsz<text:line-break/>A szónoklat sikerét nagyban növelni képes, a hallgatóság nagy száma. Hogy mennyire, azt ne próbadobás, hanem szóbeli játék és a KM döntse el.</text:p>
          </table:table-cell>
        </table:table-row>
        <table:table-row>
          <table:table-cell table:style-name="Szociális_5f_fortélyok.A2" office:value-type="string">
            <text:p text:style-name="_5b_RPG_5d__20_Táblázattartalom_20_1"/>
          </table:table-cell>
          <table:table-cell table:style-name="Szociális_5f_fortélyok.B2" office:value-type="string">
            <text:p text:style-name="_5b_RPG_5d__20_Táblázattartalom_20_1">Meggyőzés</text:p>
          </table:table-cell>
          <table:table-cell table:style-name="Szociális_5f_fortélyok.B2" office:value-type="string">
            <text:p text:style-name="P45">1 fok</text:p>
          </table:table-cell>
          <table:table-cell table:style-name="Szociális_5f_fortélyok.B2" office:value-type="string">
            <text:p text:style-name="P45">Intelligencia: +1</text:p>
            <text:p text:style-name="P45">Emberismeret:<text:line-break/><text:span text:style-name="T9">6. szint</text:span>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Aktív alkalmazás</text:span>: az áldozatod egy fokozattal nehezebb (<text:span text:style-name="T13">+3) </text:span>Emberismeret próbát dob</text:p>
            <text:p text:style-name="_5b_RPG_5d__20_Táblázattartalom_20_1"><text:span text:style-name="_5b_RPG_5d__20_Kiemelt_20_kifejezés"><text:span text:style-name="T18">Passzív alkalmazás</text:span></text:span><text:span text:style-name="T21">: rád próbálnak hatni és </text:span>egy fokozattal könnyebb (-3) Emberismeret próbát dobsz</text:p>
          </table:table-cell>
        </table:table-row>
        <table:table-row>
          <table:table-cell table:style-name="Szociális_5f_fortélyok.A2" office:value-type="string">
            <text:p text:style-name="_5b_RPG_5d__20_Táblázattartalom_20_1"/>
          </table:table-cell>
          <table:table-cell table:style-name="Szociális_5f_fortélyok.B2" office:value-type="string">
            <text:p text:style-name="_5b_RPG_5d__20_Táblázattartalom_20_1">Hazudozás</text:p>
          </table:table-cell>
          <table:table-cell table:style-name="Szociális_5f_fortélyok.B2" office:value-type="string">
            <text:p text:style-name="P45">1 fok</text:p>
          </table:table-cell>
          <table:table-cell table:style-name="Szociális_5f_fortélyok.B2" office:value-type="string">
            <text:p text:style-name="P45">Intelligencia: +1</text:p>
            <text:p text:style-name="P45">Emberismeret:<text:line-break/><text:span text:style-name="T9">3. szint</text:span>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Aktív alkalmazás</text:span>: megpróbálsz megetetni valakivel egy jó kis hazugságot :) Ezzel a fortéllyal áldozatod egy fokozattal nehezebb (<text:span text:style-name="T13">+3) </text:span>Emberismeret próbát dob</text:p>
            <text:p text:style-name="P48"><text:span text:style-name="_5b_RPG_5d__20_Kiemelt_20_kifejezés"><text:span text:style-name="T18">Passzív alkalmazá</text:span></text:span><text:span text:style-name="_5b_RPG_5d__20_Kiemelt_20_kifejezés"><text:span text:style-name="T20">s</text:span></text:span><text:span text:style-name="T22">: téged próbálnak átverni. Ekkor </text:span><text:span text:style-name="T6">egy fokozattal könnyebb (-3) Emberismeret próbát dobsz</text:span></text:p>
          </table:table-cell>
        </table:table-row>
        <table:table-row>
          <table:table-cell table:style-name="Szociális_5f_fortélyok.A2" office:value-type="string">
            <text:p text:style-name="_5b_RPG_5d__20_Táblázattartalom_20_1"/>
          </table:table-cell>
          <table:table-cell table:style-name="Szociális_5f_fortélyok.B2" office:value-type="string">
            <text:p text:style-name="_5b_RPG_5d__20_Táblázattartalom_20_1">Megfélemlítés</text:p>
          </table:table-cell>
          <table:table-cell table:style-name="Szociális_5f_fortélyok.B2" office:value-type="string">
            <text:p text:style-name="P45">1 fok</text:p>
          </table:table-cell>
          <table:table-cell table:style-name="Szociális_5f_fortélyok.B2" office:value-type="string">
            <text:p text:style-name="P45">Önuralom: +2</text:p>
            <text:p text:style-name="P45">Emberismeret: <text:line-break/><text:span text:style-name="T9">6 szint</text:span>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Aktív alkalmazás</text:span>: áldozatod egy fokozattal nehezebb (<text:span text:style-name="T13">+1) Önuralom</text:span> próbát dob</text:p>
            <text:p text:style-name="_5b_RPG_5d__20_Táblázattartalom_20_1"><text:span text:style-name="_5b_RPG_5d__20_Kiemelt_20_kifejezés"><text:span text:style-name="T18">Passzív alkalmazás</text:span></text:span><text:span text:style-name="T21">: rád próbálnak hatni és </text:span>egy fokozattal könnyebb (-1) Önuralom próbát dobsz</text:p>
          </table:table-cell>
        </table:table-row>
        <table:table-row>
          <table:table-cell table:style-name="Szociális_5f_fortélyok.A2" office:value-type="string">
            <text:p text:style-name="_5b_RPG_5d__20_Táblázattartalom_20_1"/>
          </table:table-cell>
          <table:table-cell table:style-name="Szociális_5f_fortélyok.B2" office:value-type="string">
            <text:p text:style-name="_5b_RPG_5d__20_Táblázattartalom_20_1">Hidegvér </text:p>
          </table:table-cell>
          <table:table-cell table:style-name="Szociális_5f_fortélyok.B2" office:value-type="string">
            <text:p text:style-name="P45">1 fok</text:p>
          </table:table-cell>
          <table:table-cell table:style-name="Szociális_5f_fortélyok.B2" office:value-type="string">
            <text:p text:style-name="P45">Önuralom: <text:span text:style-name="T7">+2</text:span></text:p>
            <text:p text:style-name="P48">???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Csak </text:span><text:span text:style-name="_5b_RPG_5d__20_Kiemelt_20_kifejezés"><text:span text:style-name="T5">Passzívan</text:span></text:span><text:span text:style-name="_5b_RPG_5d__20_Kiemelt_20_kifejezés"> alkalmazható.</text:span> Nehezebb kibillenteni a nyugalmadból:</text:p>
            <text:p text:style-name="P45">- Nem mágikus befolyást célzó, önuralmat érintő Önuralom próbákra: <text:span text:style-name="T12">+</text:span>1</text:p>
            <text:p text:style-name="P45">- Asztrális ellenállás nő: <text:span text:style-name="T26">+1 AME</text:span></text:p>
          </table:table-cell>
        </table:table-row>
        <table:table-row>
          <table:table-cell table:style-name="Szociális_5f_fortélyok.A2" office:value-type="string">
            <text:p text:style-name="_5b_RPG_5d__20_Táblázattartalom_20_1"/>
          </table:table-cell>
          <table:table-cell table:style-name="Szociális_5f_fortélyok.B2" office:value-type="string">
            <text:p text:style-name="_5b_RPG_5d__20_Táblázattartalom_20_1">Tiszta fej (1 fokú)</text:p>
          </table:table-cell>
          <table:table-cell table:style-name="Szociális_5f_fortélyok.B2" office:value-type="string">
            <text:p text:style-name="P45">1 fok</text:p>
          </table:table-cell>
          <table:table-cell table:style-name="Szociális_5f_fortélyok.B2" office:value-type="string">
            <text:p text:style-name="P98">Intelligencia: +2</text:p>
            <text:p text:style-name="P98">Önuralom: +1</text:p>
            <text:p text:style-name="P48">???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Csak Passzívan alkalmazható.</text:span> <text:line-break/>Nehezebben befolyásolnak.</text:p>
            <text:p text:style-name="P45">- Nem mágikus gondolati befolyást célzó Intelligencia próbákra: <text:span text:style-name="T12">+</text:span>1 bónusz</text:p>
            <text:p text:style-name="P45">- Mentális ellenállás nő: <text:span text:style-name="T26">+1 MME</text:span></text:p>
          </table:table-cell>
        </table:table-row>
      </table:table>
      <text:p text:style-name="Text_20_body"/>
      <text:h text:style-name="Heading_20_2" text:outline-level="2">Világi Fortélyok</text:h>
      <text:p text:style-name="P19">Bevezető</text:p>
      <table:table table:name="Tábla3" table:style-name="Tábla3">
        <table:table-column table:style-name="Tábla3.A"/>
        <table:table-column table:style-name="Tábla3.B"/>
        <table:table-column table:style-name="Tábla3.C"/>
        <table:table-column table:style-name="Tábla3.D"/>
        <table:table-column table:style-name="Tábla3.E"/>
        <table:table-row>
          <table:table-cell table:style-name="Tábla3.A1" office:value-type="string">
            <text:p text:style-name="_5b_RPG_5d__20_Táblázatfejléc"/>
          </table:table-cell>
          <table:table-cell table:style-name="Tábla3.A1" office:value-type="string">
            <text:p text:style-name="_5b_RPG_5d__20_Táblázatfejléc">Fortély neve</text:p>
          </table:table-cell>
          <table:table-cell table:style-name="Tábla3.A1" office:value-type="string">
            <text:p text:style-name="_5b_RPG_5d__20_Táblázatfejléc">Max fok</text:p>
          </table:table-cell>
          <table:table-cell table:style-name="Tábla3.A1" office:value-type="string">
            <text:p text:style-name="_5b_RPG_5d__20_Táblázatfejléc">Követelménye</text:p>
          </table:table-cell>
          <table:table-cell table:style-name="Tábla3.E1" office:value-type="string">
            <text:p text:style-name="_5b_RPG_5d__20_Táblázatfejléc">Hatás, megjegyzés</text:p>
          </table:table-cell>
        </table:table-row>
        <table:table-row>
          <table:table-cell table:style-name="Tábla3.A2" office:value-type="string">
            <text:p text:style-name="P27"/>
          </table:table-cell>
          <table:table-cell table:style-name="Tábla3.B2" office:value-type="string">
            <text:p text:style-name="P24">Baráti állatok</text:p>
          </table:table-cell>
          <table:table-cell table:style-name="Tábla3.B2" office:value-type="string">
            <text:p text:style-name="P27">1 fok</text:p>
          </table:table-cell>
          <table:table-cell table:style-name="Tábla3.B2" office:value-type="string">
            <text:p text:style-name="P24">-</text:p>
          </table:table-cell>
          <table:table-cell table:style-name="Tábla3.E2" office:value-type="string">
            <text:p text:style-name="_5b_RPG_5d__20_Táblázat_20_-_20_Fortély_20_hatás">Az állatok alapból rokonszenvvel viseltetnek irányodban.</text:p>
          </table:table-cell>
        </table:table-row>
      </table:table>
      <text:p text:style-name="P12"/>
      <text:p text:style-name="Text_20_body"/>
      <text:h text:style-name="Heading_20_2" text:outline-level="2">Tudományos Fortélyok</text:h>
      <text:p text:style-name="P19">Bevezető</text:p>
      <table:table table:name="Tábla2" table:style-name="Tábla2">
        <table:table-column table:style-name="Tábla2.A"/>
        <table:table-column table:style-name="Tábla2.B"/>
        <table:table-column table:style-name="Tábla2.C"/>
        <table:table-column table:style-name="Tábla2.D"/>
        <table:table-column table:style-name="Tábla2.E"/>
        <table:table-row>
          <table:table-cell table:style-name="Tábla2.A1" office:value-type="string">
            <text:p text:style-name="_5b_RPG_5d__20_Táblázatfejléc"/>
          </table:table-cell>
          <table:table-cell table:style-name="Tábla2.A1" office:value-type="string">
            <text:p text:style-name="_5b_RPG_5d__20_Táblázatfejléc">Fortély neve</text:p>
          </table:table-cell>
          <table:table-cell table:style-name="Tábla2.A1" office:value-type="string">
            <text:p text:style-name="_5b_RPG_5d__20_Táblázatfejléc">Max fok</text:p>
          </table:table-cell>
          <table:table-cell table:style-name="Tábla2.A1" office:value-type="string">
            <text:p text:style-name="_5b_RPG_5d__20_Táblázatfejléc">Követelménye</text:p>
          </table:table-cell>
          <table:table-cell table:style-name="Tábla2.E1" office:value-type="string">
            <text:p text:style-name="_5b_RPG_5d__20_Táblázatfejléc">Hatás, megjegyzés</text:p>
          </table:table-cell>
        </table:table-row>
        <table:table-row>
          <table:table-cell table:style-name="Tábla2.A2" office:value-type="string">
            <text:p text:style-name="P27"/>
          </table:table-cell>
          <table:table-cell table:style-name="Tábla2.B2" office:value-type="string">
            <text:p text:style-name="P24">Írástudó</text:p>
          </table:table-cell>
          <table:table-cell table:style-name="Tábla2.B2" office:value-type="string">
            <text:p text:style-name="_5b_RPG_5d__20_Táblázattartalom_20_1">1 fok</text:p>
          </table:table-cell>
          <table:table-cell table:style-name="Tábla2.B2" office:value-type="string">
            <text:p text:style-name="P27">Nyelvismeret: 4.szint</text:p>
          </table:table-cell>
          <table:table-cell table:style-name="Tábla2.E2" office:value-type="string">
            <text:p text:style-name="P67">Ismered a betűvésés tudományát.</text:p>
            <text:p text:style-name="P67">Minden nyelvet, amit legalább 4. szinten beszélsz, képes vagy írásban is megérteni, továbbá írni is tudsz vele.</text:p>
            <text:p text:style-name="P67"/>
            <text:p text:style-name="P67">Speciális: Ha Tradíciót veszel fel, automatikusan megkapod az Írástudó fortélyt. </text:p>
          </table:table-cell>
        </table:table-row>
        <table:table-row>
          <table:table-cell table:style-name="Tábla2.A2" office:value-type="string">
            <text:p text:style-name="P27"/>
          </table:table-cell>
          <table:table-cell table:style-name="Tábla2.B2" office:value-type="string">
            <text:p text:style-name="P24">Különleges faj</text:p>
          </table:table-cell>
          <table:table-cell table:style-name="Tábla2.B2" office:value-type="string">
            <text:p text:style-name="P24">1 fok</text:p>
            <text:p text:style-name="P38">(sokszor felvehető)</text:p>
          </table:table-cell>
          <table:table-cell table:style-name="Tábla2.B2" office:value-type="string">
            <text:p text:style-name="P27">Változó Élettan szint<text:line-break/>(KM dönt)</text:p>
            <text:p text:style-name="P27"/>
            <text:p text:style-name="P27">Történet, előtörténet</text:p>
          </table:table-cell>
          <table:table-cell table:style-name="Tábla2.E2" office:value-type="string">
            <text:p text:style-name="P67">Ha olyan faj anatómiáját akarod megismerni, amely KM-ed szerint nem fér bele az Élettan képzettség által nyújtott általános ismereti körbe, akkor fel kell venned minden ilyen speciális fajra (vagy faj-csoportra) ezt a fortélyt. </text:p>
            <text:p text:style-name="P67">Például: aun, amund, sárkány, </text:p>
            <text:p text:style-name="P66">Nyilvánvaló, hogy egy sárkány esetén az Élettan követelmény magasabb lesz, mint egy aun esetén.</text:p>
          </table:table-cell>
        </table:table-row>
        <table:table-row>
          <table:table-cell table:style-name="Tábla2.A4" office:value-type="string">
            <text:p text:style-name="P27"/>
          </table:table-cell>
          <table:table-cell table:style-name="Tábla2.B2" office:value-type="string">
            <text:p text:style-name="P24">Nyelvtehetség</text:p>
          </table:table-cell>
          <table:table-cell table:style-name="Tábla2.B2" office:value-type="string">
            <text:p text:style-name="P24">???</text:p>
          </table:table-cell>
          <table:table-cell table:style-name="Tábla2.B2" office:value-type="string">
            <text:p text:style-name="P25">???</text:p>
          </table:table-cell>
          <table:table-cell table:style-name="Tábla2.E2" office:value-type="string">
            <text:p text:style-name="_5b_RPG_5d__20_Táblázat_20_-_20_Fortély_20_hatás">Esetleg kevesebb KP-ért tanulhatna nyelveket.</text:p>
          </table:table-cell>
        </table:table-row>
      </table:table>
      <text:p text:style-name="Standard"/>
      <text:p text:style-name="Standard"/>
      <text:h text:style-name="Heading_20_2" text:outline-level="2">Művészeti Fortélyok</text:h>
      <text:p text:style-name="P19">Bevezető</text:p>
      <table:table table:name="Tábla4" table:style-name="Tábla4">
        <table:table-column table:style-name="Tábla4.A"/>
        <table:table-column table:style-name="Tábla4.B"/>
        <table:table-column table:style-name="Tábla4.C"/>
        <table:table-column table:style-name="Tábla4.D"/>
        <table:table-column table:style-name="Tábla4.E"/>
        <table:table-row>
          <table:table-cell table:style-name="Tábla4.A1" office:value-type="string">
            <text:p text:style-name="_5b_RPG_5d__20_Táblázatfejléc"/>
          </table:table-cell>
          <table:table-cell table:style-name="Tábla4.A1" office:value-type="string">
            <text:p text:style-name="_5b_RPG_5d__20_Táblázatfejléc">Fortély neve</text:p>
          </table:table-cell>
          <table:table-cell table:style-name="Tábla4.A1" office:value-type="string">
            <text:p text:style-name="_5b_RPG_5d__20_Táblázatfejléc">Max fok</text:p>
          </table:table-cell>
          <table:table-cell table:style-name="Tábla4.A1" office:value-type="string">
            <text:p text:style-name="_5b_RPG_5d__20_Táblázatfejléc">Követelménye</text:p>
          </table:table-cell>
          <table:table-cell table:style-name="Tábla4.E1" office:value-type="string">
            <text:p text:style-name="_5b_RPG_5d__20_Táblázatfejléc">Hatás, megjegyzés</text:p>
          </table:table-cell>
        </table:table-row>
        <table:table-row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E2" office:value-type="string">
            <text:p text:style-name="_5b_RPG_5d__20_Táblázat_20_-_20_Fortély_20_hatás"/>
          </table:table-cell>
        </table:table-row>
        <table:table-row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E2" office:value-type="string">
            <text:p text:style-name="_5b_RPG_5d__20_Táblázat_20_-_20_Fortély_20_hatás"/>
          </table:table-cell>
        </table:table-row>
      </table:table>
      <text:p text:style-name="Text_20_body"/>
      <text:p text:style-name="Text_20_body"/>
      <text:h text:style-name="P165" text:outline-level="2">Mágikus, misztikus fortélyok</text:h>
      <text:p text:style-name="P19">TODO</text:p>
      <text:p text:style-name="Text_20_body"/>
      <table:table table:name="Táblázat18" table:style-name="Táblázat18">
        <table:table-column table:style-name="Táblázat18.A"/>
        <table:table-column table:style-name="Táblázat18.B"/>
        <table:table-column table:style-name="Táblázat18.C"/>
        <table:table-column table:style-name="Táblázat18.D"/>
        <table:table-column table:style-name="Táblázat18.E"/>
        <table:table-row>
          <table:table-cell table:style-name="Táblázat18.A1" office:value-type="string">
            <text:p text:style-name="_5b_RPG_5d__20_Táblázatfejléc"/>
          </table:table-cell>
          <table:table-cell table:style-name="Táblázat18.A1" office:value-type="string">
            <text:p text:style-name="_5b_RPG_5d__20_Táblázatfejléc">Fortély neve</text:p>
          </table:table-cell>
          <table:table-cell table:style-name="Táblázat18.A1" office:value-type="string">
            <text:p text:style-name="_5b_RPG_5d__20_Táblázatfejléc">Max fok</text:p>
          </table:table-cell>
          <table:table-cell table:style-name="Táblázat18.A1" office:value-type="string">
            <text:p text:style-name="_5b_RPG_5d__20_Táblázatfejléc">Követelménye</text:p>
          </table:table-cell>
          <table:table-cell table:style-name="Táblázat18.E1" office:value-type="string">
            <text:p text:style-name="_5b_RPG_5d__20_Táblázatfejléc">Hatás, megjegyzés</text:p>
          </table:table-cell>
        </table:table-row>
        <table:table-row>
          <table:table-cell table:style-name="Táblázat18.A2" office:value-type="string">
            <text:p text:style-name="P27"/>
          </table:table-cell>
          <table:table-cell table:style-name="Táblázat18.B2" office:value-type="string">
            <text:p text:style-name="P24">Elemi sík nyelve</text:p>
          </table:table-cell>
          <table:table-cell table:style-name="Táblázat18.B2" office:value-type="string">
            <text:p text:style-name="P24">1</text:p>
          </table:table-cell>
          <table:table-cell table:style-name="Táblázat18.B2" office:value-type="string">
            <text:p text:style-name="P27">Elemi mágia – 9.szint</text:p>
            <text:p text:style-name="P41">???</text:p>
          </table:table-cell>
          <table:table-cell table:style-name="Táblázat18.E2" office:value-type="string">
            <text:p text:style-name="P67">Képes vagy kommunikálni egy általad választott őselemi sík lakóival.</text:p>
          </table:table-cell>
        </table:table-row>
        <table:table-row>
          <table:table-cell table:style-name="Táblázat18.A2" office:value-type="string">
            <text:p text:style-name="P27"/>
          </table:table-cell>
          <table:table-cell table:style-name="Táblázat18.B2" office:value-type="string">
            <text:p text:style-name="P24">Jóslás</text:p>
          </table:table-cell>
          <table:table-cell table:style-name="Táblázat18.B2" office:value-type="string">
            <text:p text:style-name="P24">2</text:p>
          </table:table-cell>
          <table:table-cell table:style-name="Táblázat18.B2" office:value-type="string">
            <text:p text:style-name="P27">1.fok:<text:line-break/>Fogékonyság: <text:span text:style-name="T7">x</text:span></text:p>
            <text:p text:style-name="P27"/>
            <text:p text:style-name="P27">2.fok:<text:line-break/>Fogékonyság: <text:span text:style-name="T7">y</text:span></text:p>
          </table:table-cell>
          <table:table-cell table:style-name="Táblázat18.E2" office:value-type="string">
            <text:p text:style-name="P66">TODO</text:p>
          </table:table-cell>
        </table:table-row>
        <table:table-row>
          <table:table-cell table:style-name="Táblázat18.A2" office:value-type="string">
            <text:p text:style-name="P27"/>
          </table:table-cell>
          <table:table-cell table:style-name="Táblázat18.B2" office:value-type="string">
            <text:p text:style-name="P24">Antissjárás</text:p>
          </table:table-cell>
          <table:table-cell table:style-name="Táblázat18.B2" office:value-type="string">
            <text:p text:style-name="P24"/>
          </table:table-cell>
          <table:table-cell table:style-name="Táblázat18.B2" office:value-type="string">
            <text:p text:style-name="P27"/>
          </table:table-cell>
          <table:table-cell table:style-name="Táblázat18.E2" office:value-type="string">
            <text:p text:style-name="P66"/>
          </table:table-cell>
        </table:table-row>
      </table:table>
      <text:p text:style-name="Standard"/>
      <text:p text:style-name="Standard"/>
      <text:h text:style-name="Heading_20_2" text:outline-level="2">Pszí fortélyok</text:h>
      <table:table table:name="Táblázat19" table:style-name="Táblázat19">
        <table:table-column table:style-name="Táblázat19.A"/>
        <table:table-column table:style-name="Táblázat19.B"/>
        <table:table-column table:style-name="Táblázat19.C"/>
        <table:table-column table:style-name="Táblázat19.D"/>
        <table:table-column table:style-name="Táblázat19.E"/>
        <table:table-row>
          <table:table-cell table:style-name="Táblázat19.A1" office:value-type="string">
            <text:p text:style-name="_5b_RPG_5d__20_Táblázatfejléc"/>
          </table:table-cell>
          <table:table-cell table:style-name="Táblázat19.A1" office:value-type="string">
            <text:p text:style-name="_5b_RPG_5d__20_Táblázatfejléc">Fortély neve</text:p>
          </table:table-cell>
          <table:table-cell table:style-name="Táblázat19.A1" office:value-type="string">
            <text:p text:style-name="_5b_RPG_5d__20_Táblázatfejléc">Max fok</text:p>
          </table:table-cell>
          <table:table-cell table:style-name="Táblázat19.A1" office:value-type="string">
            <text:p text:style-name="_5b_RPG_5d__20_Táblázatfejléc">Követelménye</text:p>
          </table:table-cell>
          <table:table-cell table:style-name="Táblázat19.E1" office:value-type="string">
            <text:p text:style-name="_5b_RPG_5d__20_Táblázatfejléc">Hatás, megjegyzés</text:p>
          </table:table-cell>
        </table:table-row>
        <table:table-row>
          <table:table-cell table:style-name="Táblázat19.A2" office:value-type="string">
            <text:p text:style-name="P57"/>
          </table:table-cell>
          <table:table-cell table:style-name="Táblázat19.A2" office:value-type="string">
            <text:p text:style-name="P57">Pszí alkalmazás</text:p>
          </table:table-cell>
          <table:table-cell table:style-name="Táblázat19.A2" office:value-type="string">
            <text:p text:style-name="P57">4 </text:p>
            <text:p text:style-name="P58">(5?)</text:p>
          </table:table-cell>
          <table:table-cell table:style-name="Táblázat19.A2" office:value-type="string">
            <text:p text:style-name="P57">1.fok: </text:p>
            <text:p text:style-name="P57">Intelligencia: 0, Önuralom: +1</text:p>
            <text:p text:style-name="P57"><text:line-break/>2.fok: <text:line-break/>Intelligencia: 0, Önuralom: 0, Összpontosítás: 3. szint,<text:line-break/>legalább egy pszí-iskola 3.szinten</text:p>
            <text:p text:style-name="P57"><text:line-break/>3.fok: </text:p>
            <text:p text:style-name="P57">Intelligencia: +1, Önuralom: +2, Összpontosítás: 6.szint, <text:line-break/>legalább egy pszí-iskola 6.szinten</text:p>
            <text:p text:style-name="P57"><text:line-break/>4.fok: </text:p>
            <text:p text:style-name="P57">Intelligencia: +2, Önuralom: +3, Összpontosítás: 9.szint, <text:line-break/>legalább egy pszí-iskola <text:span text:style-name="T7">12.szinten</text:span></text:p>
            <text:p text:style-name="P57"/>
            <text:p text:style-name="P57">5.fok:</text:p>
            <text:p text:style-name="P57">ki tudja...?</text:p>
          </table:table-cell>
          <table:table-cell table:style-name="Táblázat19.E2" office:value-type="string">
            <text:p text:style-name="P112">1.fok</text:p>
            <text:list xml:id="list39662878" text:style-name="L25">
              <text:list-item>
                <text:p text:style-name="P171">Ha valaki felveszi 1.fokon a Pszí alkalmazás fortélyt, akkor választania kell egy pszí iskolát is, amit kötelezően azonnal növelnie is kell legalább <text:span text:style-name="T7">1.képzettség-szintre</text:span>.</text:p>
              </text:list-item>
              <text:list-item>
                <text:p text:style-name="P171">Szintenként 4Ψp vehető fel</text:p>
              </text:list-item>
              <text:list-item>
                <text:p text:style-name="P172">Passzív: az alkalmazó csak magára képes a diszciplínákat alkalmazni</text:p>
              </text:list-item>
              <text:list-item>
                <text:p text:style-name="P172">Követelmény: Intelligencia: 0, Önuralom: 0 <text:span text:style-name="T7">(vagy +1 már itt is??)</text:span></text:p>
              </text:list-item>
              <text:list-item>
                <text:p text:style-name="P172"><text:bookmark-start text:name="DDE_LINK1"/>Pszí pontok visszatérése meditációban: 1 óra alatt<text:bookmark-end text:name="DDE_LINK1"/></text:p>
              </text:list-item>
            </text:list>
            <text:p text:style-name="P112">2.fok</text:p>
            <text:list xml:id="list42396684" text:continue-list="list39662878" text:style-name="L25">
              <text:list-item text:start-value="1">
                <text:p text:style-name="P171">Szintenként 4Ψp vehető fel</text:p>
              </text:list-item>
              <text:list-item>
                <text:p text:style-name="P172">Aktív: magára, vagy egy célszemélyre képes hatni, akit lát. </text:p>
              </text:list-item>
              <text:list-item>
                <text:p text:style-name="P172">Max hatótáv: <text:span text:style-name="T49">20m, +5méterenként +1Ψp</text:span></text:p>
              </text:list-item>
              <text:list-item>
                <text:p text:style-name="P172">Követelmény: Intelligencia: 0, Önuralom: <text:span text:style-name="T7">+1</text:span>, Összpontosítás: 3. szint</text:p>
              </text:list-item>
              <text:list-item>
                <text:p text:style-name="P172">Pszí pontok visszatérése meditációban: 30 perc alatt</text:p>
              </text:list-item>
            </text:list>
            <text:p text:style-name="P112">3.fok</text:p>
            <text:list xml:id="list42374777" text:continue-list="list42396684" text:style-name="L25">
              <text:list-item text:start-value="1">
                <text:p text:style-name="P171">Szintenként 5Ψp vehető fel</text:p>
              </text:list-item>
              <text:list-item>
                <text:p text:style-name="P172">Aktív: magára, vagy <text:span text:style-name="T7">legfeljebb 2 célszemélyre</text:span> képes egyszerre hatni, akiket lát, vagy egy valakire, akit nem lát, de jól ismer.</text:p>
              </text:list-item>
              <text:list-item>
                <text:p text:style-name="P172">Max hatótáv: <text:span text:style-name="T49">100m, +5méterenként +1Ψp</text:span></text:p>
              </text:list-item>
              <text:list-item>
                <text:p text:style-name="P172">Követelmény: Intelligencia: +1, Önuralom: +2, Összpontosítás: 6.szint, <text:line-break/>pszí-iskola <text:span text:style-name="T7">6.szinten</text:span></text:p>
              </text:list-item>
              <text:list-item>
                <text:p text:style-name="P172">Pszí pontok visszatérése meditációban: 10 perc alatt</text:p>
              </text:list-item>
            </text:list>
            <text:p text:style-name="P112">4.fok</text:p>
            <text:list xml:id="list42388150" text:continue-list="list42374777" text:style-name="L25">
              <text:list-item text:start-value="1">
                <text:p text:style-name="P171">Szintenként 5Ψp vehető fel</text:p>
              </text:list-item>
              <text:list-item>
                <text:p text:style-name="P172">Ez a mester szint. Egyben a legerősebb "hálózat" jellegű diszciplínák <text:soft-page-break/>követelménye is.</text:p>
              </text:list-item>
              <text:list-item>
                <text:p text:style-name="P172">Aktív-háló: magára, vagy több jól látható emberre képes egyszerre hatni, vagy egy valakire, akit nem lát, de jól ismer.</text:p>
              </text:list-item>
              <text:list-item>
                <text:p text:style-name="P172">Max hatótáv: <text:span text:style-name="T49">500m, +5méterenként +1Ψp</text:span></text:p>
              </text:list-item>
              <text:list-item>
                <text:p text:style-name="P172">Követelmény: Intelligencia: +2, Önuralom: +3, Összpontosítás: 9.szint, <text:line-break/>pszí-iskola <text:span text:style-name="T7">12.szinten</text:span></text:p>
              </text:list-item>
              <text:list-item>
                <text:p text:style-name="P172">Pszí pontok visszatérése meditációban: 1 perc alatt</text:p>
              </text:list-item>
            </text:list>
            <text:p text:style-name="P114">5.fok (<text:span text:style-name="T49">Titkos fok. Legyen?)</text:span></text:p>
          </table:table-cell>
        </table:table-row>
      </table:table>
      <text:p text:style-name="Standard"/>
      <text:p text:style-name="P19">Minden kint a Pszí doksiban. Ha ott változik, szinkronizálni ide.</text:p>
      <text:p text:style-name="Text_20_body"/>
      <text:h text:style-name="Heading_20_2" text:outline-level="2">Slan fortélyok</text:h>
      <text:p text:style-name="Text_20_body">A rendes nevük: „Technika” és a Slan doksiban találhatók. <text:span text:style-name="T40">Ez itt meg fog szűnni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13"/>
      <text:p text:style-name="P107">--</text:p>
      <text:p text:style-name="P108">Creative Commons License</text:p>
      <text:p text:style-name="P106"><text:span text:style-name="T48">Ezen dokumentum maga, továbbá részletei, vagy másolatai kizárólag a Creative Commons <text:s/>„Nevezd meg!-Ne add el!-Így add tovább! 2.5 Magyarország” </text:span><text:span text:style-name="_5b_RPG_5d__20_Áthúzott"><text:span text:style-name="T47">Licenc feltételeinek megfelelően használható fel</text:span></text:span><text:span text:style-name="_5b_RPG_5d__20_Áthúzott"><text:span text:style-name="T43">. </text:span></text:span></text:p>
      <text:p text:style-name="P106"><text:span text:style-name="_5b_RPG_5d__20_Áthúzott"><text:span text:style-name="T44">Ailtas, 2008 </text:span></text:span></text:p>
      <text:p text:style-name="P106"><text:span text:style-name="_5b_RPG_5d__20_Áthúzott"><text:span text:style-name="T45">(</text:span></text:span><text:span text:style-name="_5b_RPG_5d__20_Áthúzott"><text:span text:style-name="T46">CC</text:span></text:span><text:span text:style-name="_5b_RPG_5d__20_Áthúzott"><text:span text:style-name="T45">(BY-NC-SA))</text:span></text:span><text:span text:style-name="_5b_RPG_5d__20_Áthúzott"><text:span text:style-name="T44"> Fekete Bálint, 2008</text:span></text:span></text:p>
      <text:p text:style-name="P106"><text:span text:style-name="_5b_RPG_5d__20_Áthúzott"><text:span text:style-name="T44">--</text:span></text:span></text:p>
      <text:p text:style-name="P106"><text:span text:style-name="_5b_RPG_5d__20_Áthúzott"><text:span text:style-name="T43"/>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, Lucidasans, 'Lucida Sans', 'Arial Unicode MS'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FreeSerif6" svg:font-family="FreeSerif" style:font-adornments="Normál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hu" fo:country="HU" style:font-name-asian="Sans Serif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keep-together="always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fo:text-align="justify" style:justify-single-word="false" fo:widows="2" fo:text-indent="0.199cm" style:auto-text-indent="false"/>
      <style:text-properties style:font-name="FreeSerif" fo:font-size="11pt" fo:font-style="italic"/>
    </style:style>
    <style:style style:name="Text_20_body_20_indent" style:display-name="Text body indent" style:family="paragraph" style:parent-style-name="Text_20_body" style:class="text">
      <style:paragraph-properties fo:margin-left="0.101cm" fo:margin-right="0cm" fo:text-indent="0cm" style:auto-text-indent="false" fo:background-color="transparent">
        <style:tab-stops/>
        <style:background-image/>
      </style:paragraph-properties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page-number="auto" style:shadow="#808080 -0.12cm 0.12cm" fo:keep-with-next="always"/>
      <style:text-properties style:font-name="Berylium" fo:font-size="14pt" fo:font-style="italic" fo:font-weight="bold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.02cm" fo:margin-bottom="1.011cm" fo:break-before="page" fo:background-color="transparent" style:shadow="#808080 -0.18cm 0.18cm">
        <style:drop-cap style:lines="3"/>
        <style:background-image/>
      </style:paragraph-properties>
      <style:text-properties fo:font-variant="small-caps" fo:color="#808080" style:font-name="Thryomanes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72cm" fo:margin-bottom="0.51cm" style:page-number="auto" fo:break-before="page" fo:background-color="transparent" style:shadow="#808080 0.18cm 0.18cm">
        <style:tab-stops/>
        <style:background-image/>
      </style:paragraph-properties>
      <style:text-properties style:font-name="Berylium1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cm" fo:margin-right="0cm" fo:margin-top="0.42cm" fo:margin-bottom="0.31cm" style:register-true="false" fo:text-indent="0cm" style:auto-text-indent="false" style:shadow="#808080 -0.079cm 0.079cm"/>
      <style:text-properties style:font-name="Berylium2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101cm" fo:margin-right="0cm" fo:margin-top="0.55cm" fo:margin-bottom="0.21cm" fo:text-indent="0cm" style:auto-text-indent="false" fo:background-color="transparent" fo:padding="0cm" fo:border="none" style:shadow="#c0c0c0 0.049cm 0.049cm" text:number-lines="false" text:line-number="0">
        <style:tab-stops/>
        <style:background-image/>
      </style:paragraph-properties>
      <style:text-properties style:font-name="FreeSerif1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paragraph-properties fo:margin-left="0.15cm" fo:margin-right="0cm" fo:margin-top="0.42cm" fo:margin-bottom="0.21cm" fo:hyphenation-ladder-count="no-limit" fo:text-indent="0cm" style:auto-text-indent="false" fo:background-color="transparent" fo:padding="0cm" fo:border-left="none" fo:border-right="none" fo:border-top="none" fo:border-bottom="0.018cm solid #000000" style:shadow="none" text:number-lines="true" text:line-number="0">
        <style:tab-stops/>
        <style:background-image/>
      </style:paragraph-properties>
      <style:text-properties style:font-name="FreeSerif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release" fo:font-size="7pt" fo:font-weight="normal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FreeSerif2" fo:font-size="16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FreeSerif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FreeSerif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FreeSerif2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FreeSerif2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style:font-name="FreeSerif2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_5b_RPG_5d__20_Szövegtörzs_20_-_20_kiemelt_20_kifejezés" style:display-name="[RPG] Szövegtörzs - kiemelt kifejezés" style:family="paragraph" style:parent-style-name="Text_20_body">
      <style:paragraph-properties fo:background-color="transparent">
        <style:tab-stops/>
        <style:background-image/>
      </style:paragraph-properties>
      <style:text-properties fo:color="#808080" fo:text-shadow="none"/>
    </style:style>
    <style:style style:name="_5b_RPG_5d__20_Táblázattartalom_20_1" style:display-name="[RPG] Táblázattartalom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 fo:background-color="transparent">
        <style:tab-stops/>
        <style:background-image/>
      </style:paragraph-properties>
      <style:text-properties style:font-name="FreeSerif2" fo:font-size="10pt" fo:font-style="normal" fo:font-weight="normal"/>
    </style:style>
    <style:style style:name="_5b_RPG_5d__20_Szabály_20_kiemelés" style:display-name="[RPG] Szabály kiemelés" style:family="paragraph" style:parent-style-name="Table_20_Contents">
      <style:paragraph-properties fo:margin-left="0cm" fo:margin-right="0cm" fo:margin-top="0cm" fo:margin-bottom="0.101cm" fo:text-align="center" style:justify-single-word="false" fo:text-indent="0cm" style:auto-text-indent="false"/>
      <style:text-properties style:font-name="Times" fo:font-size="12pt" fo:font-style="normal" fo:font-weight="bold"/>
    </style:style>
    <style:style style:name="_5b_RPG_5d__20_Felsorolt_20_pont_20_kifejtése" style:display-name="[RPG] Felsorolt pont kifejtése" style:family="paragraph" style:parent-style-name="Text_20_body">
      <style:paragraph-properties fo:margin-left="0.4cm" fo:margin-right="0.4cm" fo:text-indent="0cm" style:auto-text-indent="false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style:paragraph-properties style:page-number="auto" fo:background-color="transparent" style:vertical-align="middle">
        <style:tab-stops/>
        <style:background-image/>
      </style:paragraph-properties>
      <style:text-properties fo:font-size="9pt" fo:font-weight="bold"/>
    </style:style>
    <style:style style:name="_5b_RPG_5d__20_Szövegtörzs_20_-_20_példaleírás" style:display-name="[RPG] Szövegtörzs - példaleírás" style:family="paragraph" style:parent-style-name="Text_20_body">
      <style:paragraph-properties fo:margin-left="0.3cm" fo:margin-right="0.3cm" fo:margin-top="0cm" fo:margin-bottom="0.409cm" fo:line-height="100%" fo:text-indent="0cm" style:auto-text-indent="false" fo:background-color="transparent">
        <style:tab-stops/>
        <style:background-image/>
      </style:paragraph-properties>
      <style:text-properties style:font-name="FreeSerif" fo:font-size="11pt" fo:font-style="italic"/>
    </style:style>
    <style:style style:name="_5b_RPG_5d__20_Csillagozott_20_magyarázat" style:display-name="[RPG] Csillagozott magyarázat" style:family="paragraph" style:parent-style-name="Text_20_body">
      <style:paragraph-properties fo:margin-top="0cm" fo:margin-bottom="0cm"/>
      <style:text-properties fo:font-size="9pt"/>
    </style:style>
    <style:style style:name="egy" style:family="paragraph" style:parent-style-name="Standard" style:class="text">
      <style:paragraph-properties fo:margin-left="2cm" fo:margin-right="0cm" fo:line-height="150%" fo:text-align="justify" style:justify-single-word="false" fo:orphans="2" fo:widows="2" fo:text-indent="0cm" style:auto-text-indent="false" fo:background-color="transparent">
        <style:tab-stops>
          <style:tab-stop style:position="1.199cm"/>
        </style:tab-stops>
        <style:background-image/>
      </style:paragraph-properties>
      <style:text-properties style:font-name="FreeSerif2"/>
    </style:style>
    <style:style style:name="_5b_RPG_5d__20_képesség" style:display-name="[RPG] képesség" style:family="paragraph" style:parent-style-name="egy">
      <style:paragraph-properties fo:margin-left="2.499cm" fo:margin-right="0cm" fo:text-indent="0cm" style:auto-text-indent="false"/>
      <style:text-properties style:font-name="FreeSerif3" fo:font-style="italic"/>
    </style:style>
    <style:style style:name="_5b_RPG_5d__20_Összefoglalás" style:display-name="[RPG] Összefoglalás" style:family="paragraph" style:parent-style-name="Text_20_body">
      <style:paragraph-properties fo:text-align="start" style:justify-single-word="false" fo:background-color="transparent">
        <style:tab-stops/>
        <style:background-image/>
      </style:paragraph-properties>
      <style:text-properties style:text-underline-style="dot-dot-dash" style:text-underline-width="auto" style:text-underline-color="font-color" fo:font-weight="bold"/>
    </style:style>
    <style:style style:name="kettő" style:family="paragraph" style:parent-style-name="Standard" style:class="text">
      <style:paragraph-properties fo:margin-left="2cm" fo:margin-right="0cm" fo:margin-top="0.6cm" fo:margin-bottom="0.3cm" fo:text-align="justify" style:justify-single-word="false" fo:text-indent="-2cm" style:auto-text-indent="false">
        <style:tab-stops/>
      </style:paragraph-properties>
      <style:text-properties style:font-name="FreeSerif4" fo:font-size="14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>
        <style:tab-stops/>
      </style:paragraph-properties>
      <style:text-properties style:font-name="FreeSerif2" fo:font-size="9pt"/>
    </style:style>
    <style:style style:name="_5b_RPG_5d__20_Táblázattartalom_20_-_20_módosítók" style:display-name="[RPG] Táblázattartalom - módosítók" style:family="paragraph" style:parent-style-name="_5b_RPG_5d__20_Táblázattartalom_20_-_20_saját_20_-_20_1">
      <style:paragraph-properties fo:text-align="start" style:justify-single-word="false" fo:background-color="transparent" style:shadow="none" style:vertical-align="middle">
        <style:tab-stops/>
        <style:background-image/>
      </style:paragraph-properties>
      <style:text-properties fo:font-size="9pt"/>
    </style:style>
    <style:style style:name="_5b_RPG_5d__20_Kis_20_megoldandók" style:display-name="[RPG] Kis megoldandók" style:family="paragraph" style:parent-style-name="Text_20_body" style:next-style-name="Text_20_body">
      <style:paragraph-properties fo:background-color="#00dcff">
        <style:background-image/>
      </style:paragraph-properties>
      <style:text-properties fo:font-style="italic" fo:font-weight="bold"/>
    </style:style>
    <style:style style:name="_5b_RPG_5d__20_Táblázattartalom_20_-_20_tulajdonságok" style:display-name="[RPG] Táblázattartalom - tulajdonságok" style:family="paragraph" style:parent-style-name="_5b_RPG_5d__20_Táblázattartalom_20_-_20_saját_20_-_20_1" style:next-style-name="_5b_RPG_5d__20_Táblázattartalom_20_-_20_saját_20_-_20_1">
      <style:paragraph-properties fo:text-align="start" style:justify-single-word="false"/>
      <style:text-properties fo:font-size="8pt"/>
    </style:style>
    <style:style style:name="_5b_RPG_5d__20_Táblázatfejléc" style:display-name="[RPG] Táblázatfejléc" style:family="paragraph" style:parent-style-name="_5b_RPG_5d__20_Táblázattartalom_20_1">
      <style:paragraph-properties fo:background-color="transparent" style:vertical-align="middle">
        <style:tab-stops/>
        <style:background-image/>
      </style:paragraph-properties>
      <style:text-properties fo:font-weight="bold"/>
    </style:style>
    <style:style style:name="_5b_RPG_5d__20_Adatlap" style:display-name="[RPG] Adatlap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</style:style>
    <style:style style:name="_5b_RPG_5d__20_Nem_5f_kell" style:display-name="[RPG] Nem_kell" style:family="paragraph" style:parent-style-name="_5b_RPG_5d__20_Táblázattartalom_20_1">
      <style:paragraph-properties fo:background-color="transparent">
        <style:background-image/>
      </style:paragraph-properties>
      <style:text-properties fo:color="#b3b3b3"/>
    </style:style>
    <style:style style:name="_5b_RPG_5d__20_OK" style:display-name="[RPG] OK" style:family="paragraph" style:parent-style-name="_5b_RPG_5d__20_Táblázattartalom_20_1">
      <style:paragraph-properties fo:background-color="#3deb3d">
        <style:background-image/>
      </style:paragraph-properties>
    </style:style>
    <style:style style:name="_5b_RPG_5d__20_Táblázat_20_-_20_Fortély_20_hatás" style:display-name="[RPG] Táblázat - Fortély hatás" style:family="paragraph" style:parent-style-name="_5b_RPG_5d__20_Táblázattartalom_20_1" style:master-page-name="">
      <style:paragraph-properties fo:text-align="start" style:justify-single-word="false" style:page-number="auto" fo:background-color="transparent" style:shadow="none">
        <style:background-image/>
      </style:paragraph-properties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Bitstream Vera Sans Mono" style:font-name-asian="Cumberland" style:font-name-complex="Cumberland"/>
    </style:style>
    <style:style style:name="Definition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Tulajdonság_5f_megadás" style:display-name="[RPG] Tulajdonság_megadás" style:family="text">
      <style:text-properties fo:font-size="8pt" fo:font-style="italic" fo:background-color="transparent"/>
    </style:style>
    <style:style style:name="_5b_RPG_5d__20_Szürkített" style:display-name="[RPG] Szürkített" style:family="text">
      <style:text-properties fo:color="#b3b3b3" fo:background-color="transparent"/>
    </style:style>
    <style:style style:name="_5b_RPG_5d__20_Áthúzott" style:display-name="[RPG] Áthúzott" style:family="text">
      <style:text-properties style:text-line-through-style="solid" style:text-line-through-width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Strong_20_Emphasis" style:num-suffix="." style:num-format="1">
        <style:list-level-properties text:min-label-distance="0.101cm"/>
      </text:outline-level-style>
      <text:outline-level-style text:level="2" style:num-suffix="." style:num-format="1" text:display-levels="2">
        <style:list-level-properties text:min-label-distance="0.15cm"/>
      </text:outline-level-style>
      <text:outline-level-style text:level="3" style:num-suffix=" " style:num-format="1" text:display-levels="3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min-label-distance="0.101cm"/>
      </text:outline-level-style>
      <text:outline-level-style text:level="6" style:num-suffix=". " style:num-format="1" text:display-levels="6">
        <style:list-level-properties/>
      </text:outline-level-style>
      <text:outline-level-style text:level="7" style:num-suffix=". " style:num-format="1" text:display-levels="7">
        <style:list-level-properties/>
      </text:outline-level-style>
      <text:outline-level-style text:level="8" style:num-suffix=". " style:num-format="1" text:display-levels="8">
        <style:list-level-properties/>
      </text:outline-level-style>
      <text:outline-level-style text:level="9" style:num-suffix=". " style:num-format="1" text:display-levels="9">
        <style:list-level-properties/>
      </text:outline-level-style>
      <text:outline-level-style text:level="10" style:num-suffix=". " style:num-format="1" text:display-levels="10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format="">
        <style:list-level-properties text:min-label-width="0.499cm"/>
      </text:list-level-style-number>
      <text:list-level-style-number text:level="2" text:style-name="Numbering_20_Symbols" style:num-prefix=" " style:num-suffix=". " style:num-format="1" text:display-levels="2">
        <style:list-level-properties text:space-before="0.023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392cm" text:min-label-width="0.499cm"/>
      </text:list-level-style-number>
      <text:list-level-style-number text:level="4" text:style-name="Numbering_20_Symbols" style:num-format="">
        <style:list-level-properties text:space-before="0.31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●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●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●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●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●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●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●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Bullet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2" text:style-name="Bullet_20_Symbols" text:bullet-char="•">
        <style:list-level-properties text:space-before="0.801cm" text:min-label-width="0.4cm"/>
        <style:text-properties style:font-name="StarSymbol"/>
      </text:list-level-style-bullet>
      <text:list-level-style-bullet text:level="3" text:style-name="Bullet_20_Symbols" text:bullet-char="•">
        <style:list-level-properties text:space-before="1.202cm" text:min-label-width="0.4cm"/>
        <style:text-properties style:font-name="StarSymbol"/>
      </text:list-level-style-bullet>
      <text:list-level-style-bullet text:level="4" text:style-name="Bullet_20_Symbols" text:bullet-char="•">
        <style:list-level-properties text:space-before="1.602cm" text:min-label-width="0.4cm"/>
        <style:text-properties style:font-name="StarSymbol"/>
      </text:list-level-style-bullet>
      <text:list-level-style-bullet text:level="5" text:style-name="Bullet_20_Symbols" text:bullet-char="•">
        <style:list-level-properties text:space-before="2.002cm" text:min-label-width="0.4cm"/>
        <style:text-properties style:font-name="StarSymbol"/>
      </text:list-level-style-bullet>
      <text:list-level-style-bullet text:level="6" text:style-name="Bullet_20_Symbols" text:bullet-char="•">
        <style:list-level-properties text:space-before="2.403cm" text:min-label-width="0.4cm"/>
        <style:text-properties style:font-name="StarSymbol"/>
      </text:list-level-style-bullet>
      <text:list-level-style-bullet text:level="7" text:style-name="Bullet_20_Symbols" text:bullet-char="•">
        <style:list-level-properties text:space-before="2.803cm" text:min-label-width="0.4cm"/>
        <style:text-properties style:font-name="StarSymbol"/>
      </text:list-level-style-bullet>
      <text:list-level-style-bullet text:level="8" text:style-name="Bullet_20_Symbols" text:bullet-char="•">
        <style:list-level-properties text:space-before="3.204cm" text:min-label-width="0.4cm"/>
        <style:text-properties style:font-name="StarSymbol"/>
      </text:list-level-style-bullet>
      <text:list-level-style-bullet text:level="9" text:style-name="Bullet_20_Symbols" text:bullet-char="•">
        <style:list-level-properties text:space-before="3.604cm" text:min-label-width="0.4cm"/>
        <style:text-properties style:font-name="StarSymbol"/>
      </text:list-level-style-bullet>
      <text:list-level-style-bullet text:level="10" text:style-name="Bullet_20_Symbols" text:bullet-char="•">
        <style:list-level-properties text:space-before="4.004cm" text:min-label-width="0.4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Nimbus Sans L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.277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3">
      <style:page-layout-properties fo:page-width="20.999cm" fo:page-height="29.699cm" style:num-format="1" style:print-orientation="portrait" fo:margin-top="2cm" fo:margin-bottom="2.01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504cm" fo:margin-left="0cm" fo:margin-right="0cm" fo:margin-top="0.499cm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M100</text:p>
      </style:header>
      <style:footer>
        <text:p text:style-name="MP2"><text:page-number text:select-page="current">30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3">
      <style:header>
        <text:p text:style-name="Header"/>
      </style:header>
      <style:footer>
        <text:p text:style-name="MP2"><text:page-number style:num-format="I" text:select-page="current">XXX</text:page-number></text:p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km100 szabályrendszer</dc:title>
    <dc:subject>Fortélyok</dc:subject>
    <dc:creator>Márk Klein</dc:creator>
    <dc:date>2009-02-01T22:28:33.73</dc:date>
    <meta:editing-cycles>2</meta:editing-cycles>
    <meta:editing-duration>PT36S</meta:editing-duration>
    <meta:document-statistic meta:table-count="19" meta:image-count="1" meta:object-count="0" meta:page-count="30" meta:paragraph-count="966" meta:word-count="5747" meta:character-count="39540"/>
    <meta:user-defined meta:name="Info 1"/>
    <meta:user-defined meta:name="Info 2"/>
    <meta:user-defined meta:name="Info 3"/>
    <meta:user-defined meta:name="Info 4"/>
  </office:meta>
</office:document-meta>
</file>